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Helvetica" svg:font-family="Helvetica"/>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Helvetica" fo:font-size="12.0pt"/>
    </style:style>
    <style:style style:name="P2"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Times" fo:font-size="12.0pt"/>
    </style:style>
    <style:style style:name="P3" style:family="paragraph" style:parent-style-name="Standard">
      <style:paragraph-properties fo:text-align="center"/>
      <style:text-properties style:font-name="Times" fo:font-size="12.0pt"/>
    </style:style>
    <style:style style:name="P4" style:family="paragraph" style:parent-style-name="Standard">
      <style:text-properties style:font-name="Times" fo:font-size="12.0pt"/>
    </style:style>
    <style:style style:name="P5" style:family="paragraph" style:parent-style-name="Standard">
      <style:text-properties style:font-name="Times" fo:font-size="10.0pt"/>
    </style:style>
    <style:style style:name="P6" style:family="paragraph" style:parent-style-name="Standard">
      <style:paragraph-properties fo:margin-bottom="0.1965in"/>
      <style:text-properties style:font-name="Times" fo:font-size="10.0pt"/>
    </style:style>
    <style:style style:name="P7" style:family="paragraph" style:parent-style-name="Standard">
      <style:paragraph-properties fo:margin-left="0.5000in" fo:text-indent="-0.5000in" fo:line-height="120%">
        <style:tab-stops>
          <style:tab-stop style:position="0.1528in"/>
          <style:tab-stop style:position="0.5000in"/>
        </style:tab-stops>
      </style:paragraph-properties>
      <style:text-properties style:font-name="Times" fo:font-size="12.0pt"/>
    </style:style>
    <style:style style:name="P8" style:family="paragraph" style:parent-style-name="Standard">
      <style:paragraph-properties fo:margin-bottom="0.0972in" fo:margin-left="0.5000in" fo:text-indent="-0.5000in" fo:line-height="120%">
        <style:tab-stops>
          <style:tab-stop style:position="0.1528in"/>
          <style:tab-stop style:position="0.5000in"/>
        </style:tab-stops>
      </style:paragraph-properties>
      <style:text-properties style:font-name="Times" fo:font-size="12.0pt"/>
    </style:style>
    <style:style style:name="P9" style:family="paragraph" style:parent-style-name="Standard">
      <style:paragraph-properties fo:margin-bottom="0.0972in" fo:line-height="120%"/>
      <style:text-properties style:font-name="Times" fo:font-size="12.0pt"/>
    </style:style>
    <style:style style:name="P10" style:family="paragraph" style:parent-style-name="Standard">
      <style:paragraph-properties fo:margin-bottom="0.1965in"/>
      <style:text-properties style:font-name="Times" fo:font-size="16.5pt" fo:color="#808080"/>
    </style:style>
    <style:style style:name="P11" style:family="paragraph" style:parent-style-name="Standard">
      <style:text-properties style:font-name="Times" fo:font-size="16.5pt" fo:color="#008000"/>
    </style:style>
    <style:style style:name="P12" style:family="paragraph" style:parent-style-name="Standard">
      <style:text-properties style:font-name="Times" fo:font-size="16.5pt" fo:color="#000080"/>
    </style:style>
    <style:style style:name="P13" style:family="paragraph" style:parent-style-name="Standard">
      <style:text-properties style:font-name="Times" fo:font-size="16.5pt" fo:color="#000000"/>
    </style:style>
    <style:style style:name="P14" style:family="paragraph" style:parent-style-name="Standard">
      <style:paragraph-properties fo:margin-bottom="0.1965in"/>
      <style:text-properties style:font-name="Times" fo:font-size="16.5pt" fo:color="#000000"/>
    </style:style>
    <style:style style:name="P15" style:family="paragraph" style:parent-style-name="Standard">
      <style:text-properties style:font-name="Times" fo:font-size="2.0pt"/>
    </style:style>
    <style:style style:name="P16" style:family="paragraph" style:parent-style-name="Standard">
      <style:paragraph-properties fo:margin-top="0.0972in" fo:margin-bottom="0.0835in"/>
      <style:text-properties style:font-name="Times" fo:font-size="14.0pt"/>
    </style:style>
    <style:style style:name="P17" style:family="paragraph" style:parent-style-name="Standard">
      <style:paragraph-properties fo:text-align="justify"/>
      <style:text-properties style:font-name="Times" fo:font-size="12.0pt"/>
    </style:style>
    <style:style style:name="P18" style:family="paragraph" style:parent-style-name="Standard">
      <style:paragraph-properties fo:margin-bottom="0.0972in" fo:text-align="justify" fo:line-height="120%"/>
      <style:text-properties style:font-name="Times" fo:font-size="12.0pt"/>
    </style:style>
    <style:style style:name="P19" style:family="paragraph" style:parent-style-name="Standard">
      <style:paragraph-properties fo:margin-top="0.0972in" fo:margin-bottom="0.0835in" fo:text-align="justify"/>
      <style:text-properties style:font-name="Times" fo:font-size="14.0pt"/>
    </style:style>
    <style:style style:name="P20" style:family="paragraph" style:parent-style-name="Standard">
      <style:paragraph-properties fo:margin-top="0.1390in" fo:margin-bottom="0.0835in" fo:text-align="justify"/>
      <style:text-properties style:font-name="Times" fo:font-size="18.0pt"/>
    </style:style>
    <style:style style:name="P21" style:family="paragraph" style:parent-style-name="Standard">
      <style:paragraph-properties fo:margin-top="0.1390in" fo:margin-bottom="0.0835in"/>
      <style:text-properties style:font-name="Times" fo:font-size="18.0pt"/>
    </style:style>
    <style:style style:name="P22" style:family="paragraph" style:parent-style-name="Standard">
      <style:paragraph-properties fo:margin-bottom="0.0972in" fo:margin-left="1.0000in" fo:text-indent="-1.0000in" fo:line-height="120%">
        <style:tab-stops>
          <style:tab-stop style:position="0.6528in"/>
          <style:tab-stop style:position="1.0000in"/>
        </style:tab-stops>
      </style:paragraph-properties>
      <style:text-properties style:font-name="Times" fo:font-size="12.0pt"/>
    </style:style>
    <style:style style:name="P23" style:family="paragraph" style:parent-style-name="Standard">
      <style:paragraph-properties fo:margin-bottom="0.0972in" fo:text-align="justify" fo:line-height="120%"/>
      <style:text-properties style:font-name="Arial" fo:font-size="9.5pt" fo:color="#000000"/>
    </style:style>
    <style:style style:name="P24" style:family="paragraph" style:parent-style-name="Standard">
      <style:paragraph-properties fo:margin-bottom="0.1110in" fo:line-height="107%"/>
      <style:text-properties style:font-name="Arial" fo:font-size="9.5pt" fo:color="#000000"/>
    </style:style>
    <style:style style:name="P25" style:family="paragraph" style:parent-style-name="Standard">
      <style:paragraph-properties fo:margin-bottom="0.0972in" fo:line-height="120%"/>
      <style:text-properties style:font-name="Arial" fo:font-size="9.5pt" fo:color="#000000"/>
    </style:style>
    <style:style style:name="P26" style:family="paragraph" style:parent-style-name="Standard">
      <style:paragraph-properties fo:margin-bottom="0.1965in" fo:margin-left="0.3938in" fo:margin-right="0.3938in" fo:text-align="justify"/>
      <style:text-properties style:font-name="Times" fo:font-size="12.0pt"/>
    </style:style>
    <style:style style:name="P27" style:family="paragraph" style:parent-style-name="Standard">
      <style:paragraph-properties fo:margin-bottom="0.1965in" fo:margin-left="0.3938in" fo:margin-right="0.3938in"/>
      <style:text-properties style:font-name="Times" fo:font-size="12.0pt"/>
    </style:style>
    <style:style style:name="P28" style:family="paragraph" style:parent-style-name="Standard">
      <style:paragraph-properties fo:margin-bottom="0.1965in"/>
      <style:text-properties style:font-name="Times" fo:font-size="12.0pt"/>
    </style:style>
    <style:style style:name="P29" style:family="paragraph" style:parent-style-name="Standard">
      <style:paragraph-properties fo:text-align="justify"/>
      <style:text-properties style:font-name="Times" fo:font-size="10.0pt"/>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font-style="italic" fo:font-style-asian="italic" fo:font-style-complex="italic"/>
    </style:style>
    <style:style style:name="T4" style:family="text">
      <style:text-properties fo:color="#808000"/>
    </style:style>
    <style:style style:name="T5" style:family="text">
      <style:text-properties fo:color="#371f80"/>
    </style:style>
    <style:style style:name="T6" style:family="text">
      <style:text-properties fo:color="#000000"/>
    </style:style>
    <style:style style:name="T7" style:family="text">
      <style:text-properties fo:font-weight="bold" fo:font-weight-asian="bold" fo:font-weight-complex="bold" fo:color="#000080"/>
    </style:style>
    <style:style style:name="T8" style:family="text">
      <style:text-properties fo:font-size="10.0pt" fo:font-size-asian="10.0pt" fo:font-size-complex="10.0pt"/>
    </style:style>
    <style:style style:name="T9" style:family="text">
      <style:text-properties fo:font-size="10.0pt" fo:font-size-asian="10.0pt" fo:font-size-complex="10.0pt" fo:color="#000000"/>
    </style:style>
    <style:style style:name="T10" style:family="text">
      <style:text-properties fo:color="#0000ff"/>
    </style:style>
    <style:style style:name="T11" style:family="text">
      <style:text-properties fo:color="#008080"/>
    </style:style>
    <style:style style:name="T12" style:family="text">
      <style:text-properties style:font-name="Times New Roman" fo:font-size="12.0pt" fo:font-size-asian="12.0pt" fo:font-size-complex="12.0pt"/>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text:list-style style:name="L2">
      <text:list-level-style-number text:level="1" style:num-suffix="." style:num-format="1">
        <style:list-level-properties text:space-before="0.25in" text:min-label-width="0.25in"/>
      </text:list-level-style-number>
    </text:list-style>
    <text:list-style style:name="L3">
      <text:list-level-style-bullet text:level="1" text:bullet-char="•">
        <style:list-level-properties text:space-before="0.25in" text:min-label-width="0.25in"/>
      </text:list-level-style-bullet>
      <text:list-level-style-number text:level="2" style:num-suffix="." style:num-format="1">
        <style:list-level-properties text:space-before="0.50in" text:min-label-width="0.25in"/>
      </text:list-level-style-number>
    </text:list-style>
  </office:automatic-styles>
  <office:body>
    <office:text>
      <text:p text:style-name="P1">If a class does not allow calling code to access internal object data and permits access through methods only, this is a strong form </text:p>
      <text:p text:style-name="P1">of abstraction or information hiding known as encapsulation. </text:p>
      <text:p text:style-name="P1"/>
      <text:p text:style-name="P1">Low coupling is often a sign of a well-structured computer system and a good design, and when combined with high cohesion, supports </text:p>
      <text:p text:style-name="P1">the general goals of high readability and maintainability.</text:p>
      <text:p text:style-name="P1"/>
      <text:p text:style-name="P1">Coupling is the degree of interdependence between software modules; a measure of how closely connected two routines or modules are;</text:p>
      <text:p text:style-name="P1">the strength of the relationships between modules.</text:p>
      <text:p text:style-name="P1"/>
      <text:p text:style-name="P1">Cohesion refers to the degree to which the elements inside a module belong together. In one sense, it is a measure of the strength of relationship between </text:p>
      <text:p text:style-name="P1">the methods and data of a class and some unifying purpose or concept served by that class. In another sense, it is a measure of the strength of relationship </text:p>
      <text:p text:style-name="P1">between the class’s methods and data themselves.</text:p>
      <text:p text:style-name="P1"/>
      <text:p text:style-name="P1">low coupling and high cohesion <text:s/>(this is what we want in our programs)</text:p>
      <text:p text:style-name="P1"/>
      <text:p text:style-name="P1">A class is the blueprint from which individual objects are created.</text:p>
      <text:p text:style-name="P1"/>
      <text:p text:style-name="P1">Interface:</text:p>
      <text:p text:style-name="P1">Objects define their interaction with the outside world through the methods that they expose. Methods form the object's interface with the outside world; </text:p>
      <text:p text:style-name="P1">the buttons on the front of your television set, for example, are the interface between you and the electrical wiring on the other side of its plastic casing. </text:p>
      <text:p text:style-name="P1">You press the "power" button to turn the television on and off. In its most common form, an interface is a group of related methods with empty bodies. </text:p>
      <text:p text:style-name="P1"/>
      <text:p text:style-name="P1">interface Bicycle {</text:p>
      <text:p text:style-name="P1"><text:s text:c="4"/>//wheel revolutions per minute</text:p>
      <text:p text:style-name="P1"><text:s text:c="4"/>void changeCadence(int newValue);</text:p>
      <text:p text:style-name="P1"/>
      <text:p text:style-name="P1"><text:s text:c="4"/>void changeGear(int newValue);</text:p>
      <text:p text:style-name="P1"/>
      <text:p text:style-name="P1"><text:s text:c="4"/>void speedUp(int increment);</text:p>
      <text:p text:style-name="P1"/>
      <text:p text:style-name="P1"><text:s text:c="4"/>void applyBrakes(int decrement);</text:p>
      <text:p text:style-name="P1"><text:s text:c="4"/>//the class that implements it, should implement all the methods in the interface</text:p>
      <text:p text:style-name="P1">}</text:p>
      <text:p text:style-name="P1"/>
      <text:p text:style-name="P1">Interfaces form a contract between the class and the outside world, and this contract is enforced at build time by the compiler. If your class claims to</text:p>
      <text:p text:style-name="P1">implement an interface, all methods defined by that interface must appear in its source code before the class will successfully compile.</text:p>
      <text:p text:style-name="P1"/>
      <text:p text:style-name="P1">A package is a namespace that organizes a set of related classes and interfaces. </text:p>
      <text:p text:style-name="P1"/>
      <text:p text:style-name="P1">Hiding internal data from the outside world, and accessing it only through publicly exposed methods is known as data encapsulation.</text:p>
      <text:p text:style-name="P1"/>
      <text:p text:style-name="P1">A namespace that organizes classes and interfaces by functionality is called a package.</text:p>
      <text:p text:style-name="P1"/>
      <text:p text:style-name="P1">instance variables == non-static fields <text:s text:c="2"/>(fields declared without the static keyword) <text:s/>(individual states)</text:p>
      <text:p text:style-name="P1"/>
      <text:p text:style-name="P1">class variables == static fields <text:s/>(declared with the static keyword) <text:s/>(there is exactly once copy of this variable in existence)</text:p>
      <text:p text:style-name="P1"/>
      <text:p text:style-name="P1">local variables</text:p>
      <text:p text:style-name="P1"/>
      <text:p text:style-name="P1">////////////////////////////////</text:p>
      <text:p text:style-name="P1">Data Structure</text:p>
      <text:p text:style-name="P1"/>
      <text:p text:style-name="P1">In computer science, a data structure is a particular way of organizing and storing data in a computer so that </text:p>
      <text:p text:style-name="P1">it can be accessed and modified efficiently. More precisely, a data structure is a collection of data values, the </text:p>
      <text:p text:style-name="P1">relationships among them, and the functions or operations that can be applied to the data.</text:p>
      <text:p text:style-name="P1"/>
      <text:p text:style-name="P1">Data structures can implement one or more particular abstract data types (ADT), which specify the operations that </text:p>
      <text:p text:style-name="P1">can be performed on a data structure and the computational complexity of those operations. In comparison, a data structure is a concrete implementation of the space provided by an ADT.</text:p>
      <text:p text:style-name="P1"/>
      <text:p text:style-name="P1">Usually, efficient data structures are key to designing efficient algorithms.</text:p>
      <text:p text:style-name="P1"/>
      <text:p text:style-name="P1">ADT (abstract data type) is in the logical level and data structure is in the implementation level.</text:p>
      <text:p text:style-name="P1"/>
      <text:p text:style-name="P1">////////////////////////////////</text:p>
      <text:p text:style-name="P1"/>
      <text:p text:style-name="P2"/>
      <text:p text:style-name="P3"><text:span text:style-name="T1">General Knowledge</text:span></text:p>
      <text:p text:style-name="P3"/>
      <text:p text:style-name="P4">The internet of things (IoT) is the network of physical devices, vehicles, and other items embedded with electronics, software, sensors, actuators, and network connectivity which enables these objects to collect and exchange data.</text:p>
      <text:p text:style-name="P4"/>
      <text:p text:style-name="P4">We desire high cohesion and low coupling. It makes the code high readability and maintainability.</text:p>
      <text:p text:style-name="P4"/>
      <text:p text:style-name="P4">One of the fundemantal concepts of OOP is to encapsulate the functionality of an object within the object itself, meaning that outside code should not be doing work that an object can do for itself.</text:p>
      <text:p text:style-name="P4"/>
      <text:p text:style-name="P4">Anything that can be determined before execution is called <text:s/>static.</text:p>
      <text:p text:style-name="P4"/>
      <text:p text:style-name="P4">Anything that can only be determined during execution is called dynamic.</text:p>
      <text:p text:style-name="P4"/>
      <text:p text:style-name="P4">Central Processing Unit (CPU) or Core is made of a register file, an ALU (logic, memory access and control flow), a clock to sequence instructions, and a memory cache of some active parts of memeory (isntructions).</text:p>
      <text:p text:style-name="P4"/>
      <text:p text:style-name="P4">Memory is too big to fit on the CPU chip, so it's stored off chip.</text:p>
      <text:p text:style-name="P4"/>
      <text:p text:style-name="P4">A program is a sequence of instructions stored in memory.</text:p>
      <text:p text:style-name="P4"/>
      <text:p text:style-name="P4">An instruction does one thing: math, memory-register transfer (memory access), or control flow (gotos and conditional gotos).</text:p>
      <text:p text:style-name="P4"/>
      <text:p text:style-name="P4">Assembly Language is the symbolic represantaion of machine code.</text:p>
      <text:p text:style-name="P4"/>
      <text:p text:style-name="P4">Fetch instruction from memory -&gt; execute it -&gt; tick clock </text:p>
      <text:p text:style-name="P4"/>
      <text:p text:style-name="P4">Control-c seends the interrupt signal to the terminal, while we are running a program in the shell.</text:p>
      <text:p text:style-name="P4"/>
      <text:p text:style-name="P4">Control-d is to see the output of a function in the terminal.</text:p>
      <text:p text:style-name="P4"/>
      <text:p text:style-name="P4">1 byte is 8 bits.</text:p>
      <text:p text:style-name="P4"/>
      <text:p text:style-name="P4">1 short is 2 bytes which is 16 bits.</text:p>
      <text:p text:style-name="P4"/>
      <text:p text:style-name="P4">1 int is 4 bytes which is 32 bits.</text:p>
      <text:p text:style-name="P4"/>
      <text:p text:style-name="P4">1 long is 8 bytes which is 64 bits.</text:p>
      <text:p text:style-name="P4"/>
      <text:p text:style-name="P4">Memory is byte addressed. Every byte of memory has a unique address, number from 0 to N. Rading or writing an integer requires specifying a range of byte addresses.</text:p>
      <text:p text:style-name="P4"/>
      <text:p text:style-name="P4">In Java, everything that is not primitive is a pointer (reference means pointer).</text:p>
      <text:p text:style-name="P4"/>
      <text:p text:style-name="P4"/>
      <text:p text:style-name="P4"/>
      <text:p text:style-name="P4">//here is a Java code:</text:p>
      <text:p text:style-name="P4"/>
      <text:p text:style-name="P4">Node p; <text:s text:c="9"/>//here, p is a reference to a Node.</text:p>
      <text:p text:style-name="P4">p = new Node();</text:p>
      <text:p text:style-name="P4"/>
      <text:p text:style-name="P4">// here, the type of the variable p is not a Node, here p is a reference to a Node!!!</text:p>
      <text:p text:style-name="P4"/>
      <text:p text:style-name="P4">a struct in C++ is the same as class in Java, except members are default to public.</text:p>
      <text:p text:style-name="P4"/>
      <text:p text:style-name="P4">A variable of type Node* in C++ (which is the type of a “pointer to a Node”) is JUST LIKE a variable of type Node in Java. </text:p>
      <text:p text:style-name="P4"/>
      <text:p text:style-name="P4">In both Java and C++, new Node() returns a pointer to freshly created Node object.</text:p>
      <text:p text:style-name="P4"/>
      <text:p text:style-name="P5">struct Node { <text:s text:c="2"/>// a struct is the same as a class</text:p>
      <text:p text:style-name="P5"><text:s text:c="16"/>// except members default to public</text:p>
      <text:p text:style-name="P5"><text:s text:c="4"/>int data;</text:p>
      <text:p text:style-name="P5"><text:s text:c="4"/>Node next; <text:s text:c="7"/></text:p>
      <text:p text:style-name="P5"><text:s text:c="2"/>}</text:p>
      <text:p text:style-name="P5"/>
      <text:p text:style-name="P5"><text:s text:c="2"/>...</text:p>
      <text:p text:style-name="P5"><text:s text:c="4"/>Node p; <text:s text:c="11"/></text:p>
      <text:p text:style-name="P5"><text:s text:c="4"/>p.data = 5; <text:s text:c="5"/></text:p>
      <text:p text:style-name="P5"/>
      <text:p text:style-name="P5"/>
      <text:p text:style-name="P5"><text:s text:c="4"/>Node q; <text:s text:c="11"/></text:p>
      <text:p text:style-name="P5"><text:s text:c="4"/>q = p; <text:s text:c="10"/></text:p>
      <text:p text:style-name="P5"><text:s text:c="4"/>q.data = 1; <text:s text:c="2"/></text:p>
      <text:p text:style-name="P5"/>
      <text:p text:style-name="P5">//this code will not compile because a Node that contains a Node inside of it (the next variable) must take infinite memory. <text:s/>That doesn't work! <text:s/>So, we need to change the declaration of next to "Node* next;"</text:p>
      <text:p text:style-name="P5"><text:s text:c="6"/></text:p>
      <text:p text:style-name="P5">//the below code will compile:</text:p>
      <text:p text:style-name="P5"/>
      <text:p text:style-name="P5">struct Node { <text:s text:c="2"/>// a struct is the same as a class</text:p>
      <text:p text:style-name="P5"><text:s text:c="18"/>// except members default to public</text:p>
      <text:p text:style-name="P5"><text:s text:c="4"/>int data;</text:p>
      <text:p text:style-name="P5"><text:s text:c="4"/>Node* next; <text:s text:c="7"/>// line A</text:p>
      <text:p text:style-name="P5"><text:s text:c="2"/>}</text:p>
      <text:p text:style-name="P5"/>
      <text:p text:style-name="P5"><text:s text:c="2"/>...</text:p>
      <text:p text:style-name="P5"/>
      <text:p text:style-name="P5"><text:s text:c="4"/>Node *p; <text:s text:c="10"/>// line B</text:p>
      <text:p text:style-name="P5"><text:s text:c="4"/>p = new Node(); <text:s text:c="3"/>// line C</text:p>
      <text:p text:style-name="P5"><text:s text:c="4"/>p-&gt;data = 5; <text:s text:c="6"/>// line D</text:p>
      <text:p text:style-name="P5"/>
      <text:p text:style-name="P5"/>
      <text:p text:style-name="P5"><text:s text:c="4"/>Node *q; <text:s text:c="10"/>// line E</text:p>
      <text:p text:style-name="P5"><text:s text:c="4"/>q = p; <text:s text:c="12"/>// line F</text:p>
      <text:p text:style-name="P6"><text:s text:c="4"/>q-&gt;data = 1; <text:s text:c="6"/>// line G</text:p>
      <text:p text:style-name="P4"/>
      <text:p text:style-name="P4"/>
      <text:p text:style-name="P4"/>
      <text:p text:style-name="P4">and then we have to deallocate the memory explicitly by saying either :</text:p>
      <text:p text:style-name="P4">delete p;</text:p>
      <text:p text:style-name="P4">or</text:p>
      <text:p text:style-name="P4">delete q;</text:p>
      <text:p text:style-name="P5">Note that neither of these statements affects p or q in any way. <text:s/>Instead, it deallocates the memory that p (or q) refers to.)</text:p>
      <text:p text:style-name="P4"/>
      <text:p text:style-name="P4"/>
      <text:p text:style-name="P4">In C++, <text:s/>if you invoked new, you should probably invoke delete. For example:</text:p>
      <text:p text:style-name="P4"/>
      <text:p text:style-name="P4">int *a = new int[5];</text:p>
      <text:p text:style-name="P4">......</text:p>
      <text:p text:style-name="P4">delete [] a;</text:p>
      <text:p text:style-name="P4"/>
      <text:p text:style-name="P4"/>
      <text:p text:style-name="P4"/>
      <text:p text:style-name="P4">Each storage location in memory (RAM) has an address associated with it. We can view RAM as one huge array of memory cells. Each cell has an address (at the byte level). The address is the location in memory where a given variable or identifier stores its data. Each byte of memory has a unique address. </text:p>
      <text:p text:style-name="P4"/>
      <text:p text:style-name="P4">Idetifiers are the variable names that reference a block or chunk of memory that is used to store a data.</text:p>
      <text:p text:style-name="P4"/>
      <text:p text:style-name="P4">Arrays are always assumed to be pass-by-reference. </text:p>
      <text:p text:style-name="P4"/>
      <text:p text:style-name="P4">A pointer is a data type that contains the address of the object in memory, but it is not the object itself.</text:p>
      <text:p text:style-name="P4"/>
      <text:p text:style-name="P4">Here, i am declaring a pointer to an integer:</text:p>
      <text:p text:style-name="P4">int *intPtr;</text:p>
      <text:p text:style-name="P4"/>
      <text:p text:style-name="P4">Pointers:</text:p>
      <text:p text:style-name="P4"/>
      <text:p text:style-name="P4">int number = 2;</text:p>
      <text:p text:style-name="P4">int *intPtr;</text:p>
      <text:p text:style-name="P4">intPtr = &amp;number;</text:p>
      <text:p text:style-name="P4">cout &lt;&lt; *intPtr &lt;&lt; endl; <text:s text:c="2"/>//this will print 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text:span text:style-name="T1">JavaScript</text:span></text:p>
      <text:p text:style-name="P4"/>
      <text:p text:style-name="P4">The id attribute defines the HTML element. The innerHTML property defines the HTML content.</text:p>
      <text:p text:style-name="P4"/>
      <text:p text:style-name="P4">In HTML, JavaScript programs are executed by the web browser.</text:p>
      <text:p text:style-name="P4"/>
      <text:p text:style-name="P4">Fixed values are called literals, and variable values are called variables.</text:p>
      <text:p text:style-name="P4"/>
      <text:p text:style-name="P4"/>
      <text:p text:style-name="P4"/>
      <text:p text:style-name="P4">JavaScript happens to have an extremely powerful built-in tool called a r<text:span text:style-name="T2">egular expression</text:span><text:s/>that is designed specifically for matching patterns in text. </text:p>
      <text:p text:style-name="P4"/>
      <text:p text:style-name="P4">A regular expresssion allows you to create a pattern and then apply it to a string of text, searching for a match much like a suspect in a police lineup.</text:p>
      <text:p text:style-name="P4"/>
      <text:p text:style-name="P4">A regular expression is used to match patterns in text (strings).</text:p>
      <text:p text:style-name="P4"/>
      <text:p text:style-name="P4">Regular expressions always start and end with a forward slash. <text:s/>/ Regular Expression /</text:p>
      <text:p text:style-name="P4"/>
      <text:p text:style-name="P4">Metacharacters are symbols used to construct regular expressions.</text:p>
      <text:p text:style-name="P4"/>
      <text:p text:style-name="P4">A regular expression that matches a full U.S. ZIP code: <text:s/>/^\d\d\d\d\d-\d\d\d\d$/ <text:s text:c="2"/>or /^\d{5}-\d{4}&amp;/</text:p>
      <text:p text:style-name="P4"/>
      <text:p text:style-name="P4">Regular expressions are designed solely for matching patterns of characters within a string of text, so they only apply to string.</text:p>
      <text:p text:style-name="P4"/>
      <text:p text:style-name="P4">Regular expressions are represented in JavaScript by an object, which supports several methods for using regular expressions to match patterns within strings.</text:p>
      <text:p text:style-name="P4"/>
      <text:p text:style-name="P4">A pattern is a description of text that can appear in a string but not neccesarily the text itself.</text:p>
      <text:p text:style-name="P4"/>
      <text:p text:style-name="P4">A regular expression matches a pattern of text in a string, and is enclosed withing forward slashes.</text:p>
      <text:p text:style-name="P4"/>
      <text:p text:style-name="P4">Character class offer an efficient way to control optional characters in a regular expression patter.</text:p>
      <text:p text:style-name="P4"/>
      <text:p text:style-name="P4">An ID is precisely how elements are accessed on the page, including the scene description &lt;div&gt;.</text:p>
      <text:p text:style-name="P4"/>
      <text:p text:style-name="P4">The Ids of elements on a page should always be unique. Don't forget that the whole point of the id attribute is to uniquely identify elements on a page. For this reason, they should always be unique within a given page.</text:p>
      <text:p text:style-name="P4"/>
      <text:p text:style-name="P4">The getElementById() method of the standard document object that we've used quite a lot. It allows us to reach within a page and access an HTML element as long as that element has an unique ID. It returnes an element.</text:p>
      <text:p text:style-name="P4"/>
      <text:p text:style-name="P4">The getElementsByTagName() method graps all of the elements on a page of a certain kind, like div or img. This method returns an array containing all of the elements on the page, in the order that they appear in th HTML.</text:p>
      <text:p text:style-name="P4"/>
      <text:p text:style-name="P4">The innerHTML property provides access to all of the content stored in an element.</text:p>
      <text:p text:style-name="P4"/>
      <text:p text:style-name="P4">innerHTML can also be used to set content on the page.</text:p>
      <text:p text:style-name="P4"/>
      <text:p text:style-name="P4">DOM: Document Object Model</text:p>
      <text:p text:style-name="P4"/>
      <text:p text:style-name="P4">Through the lens of the DOM, a page looks like a hierarchy of elements in the shape of a tree. Each leef on the tree is a node, which directly relates to each element on a page. When a node appears beneath another node on the tree, it is considered a child of that node. At the top of every DOM tree sits the Document node, which is just above the HTML element.</text:p>
      <text:p text:style-name="P4"/>
      <text:p text:style-name="P4">The DOM “sees” a web page as a hierarchical tree of nodes. </text:p>
      <text:p text:style-name="P4"/>
      <text:p text:style-name="P4">Our page is a collection of DOM nodes.</text:p>
      <text:p text:style-name="P4"/>
      <text:p text:style-name="P4">DOM nodes are classified according to their node types.</text:p>
      <text:p text:style-name="P4"/>
      <text:p text:style-name="P4">The main node types correspond to structural parts of a page, primarily consisting of element nodes and text nodes. </text:p>
      <text:p text:style-name="P4"/>
      <text:p text:style-name="P4">DOCUMENT: the top node in a DOM tree, representing the document itself, and appearing just above the html element. (document object)</text:p>
      <text:p text:style-name="P4"/>
      <text:p text:style-name="P4">ELEMENT: any HTML element that correspondes to a tag in HTML code.</text:p>
      <text:p text:style-name="P4"/>
      <text:p text:style-name="P4">Text: the text content for an element, always stored as a child node beneath an element. </text:p>
      <text:p text:style-name="P4"/>
      <text:p text:style-name="P4">Attribute: an attribute of an elementm, accessible through an element node, but not present directly in the DOM tree.</text:p>
      <text:p text:style-name="P4"/>
      <text:p text:style-name="P4">Html is also an element. (body, head and p are also elements).</text:p>
      <text:p text:style-name="P4"/>
      <text:p text:style-name="P4">Node properties are hand for traversing through nodes in the DOM tree.</text:p>
      <text:p text:style-name="P4"/>
      <text:p text:style-name="P4">Many of the properties of the document object are available from every node in a tree, Some of these objects even allow us to navigate to other nodes. This means node properties can be used to navigate through the node tree. </text:p>
      <text:p text:style-name="P4"/>
      <text:p text:style-name="P4"/>
      <text:p text:style-name="P4">nodeValue: the value stored in a node, only for text and attribute nodes (not elements).</text:p>
      <text:p text:style-name="P4"/>
      <text:p text:style-name="P4">childNodes: arrays containing all of the child nodes beneath a node, in the order that the nodes appear in the HTML code.</text:p>
      <text:p text:style-name="P4"/>
      <text:p text:style-name="P4">nodeType: the type of a node, such as DOCUMENT or TEXT, but expressed as a number.</text:p>
      <text:p text:style-name="P4"/>
      <text:p text:style-name="P4">firstChild: the first child node beneath a node.</text:p>
      <text:p text:style-name="P4"/>
      <text:p text:style-name="P4">lastChild: the last child node beneath a node. </text:p>
      <text:p text:style-name="P4">The nodeValue property accesses the text content stored in a node.</text:p>
      <text:p text:style-name="P4"/>
      <text:p text:style-name="P4">DOM properties allow you to change web page content and maintain web standards compliance. Since the DOM views everything in a web page document as a node, changing a page involves changing its nodes.</text:p>
      <text:p text:style-name="P4"/>
      <text:p text:style-name="P4">The (safe) steps for changing node text. To change the content of a node, we really should clear all of its children, and then add a new child that contains the new content. 1-) Remove all child nodes. 2-) Create a new text node based upon the new content. 3-) Append the newly created text node as a child node. (we can do all of these with three DOM methods: removeChild(), createTextNode(), appendChild())</text:p>
      <text:p text:style-name="P4"/>
      <text:p text:style-name="P4"/>
      <text:p text:style-name="P4">var node = document.getElementById("story"); </text:p>
      <text:p text:style-name="P4">while (node.firstChild) {</text:p>
      <text:p text:style-name="P4"><text:tab/>node.removeChild(node.firstChild);</text:p>
      <text:p text:style-name="P4">} </text:p>
      <text:p text:style-name="P4">node.appendChild(document.createTextNode("OK, maybe you are alone."));</text:p>
      <text:p text:style-name="P4"/>
      <text:p text:style-name="P4"/>
      <text:p text:style-name="P4">Although not a web standard, the innerHTML property provides access to all of the content stored in an <text:s/>element.</text:p>
      <text:p text:style-name="P4"/>
      <text:p text:style-name="P4">The Document Object Model, or DOM, provides a standardized mechanism of accessing and modifying web page data.</text:p>
      <text:p text:style-name="P4"/>
      <text:p text:style-name="P4">The DOM looks at a web page like a hierarchical tree of related nodes.</text:p>
      <text:p text:style-name="P4"/>
      <text:p text:style-name="P4">The DOM alternative to changing web page content with innerHTML involves removing all of the child nodes of an element, and then creating and appending a new child node that contains the new content. <text:s/></text:p>
      <text:p text:style-name="P4"/>
      <text:p text:style-name="P4">The DOM is a web standard way of manipulating HTML that allows more control than using the innerHTML property.</text:p>
      <text:p text:style-name="P4"/>
      <text:p text:style-name="P4">A div is a block element, whereas a span is inline. A span elemenent makes things to appear side by side. But block elemenets (like div) start on a new line.</text:p>
      <text:p text:style-name="P4"/>
      <text:p text:style-name="P4">Highlighting is associated with CSS but the DOM is still directly involved.</text:p>
      <text:p text:style-name="P4"/>
      <text:p text:style-name="P4">CSS is independent of HTML.</text:p>
      <text:p text:style-name="P4"/>
      <text:p text:style-name="P4">CSS styles are tied to HTML elements, and the DOM provides access to styles through elements (nodes).</text:p>
      <text:p text:style-name="P4"/>
      <text:p text:style-name="P4">A JavaScript class is a template for creating JavaScript objects.</text:p>
      <text:p text:style-name="P4"/>
      <text:p text:style-name="P4">The DOM provides access to an element's style class through the className property of the node object.</text:p>
      <text:p text:style-name="P4">The className property provides access to an element's style class.</text:p>
      <text:p text:style-name="P4"/>
      <text:p text:style-name="P4">&lt;span id="decision2" class="decision" onclick="changeScene(2)"&gt;&lt;/span&gt;</text:p>
      <text:p text:style-name="P4">alert(document.getElementById("decision1").className); <text:s text:c="2"/>//this will give us 'decision'</text:p>
      <text:p text:style-name="P4"/>
      <text:p text:style-name="P4">Every element in JavaScript is an object, and in the HTML code for an element we have access to that object through the “this” keyword.</text:p>
      <text:p text:style-name="P4"/>
      <text:p text:style-name="P4">The style property of a node provides access to individual style properties.</text:p>
      <text:p text:style-name="P4"/>
      <text:p text:style-name="P4">The style object is accesible as a property of a node object, and provides access to individual styles as properties. The visibility style property can be used to show and hide elements. <text:s/></text:p>
      <text:p text:style-name="P4"/>
      <text:p text:style-name="P4">The className node property makes big style changes by changing the entire style class of a node.</text:p>
      <text:p text:style-name="P4"/>
      <text:p text:style-name="P4">The style node property makes small style changes by providing access to individual style properties of a node.</text:p>
      <text:p text:style-name="P4"/>
      <text:p text:style-name="P4">A CSS style class has nothing to do with a JavaScript class- they are completely different things.</text:p>
      <text:p text:style-name="P4"/>
      <text:p text:style-name="P4">More options always require more complexity. (also a bigger decisiontree)</text:p>
      <text:p text:style-name="P4"/>
      <text:p text:style-name="P4">Big stories can certainly turn into big problems without a way to test the decision tree.</text:p>
      <text:p text:style-name="P4"/>
      <text:p text:style-name="P4">The DOM can create any HTML element at will, including paragraphs of text. createElement() can be used to create any HTML element. The idea is that you create a new container element using createElement(), and then you add text content to it by creating a child text node with createTextNode(). The end result is an entirely new branch of nodes grafted onto the node tree of a page. <text:s/></text:p>
      <text:p text:style-name="P4"/>
      <text:p text:style-name="P4">Any HTML element can be created using the document object's createElement() method.</text:p>
      <text:p text:style-name="P4"/>
      <text:p text:style-name="P4">To add text content to an element, a child text node must br created and appended to the element. </text:p>
      <text:p text:style-name="P4"/>
      <text:p text:style-name="P4">JavaScript is a very good language to write object oriented web apps. It can support object oriented programming because it supports inheritance through prototyping also properties and methods. With JavaScript, you can have polymorphism, encapsulation, and many sub-classing paradigms.</text:p>
      <text:p text:style-name="P4"/>
      <text:p text:style-name="P4"/>
      <text:p text:style-name="P4">Data + Actions = Object</text:p>
      <text:p text:style-name="P4"/>
      <text:p text:style-name="P4">JavaScript objects combine data and actions into an entirely unique data structure that both stores daha and acts on that data. This functionality allows JavaScript to apply real-world thinkking to scripts. </text:p>
      <text:p text:style-name="P4"/>
      <text:p text:style-name="P4">Data: <text:s text:c="2"/>var who;</text:p>
      <text:p text:style-name="P4"/>
      <text:p text:style-name="P4">Action: function deliver(who){</text:p>
      <text:p text:style-name="P4"><text:tab/><text:s/>..........</text:p>
      <text:p text:style-name="P4"><text:tab/>}</text:p>
      <text:p text:style-name="P4">The built-in Date object represents a moment in time.</text:p>
      <text:p text:style-name="P4"/>
      <text:p text:style-name="P4">The date is passed to the constructor as a string of text.</text:p>
      <text:p text:style-name="P4"/>
      <text:p text:style-name="P4">var blogDate = new Date(“08/06/2012”); </text:p>
      <text:p text:style-name="P4"/>
      <text:p text:style-name="P4">The standard JavaScript Date objects represents an instant in time, expressed in milliseconds. The Date object includes several methods for accessing the different pieces and parts of a date and time. Like most objects other than String, you create a Date object using the new operator.</text:p>
      <text:p text:style-name="P4"/>
      <text:p text:style-name="P4">JavaScript does not have pointers. Objects are passed around by passing a copy of a reference. Within a <text:s/>function one may change the contents of an passed object via that reference, but you cannot modify the reference that the caller had, because your reference is only a copy.</text:p>
      <text:p text:style-name="P4"/>
      <text:p text:style-name="P4">Reference is the name of the object, copy is basically a new name pointing to the same address.</text:p>
      <text:p text:style-name="P4"/>
      <text:p text:style-name="P4">The new operator creates objects with the help of constructors.</text:p>
      <text:p text:style-name="P4"/>
      <text:p text:style-name="P4">Objects can contain other objects.</text:p>
      <text:p text:style-name="P4"/>
      <text:p text:style-name="P4">new Blog(“Got the new cube.”, new Date(“08/06/2012”)); </text:p>
      <text:p text:style-name="P4"/>
      <text:p text:style-name="P4">Every JavaScript object has a method called toString() that attempts to provide a text represantation of the object.</text:p>
      <text:p text:style-name="P4"/>
      <text:p text:style-name="P4">var blogDate = new Date(“08/14/2008”)'</text:p>
      <text:p text:style-name="P4">alert(blogDate.toString()); <text:s text:c="3"/>-----&gt; this will give: Thu Aug 14 2008 00.00.00 GMT- 0500(CDT)</text:p>
      <text:p text:style-name="P4">alert(blogDate); ------&gt; this will give the same result as above, because it expects a string so the to String() method is called behind the scenes to provide a string</text:p>
      <text:p text:style-name="P4"/>
      <text:p text:style-name="P4">Date object has some very useful methods: getMonth(), getDate(), getFullYear() which all of these method return integer.<text:tab/></text:p>
      <text:p text:style-name="P4"/>
      <text:p text:style-name="P4">An array is really just an object.</text:p>
      <text:p text:style-name="P4"/>
      <text:p text:style-name="P4">Length is an array object property that tells you how many elements are in the array (seats.length)</text:p>
      <text:p text:style-name="P4"/>
      <text:p text:style-name="P4">nums.sort();</text:p>
      <text:p text:style-name="P4"/>
      <text:p text:style-name="P4">sort() function sorts the given array in increasing numerical order inside the array.</text:p>
      <text:p text:style-name="P4"/>
      <text:p text:style-name="P4">blog.sort(function(blog1, blog2){</text:p>
      <text:p text:style-name="P4"><text:tab/>return blog2.date – blog1.date;</text:p>
      <text:p text:style-name="P4">}) <text:s text:c="3"/>//the funtion literal is passed directly into the array sort() method</text:p>
      <text:p text:style-name="P4"/>
      <text:p text:style-name="P4"><text:s/></text:p>
      <text:p text:style-name="P4"/>
      <text:p text:style-name="P4">A string is a searchable object. Strings are also objects.</text:p>
      <text:p text:style-name="P4"/>
      <text:p text:style-name="P4">A string within a string is sometimes referred to as a substring.</text:p>
      <text:p text:style-name="P4"/>
      <text:p text:style-name="P4">When indexOf() is used to search for a string that does not exist, the result of the method is -1.</text:p>
      <text:p text:style-name="P4"/>
      <text:p text:style-name="P4">Every single string in JavaScript is an object.</text:p>
      <text:p text:style-name="P4"/>
      <text:p text:style-name="P4">The toString() method is used to convert any object to a text represantaion.</text:p>
      <text:p text:style-name="P4"/>
      <text:p text:style-name="P4">Arrays and strings are both really just objects, relying on the standard Array and String objects in JavaScript for their methods and data storage.</text:p>
      <text:p text:style-name="P4"/>
      <text:p text:style-name="P4">The indexOf() method in the <text:s/>String object searches for a string of text within another string, returning the index of the search string location.</text:p>
      <text:p text:style-name="P4"/>
      <text:p text:style-name="P4">The Math object is an organizational object which means it is just a collection of math-related utility methods and constants (it only houses math methods and constants). There are no variables, which means the Math object maintains no state – you cannot use it to store anything. The methods in it, however, are quite handy.</text:p>
      <text:p text:style-name="P4"/>
      <text:p text:style-name="P4">var oneToSix = Math.floor(Math.random() * 6) + 1 ;</text:p>
      <text:p text:style-name="P4"/>
      <text:p text:style-name="P4">Unlike properties, which need to store unique data for each different object, methods should be shared between objects.</text:p>
      <text:p text:style-name="P4"/>
      <text:p text:style-name="P4">Multiple (object) instances are created from a single class.</text:p>
      <text:p text:style-name="P4"/>
      <text:p text:style-name="P4">A class is an object description, a template that outlines what an object is made of. An instance is an actual object that has been created from a class.</text:p>
      <text:p text:style-name="P4"/>
      <text:p text:style-name="P4">In real world terms, a class is the blueprint for a house, while an object is the house itself. And similar to JavaScript objects, you can build many house instances from a single class (blueprint).</text:p>
      <text:p text:style-name="P4"/>
      <text:p text:style-name="P4">The 'this' keyword is used to set properties and methods that are owned by an instance.</text:p>
      <text:p text:style-name="P4"/>
      <text:p text:style-name="P4">Storing a method in <text:s/>a class allows all instances to share one copy.</text:p>
      <text:p text:style-name="P4"/>
      <text:p text:style-name="P4">The 'this' keyword is used to access an instance from within its own code.</text:p>
      <text:p text:style-name="P4"/>
      <text:p text:style-name="P4">The prototype object allows methods to be stored in a class, preventing instances from unnecesarily duplicating code.</text:p>
      <text:p text:style-name="P4"/>
      <text:p text:style-name="P4">JavaScript uses prototypes to simulate classes.</text:p>
      <text:p text:style-name="P4"/>
      <text:p text:style-name="P4">The class names are capitalized, while instance names are in lower camel case. This is because an instance is really just a variable, and variable identifiers use lower camel case.</text:p>
      <text:p text:style-name="P4"/>
      <text:p text:style-name="P4">Class properties are created outside of an object's constructor with a little help from the hidden prototype object.</text:p>
      <text:p text:style-name="P4"/>
      <text:p text:style-name="P4">Instance properties are created inside of an object's constructor.</text:p>
      <text:p text:style-name="P4"/>
      <text:p text:style-name="P4">There are to different properties: instance property and class property.</text:p>
      <text:p text:style-name="P4"/>
      <text:p text:style-name="P4">Try to remove duplicate codes as much as possible.</text:p>
      <text:p text:style-name="P4"/>
      <text:p text:style-name="P4">When we want to extend the use of a class, we can use the prototype objec to extend the class with class properties and class-owned methods. There is nothing stopping us from doing the same kind of extending to built-in JavaScript classes.</text:p>
      <text:p text:style-name="P4"/>
      <text:p text:style-name="P4">Every object has a prototype object that allows you to add properties and methods at the class level.</text:p>
      <text:p text:style-name="P4"/>
      <text:p text:style-name="P4">The prototype object allows you to extend built-in JavaScript objects.</text:p>
      <text:p text:style-name="P4"/>
      <text:p text:style-name="P4">Adding a method to the prototype of a built-in object places the method in the object class.</text:p>
      <text:p text:style-name="P4"/>
      <text:p text:style-name="P4">Class methods are owned by a class, and can only access class properties.</text:p>
      <text:p text:style-name="P4"/>
      <text:p text:style-name="P4">Class methods can access class properties just fine, but class methods cannot access instance properties or methods.</text:p>
      <text:p text:style-name="P4"/>
      <text:p text:style-name="P4">A class method can access a class property if it needs to.</text:p>
      <text:p text:style-name="P4"/>
      <text:p text:style-name="P4">If a function has to access to an instance then it would not be possible to make that function a class method.</text:p>
      <text:p text:style-name="P4"/>
      <text:p text:style-name="P4">We can use firefox web browser's console as a debugger for JavaScript codes.</text:p>
      <text:p text:style-name="P4"/>
      <text:p text:style-name="P4">Syntax errors always result in a browser notification of some sort, assuming the browser is set to report errors.</text:p>
      <text:p text:style-name="P4"/>
      <text:p text:style-name="P4">Quotes are used to enclose all of the HTML attributes.</text:p>
      <text:p text:style-name="P4"/>
      <text:p text:style-name="P4">Apostrophes are used to enclose JavaScript strings within an attribute. document.getElementById('caller');</text:p>
      <text:p text:style-name="P4"/>
      <text:p text:style-name="P4">Quotes and apostrophes should be alternated when using JavaScript strings in HTML attributes.</text:p>
      <text:p text:style-name="P4"/>
      <text:p text:style-name="P4">Stick with quotes around attributes and apostrophes around the JavaScript strings inside attributes.</text:p>
      <text:p text:style-name="P4"/>
      <text:p text:style-name="P4">Runtime errors occur only because of specific conditions that take place while a script is running.</text:p>
      <text:p text:style-name="P4"/>
      <text:p text:style-name="P4">A shadow variable occurs when local and global varaibles are created with the same name, this is definitely not good!!!!!</text:p>
      <text:p text:style-name="P4"/>
      <text:p text:style-name="P4">make sure an object has been created before attempting to access it – this primarily applies to web page elements, which are not created until just before the onload event is triggered.</text:p>
      <text:p text:style-name="P4"/>
      <text:p text:style-name="P4">Do not ever name local variables and global variables the same thing because the local variable will shadow the global one, resulting in some very unpredictable behavior.</text:p>
      <text:p text:style-name="P4"/>
      <text:p text:style-name="P4">With Ajax, web pages act much more like full-blown applications since they are able to quickly load and save data dynamically while responding to the user in real time without any page refreshes or browser trickery.</text:p>
      <text:p text:style-name="P4"/>
      <text:p text:style-name="P4">Web pages built out of dynamic data are known as data-driven pages because the page really just defines a structure that gets filled out by the data. In other words, the data is in charge of the page's content.</text:p>
      <text:p text:style-name="P4"/>
      <text:p text:style-name="P4">The blog data is stored in a physically seperate file that can be edited without touching the web page.</text:p>
      <text:p text:style-name="P4"/>
      <text:p text:style-name="P4">JavaScript is responsible for processing the blog data and blending it into a final HTML Web page.</text:p>
      <text:p text:style-name="P4"/>
      <text:p text:style-name="P4">The web-page contains HTML code for web page structure plus JavaScript code for incorporating dynamic blog data into the page.</text:p>
      <text:p text:style-name="P4"/>
      <text:p text:style-name="P4">Ajax allows a web page to dynamically receive data from a web server.</text:p>
      <text:p text:style-name="P4"/>
      <text:p text:style-name="P4">XML is a markup language used to format any kind of data.</text:p>
      <text:p text:style-name="P4"/>
      <text:p text:style-name="P4">HTML = hyper text markup language</text:p>
      <text:p text:style-name="P4"/>
      <text:p text:style-name="P4">Similar to HTML code, the XML code consists of a hierarchy of elements as well. (tags)</text:p>
      <text:p text:style-name="P4"/>
      <text:p text:style-name="P4">XML is just text.</text:p>
      <text:p text:style-name="P4"/>
      <text:p text:style-name="P4">The browser sends the request to the server and waits for a response. The server receives the request and gets to work creating a response. The server creates a response for the browser by packaging up the data in the blog file. The browser unpackages the xml data in the reponse and carefully incorparates it into the web page.</text:p>
      <text:p text:style-name="P4"/>
      <text:p text:style-name="P4"/>
      <text:p text:style-name="P4">The try-catch statement is an advanced JavaScripterror-handling mechanism that allows a script to gracefully deal with rubtime errors.</text:p>
      <text:p text:style-name="P4"/>
      <text:p text:style-name="P4">Check out first step to javascript book for more about xml- ajax and dynamic web pages.</text:p>
      <text:p text:style-name="P4"/>
      <text:p text:style-name="P4">PHP is a scripting technology that can carry out tasks on the server. It plays a similar role as javascript but on the server instead of the clien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text:span text:style-name="T1">C </text:span></text:p>
      <text:p text:style-name="P3"/>
      <text:p text:style-name="P4">Arrays are fixed length, which means they are not very flexible.</text:p>
      <text:p text:style-name="P4"/>
      <text:p text:style-name="P4">A function prototype or function interface is a declaration of a function that specifies the function's name and type signature (arity, parameter types, and return type), but omits the function body.</text:p>
      <text:p text:style-name="P4"/>
      <text:p text:style-name="P4">You can create an array of arrays with char strings [...] [...].</text:p>
      <text:p text:style-name="P4"/>
      <text:p text:style-name="P4">The first set of brackets is used to access the outer array. The second set of brackets is used to access the details of each of the inner arrays.</text:p>
      <text:p text:style-name="P4"/>
      <text:p text:style-name="P4">An array of pointers is actually what it sounds like: a list of memory addresses stored in an array.</text:p>
      <text:p text:style-name="P4"/>
      <text:p text:style-name="P4">An array of strings is an array of arrays.</text:p>
      <text:p text:style-name="P4"/>
      <text:p text:style-name="P4">strcmp() compares two strings.</text:p>
      <text:p text:style-name="P4"/>
      <text:p text:style-name="P4">strcat() concatenates two strings.</text:p>
      <text:p text:style-name="P4"/>
      <text:p text:style-name="P4">Small tools written in C perform specialized small tasks, such as reading and writing files, or filtering data. If you want to perform more complex tasks, you can even link several tools together.</text:p>
      <text:p text:style-name="P4"/>
      <text:p text:style-name="P4">If one small part of your program needs to convert data from one format to another, that's the perfect kind of task for a small tool.</text:p>
      <text:p text:style-name="P4"/>
      <text:p text:style-name="P4">Remember, scanf() always uses pointers.</text:p>
      <text:p text:style-name="P4"/>
      <text:p text:style-name="P4">The scanf() function returns the number of values it was able to read.</text:p>
      <text:p text:style-name="P4"/>
      <text:p text:style-name="P4">Tools that read data line by line, process it, and write it out again are called filters.</text:p>
      <text:p text:style-name="P4"/>
      <text:p text:style-name="P4">You are using scanf() and printf() to read from the keyboard and write to the display. But the truth is, they don't talk directly to the keyboard and display. Instead, they use the Standard Input and Standard Output. The Standard Input and Standard Output are created by the operating system when the program runs. </text:p>
      <text:p text:style-name="P4"/>
      <text:p text:style-name="P4">The scanf() and printf() functions do not know or care where the data comes from or goes to. They just read and write Standard Input and the Standard Output.</text:p>
      <text:p text:style-name="P4"/>
      <text:p text:style-name="P4">We can redirect the Standard Input and Standard Output so that they read and write data somewhere else, such as to and from files.</text:p>
      <text:p text:style-name="P4"/>
      <text:p text:style-name="P4">Always validate the data.</text:p>
      <text:p text:style-name="P4"/>
      <text:p text:style-name="P4">The Standard Error is a second output that was created for sending error messages.</text:p>
      <text:p text:style-name="P4"/>
      <text:p text:style-name="P4">Every process has one ear (the Standard Input) and two mouths (the Standard Output and the Standard Error).</text:p>
      <text:p text:style-name="P4"/>
      <text:p text:style-name="P4">stdout is the Standard Output data stream. stderr is the Standard Error. </text:p>
      <text:p text:style-name="P4"/>
      <text:p text:style-name="P4">The Standard Error is reserved for outputting error messages.</text:p>
      <text:p text:style-name="P4"/>
      <text:p text:style-name="P4">A small tool does one job and does it well!</text:p>
      <text:p text:style-name="P4"/>
      <text:p text:style-name="P4">Small tools follow these design principles: They can read data from the Standard Input. They can display data on the Standard Output. They deal with text data rather than obscure binary formats. They each perform one simple task.</text:p>
      <text:p text:style-name="P4"/>
      <text:p text:style-name="P4">A different task needs a different tool. </text:p>
      <text:p text:style-name="P4"/>
      <text:p text:style-name="P4">A pipe can be used to connect the Standard Output of one process to the Standard Input of another process.</text:p>
      <text:p text:style-name="P4"/>
      <text:p text:style-name="P4">If you want to perform a different task, consider writing a separate small tool. Small tools normally read and write text data.</text:p>
      <text:p text:style-name="P4"/>
      <text:p text:style-name="P4">We can connect the Standard Output of one process to the Standard Input of another process using a pipe. </text:p>
      <text:p text:style-name="P4"/>
      <text:p text:style-name="P4">The argc value in the main method is a count of the number of elements in the array.</text:p>
      <text:p text:style-name="P4"/>
      <text:p text:style-name="P4">Arguments by reference do not require a copy.</text:p>
      <text:p text:style-name="P4"/>
      <text:p text:style-name="P4">Functions with reference parameters are generally perceived as functions that modify the arguments passed, because that is why reference parameters are actually for. But his can be prevented by using parameters as constants.</text:p>
      <text:p text:style-name="P4"/>
      <text:p text:style-name="P4">Functions and variables cannot be called before they are declared.</text:p>
      <text:p text:style-name="P4"/>
      <text:p text:style-name="P4">Fundamental types have no constructors.</text:p>
      <text:p text:style-name="P4"/>
      <text:p text:style-name="P4">C++ integrates the operators new and delete for allocating dynamic memory. But these were not available in the C language; instead, it used a library solution, with the functions <text:a xlink:type="simple" xlink:href="http://www.cplusplus.com/malloc">malloc</text:a>, <text:a xlink:type="simple" xlink:href="http://www.cplusplus.com/calloc">calloc</text:a>, <text:a xlink:type="simple" xlink:href="http://www.cplusplus.com/realloc">realloc</text:a><text:s/>and <text:a xlink:type="simple" xlink:href="http://www.cplusplus.com/free">free</text:a>, defined in the header <text:a xlink:type="simple" xlink:href="http://www.cplusplus.com/%3Ccstdlib%3E">&lt;cstdlib&gt;</text:a><text:s/>(known as &lt;stdlib.h&gt; in C). </text:p>
      <text:p text:style-name="P4"/>
      <text:p text:style-name="P4">There are two versions of the main() function – one with commond-line arguments, and one without.</text:p>
      <text:p text:style-name="P4"/>
      <text:p text:style-name="P4">The standard Output goes to the display by default.</text:p>
      <text:p text:style-name="P4"/>
      <text:p text:style-name="P4">The standard Error is a seperate output intended for error messages.</text:p>
      <text:p text:style-name="P4"/>
      <text:p text:style-name="P4">Coomand-line arguments are passed to main() as an array of string pointers.</text:p>
      <text:p text:style-name="P4"/>
      <text:p text:style-name="P4">Each character in C is stored in the computer's memory as a character code. And that is just a numbeer. So, when the computer sees A, to the computer it's the same as seeing the literal number 65.</text:p>
      <text:p text:style-name="P4"/>
      <text:p text:style-name="P4">Numbers are stored in binary in C.</text:p>
      <text:p text:style-name="P4"/>
      <text:p text:style-name="P4">Signed values in binary beginning with a 1 in highest bit are treated as negative numbers.</text:p>
      <text:p text:style-name="P4"/>
      <text:p text:style-name="P4">If you divide integers, you always get a rounded-off whole number.</text:p>
      <text:p text:style-name="P4"/>
      <text:p text:style-name="P4">The function sizeof() returns the number of bytes a data type occupies.</text:p>
      <text:p text:style-name="P4"/>
      <text:p text:style-name="P4">Mutually recursive functions that call each other.</text:p>
      <text:p text:style-name="P4"/>
      <text:p text:style-name="P4">We can avoid the compiler making assumptions by explicitly telling it what functions it should expect. When we tell the compiler about a function, it is called a function declaration.</text:p>
      <text:p text:style-name="P4"/>
      <text:p text:style-name="P4">A declaration has no body code. I just tells the compiler the name of the function and what return value to expect and what kind of parameters it will accept, and what type of data it will return.</text:p>
      <text:p text:style-name="P4"/>
      <text:p text:style-name="P4">Declarations do not have a body.</text:p>
      <text:p text:style-name="P4"/>
      <text:p text:style-name="P4">Once we have declared a function, the compiler will not need to make any assumptions, so it will not matter if we define the fucntion after we call it.</text:p>
      <text:p text:style-name="P4"/>
      <text:p text:style-name="P4">But even better than that, C allows us to take that whole set of declarations out of our code and put them in a header file.</text:p>
      <text:p text:style-name="P4"/>
      <text:p text:style-name="P4">If the compiler finds a call to a function it has not heard of, it will assume the function returns an int. So if you try to call a function before you define it, there can be problems.</text:p>
      <text:p text:style-name="P4"/>
      <text:p text:style-name="P4">char is a numeric data type in C.</text:p>
      <text:p text:style-name="P4"/>
      <text:p text:style-name="P4">This will create object code for every file: <text:s/>gcc -c *.c</text:p>
      <text:p text:style-name="P4"/>
      <text:p text:style-name="P4">The operating system will replace *.c with all the C filenames.</text:p>
      <text:p text:style-name="P4"/>
      <text:p text:style-name="P4">Now that you have a set of object files, you can link them together with a simple compile command: <text:s/>gcc *.o -o launch</text:p>
      <text:p text:style-name="P4"/>
      <text:p text:style-name="P4"><text:s/><text:tab/></text:p>
      <text:p text:style-name="P4"/>
      <text:p text:style-name="P4">make is a tool that can run the compile commond for you.</text:p>
      <text:p text:style-name="P4"/>
      <text:p text:style-name="P4">Every file that make compiles is called a target.</text:p>
      <text:p text:style-name="P4"/>
      <text:p text:style-name="P4">For every target, makes need to be told two things: The dependincies; which files the target is going to be generated from. And the recipe; the set of instructions it needs to run to generate the file.</text:p>
      <text:p text:style-name="P4"/>
      <text:p text:style-name="P4">Together, the dependincies and the recipe form a rule. A rule tells make all it needs to know to create the target file.</text:p>
      <text:p text:style-name="P4"/>
      <text:p text:style-name="P4">thruster.c -&gt; thruster.o</text:p>
      <text:p text:style-name="P4"/>
      <text:p text:style-name="P4">gcc – c thruster.c <text:s text:c="2"/>///this is the recipe</text:p>
      <text:p text:style-name="P4">thruster.c is the dependency</text:p>
      <text:p text:style-name="P4">thruster.o is the target</text:p>
      <text:p text:style-name="P4"/>
      <text:p text:style-name="P4"/>
      <text:p text:style-name="P4">All of the details about the targets, dependencies, and recipes need to be stored in a file called either makefile or Makefile.</text:p>
      <text:p text:style-name="P4"/>
      <text:p text:style-name="P4">Split function declarations from definitions.</text:p>
      <text:p text:style-name="P4"/>
      <text:p text:style-name="P4">Use make to manage your builds.</text:p>
      <text:p text:style-name="P4"/>
      <text:p text:style-name="P4">In C, structs allow us to model real-world complexities by writing your own structures.</text:p>
      <text:p text:style-name="P4"/>
      <text:p text:style-name="P4">“const char *” just means that we are trying to passs string literals (the strings that we do not want to change).</text:p>
      <text:p text:style-name="P4"/>
      <text:p text:style-name="P4">Arrays normally store a list of data of the same type.</text:p>
      <text:p text:style-name="P4"/>
      <text:p text:style-name="P4">We can create our own structured data types with a struct.</text:p>
      <text:p text:style-name="P4"/>
      <text:p text:style-name="P4">Struct stands for structured data type.</text:p>
      <text:p text:style-name="P4"/>
      <text:p text:style-name="P4">struct fish{</text:p>
      <text:p text:style-name="P4"><text:tab/>const char *name;</text:p>
      <text:p text:style-name="P4"><text:tab/>const char *species:</text:p>
      <text:p text:style-name="P4"><text:tab/>int teeth;</text:p>
      <text:p text:style-name="P4"><text:tab/>int age;</text:p>
      <text:p text:style-name="P4">};</text:p>
      <text:p text:style-name="P4"/>
      <text:p text:style-name="P4">struct fish smappy = {“Snappy”, “Piranha”, 69, 4};</text:p>
      <text:p text:style-name="P4"/>
      <text:p text:style-name="P4">in the above case, the struct just stores a pointer to a string. That means it is just recording an address, and the string lives somewhere else in memory. We could store the whole string in the struct if we would define a char array in the string, like char name[20].</text:p>
      <text:p text:style-name="P4"/>
      <text:p text:style-name="P4">Wrapping parameters in a struct makes your code more stable.</text:p>
      <text:p text:style-name="P4"/>
      <text:p text:style-name="P4">A struct is a little like an array (it groups a number of pieces of data together). But even though a struct stores fields like an array, the only way to access them is by name. We can do this by usinf the dot operator. Structs are similar to classes like calsses in other languages, but it is not easy to add methods to structs.</text:p>
      <text:p text:style-name="P4"/>
      <text:p text:style-name="P4">When you assign one struct to another, the contents of the struct will be copied.</text:p>
      <text:p text:style-name="P4"/>
      <text:p text:style-name="P4">When you define a struct, you are not telling the computer to create anything in memory. You are just giving it a template for how you want a new type of data to look. But when you define a new variable, the computer will need to create some space in memory for an instance of the struct. That space in memory will need to be big enough to contain all of the fields within the struct.</text:p>
      <text:p text:style-name="P4"/>
      <text:p text:style-name="P4">When we are assigning struct variables, we are telling the computer to copy data.</text:p>
      <text:p text:style-name="P4"/>
      <text:p text:style-name="P4">By combining structs together, we can create larger and larger data structures. We can describe hugely complex things, like network streams or video games.</text:p>
      <text:p text:style-name="P4"/>
      <text:p text:style-name="P4">We can give our struct a proper name using typedef.</text:p>
      <text:p text:style-name="P4"/>
      <text:p text:style-name="P4">tpedef struct cellPhone{</text:p>
      <text:p text:style-name="P4"><text:tab/>int cell-no;</text:p>
      <text:p text:style-name="P4"><text:tab/>const char *wallpaper;</text:p>
      <text:p text:style-name="P4"><text:tab/>float minutes-of-charge;</text:p>
      <text:p text:style-name="P4">} phone;</text:p>
      <text:p text:style-name="P4"/>
      <text:p text:style-name="P4">phone p = {7786816429, “sinatrra.png”, 1.35};</text:p>
      <text:p text:style-name="P4"/>
      <text:p text:style-name="P4">//we could omit the struct name, like this:</text:p>
      <text:p text:style-name="P4"/>
      <text:p text:style-name="P4">tpedef struct{</text:p>
      <text:p text:style-name="P4"><text:tab/>int cell-no;</text:p>
      <text:p text:style-name="P4"><text:tab/>const char *wallpaper;</text:p>
      <text:p text:style-name="P4"><text:tab/>float minutes-of-charge;</text:p>
      <text:p text:style-name="P4">} phone;</text:p>
      <text:p text:style-name="P4"/>
      <text:p text:style-name="P4">here phone is an alias, and when we create an alias we do not need a name.</text:p>
      <text:p text:style-name="P4"/>
      <text:p text:style-name="P4"/>
      <text:p text:style-name="P4">structs are fixed length. struct fields are stored in memory in the same order they appear in the code.</text:p>
      <text:p text:style-name="P4"/>
      <text:p text:style-name="P4">We can nest structs. If we use typedef with a struct, then we can skip giving the struct a name.</text:p>
      <text:p text:style-name="P4"/>
      <text:p text:style-name="P4">When you assign a struct, its values get copied to the new struct.</text:p>
      <text:p text:style-name="P4"/>
      <text:p text:style-name="P4">In C, parameters are passed to functions by value.</text:p>
      <text:p text:style-name="P4"/>
      <text:p text:style-name="P4"/>
      <text:p text:style-name="P4"/>
      <text:p text:style-name="P4">When you passed a variable to scanf() function, you could not pass the varaible itself to scanf() ; you had to pass a pointer:</text:p>
      <text:p text:style-name="P4"><text:s/><text:tab/><text:tab/>scanf(“%f” , &amp;length_of_run);</text:p>
      <text:p text:style-name="P4"/>
      <text:p text:style-name="P4">why did we do that? Because if we tell the scanf() function where the vareiable lives in memory, then the function will be able to update the data stored at that place in memory, which means it can update the variable.</text:p>
      <text:p text:style-name="P4"/>
      <text:p text:style-name="P4">Similarly, just pass the address of the struct if you want to update it:</text:p>
      <text:p text:style-name="P4"/>
      <text:p text:style-name="P4"><text:tab/>void happy_birthday(turtle *t){</text:p>
      <text:p text:style-name="P4"><text:tab/><text:tab/>........</text:p>
      <text:p text:style-name="P4"><text:tab/>}</text:p>
      <text:p text:style-name="P4"/>
      <text:p text:style-name="P4"/>
      <text:p text:style-name="P4">remember, an addresas is a pointer.</text:p>
      <text:p text:style-name="P4"/>
      <text:p text:style-name="P4"/>
      <text:p text:style-name="P4">happy_birtday(&amp;myturtle); <text:s text:c="2"/>//this means, we will pass the address of the myturtle variable to the function's</text:p>
      <text:p text:style-name="P4"/>
      <text:p text:style-name="P4"/>
      <text:p text:style-name="P4"/>
      <text:p text:style-name="P4">(*t).age is same as t-&gt;age <text:s/>(these are struct pointers) //these mean the age field in the struct that t points to.</text:p>
      <text:p text:style-name="P4"/>
      <text:p text:style-name="P4"/>
      <text:p text:style-name="P4">By passing a pointer to the struct, we allowed the function to update the original data rather than taking a copy.</text:p>
      <text:p text:style-name="P4"/>
      <text:p text:style-name="P4">We can create pointers to strcuts, just like any other type.</text:p>
      <text:p text:style-name="P4"/>
      <text:p text:style-name="P4">When we call a function, the values are copied to the parameter variables. </text:p>
      <text:p text:style-name="P4"/>
      <text:p text:style-name="P4">Structs take a lot of memory space.</text:p>
      <text:p text:style-name="P4"/>
      <text:p text:style-name="P4">A union lets you reuse memory space.</text:p>
      <text:p text:style-name="P4"/>
      <text:p text:style-name="P4">A union will use thee space for just one of the fields in its definition.</text:p>
      <text:p text:style-name="P4"/>
      <text:p text:style-name="P4">tpedef union{</text:p>
      <text:p text:style-name="P4"><text:tab/>short count;</text:p>
      <text:p text:style-name="P4"><text:tab/>float weight;</text:p>
      <text:p text:style-name="P4"><text:tab/>float volume;</text:p>
      <text:p text:style-name="P4">} fruit;</text:p>
      <text:p text:style-name="P4"/>
      <text:p text:style-name="P4"/>
      <text:p text:style-name="P4">each of the fields in a union will be stored in the same space.</text:p>
      <text:p text:style-name="P4"/>
      <text:p text:style-name="P4"/>
      <text:p text:style-name="P4">Unions are often used with structs.</text:p>
      <text:p text:style-name="P4"/>
      <text:p text:style-name="P4">Once you created a union, you create a new data type.</text:p>
      <text:p text:style-name="P4"/>
      <text:p text:style-name="P4">An enum variable stores a symbol.</text:p>
      <text:p text:style-name="P4"/>
      <text:p text:style-name="P4">enum lets us create a list of symbols, like this:</text:p>
      <text:p text:style-name="P4"><text:tab/></text:p>
      <text:p text:style-name="P4"><text:tab/>enum colors {RED, GREEN, PUCE};</text:p>
      <text:p text:style-name="P4"/>
      <text:p text:style-name="P4"/>
      <text:p text:style-name="P4">enum colors favorite = PUCE;</text:p>
      <text:p text:style-name="P4"/>
      <text:p text:style-name="P4"/>
      <text:p text:style-name="P4">C does not support binary literals, but it does support hexadecimal literals. Everytime C sees a number beginning with 0x, it treats the number as base 16:</text:p>
      <text:p text:style-name="P4"/>
      <text:p text:style-name="P4"><text:tab/><text:tab/>int x = 0x54;</text:p>
      <text:p text:style-name="P4"/>
      <text:p text:style-name="P4"/>
      <text:p text:style-name="P4">A bitfield lets you specify how many bits an individual field will store. Bitfields can save space if they are collected together in a struct.</text:p>
      <text:p text:style-name="P4"/>
      <text:p text:style-name="P4">A union allows use to store different data types in the same memory location.</text:p>
      <text:p text:style-name="P4"/>
      <text:p text:style-name="P4">If you declare a union with a value in {braces}, it will be stored with the type of the first field.</text:p>
      <text:p text:style-name="P4"/>
      <text:p text:style-name="P4">enums store symbols.</text:p>
      <text:p text:style-name="P4"/>
      <text:p text:style-name="P4">typedef struct{</text:p>
      <text:p text:style-name="P4"><text:tab/>char *name;</text:p>
      <text:p text:style-name="P4"><text:tab/>char *opens;</text:p>
      <text:p text:style-name="P4"><text:tab/>char *closes;</text:p>
      <text:p text:style-name="P4">} island;</text:p>
      <text:p text:style-name="P4"/>
      <text:p text:style-name="P4">island tour[4];</text:p>
      <text:p text:style-name="P4"/>
      <text:p text:style-name="P4"/>
      <text:p text:style-name="P4">arrays are fixed in sizer. to store a flexible amount of data, we need something more extensible than an array. We need a linked list for that.</text:p>
      <text:p text:style-name="P4"/>
      <text:p text:style-name="P4">Linked list are like chains of data. It is an example of an abstract data structure. It is called an abstract because a linked list is general; it can be used to store a lot of different kinds of data.</text:p>
      <text:p text:style-name="P4"/>
      <text:p text:style-name="P4"/>
      <text:p text:style-name="P4">Inserting data is very quick in linked lists compared to arrays. If we wanted to insert a value into the middle of an array, we would have to shuffle all the pieces of data that follow it along by one. </text:p>
      <text:p text:style-name="P4"/>
      <text:p text:style-name="P4">Therefore, linked lists allow us to store a variable amount of data, and they make it simple to add more data. </text:p>
      <text:p text:style-name="P4"/>
      <text:p text:style-name="P4">We shoudl create a recursive structure for linked lists.</text:p>
      <text:p text:style-name="P4"/>
      <text:p text:style-name="P4">Recursive structures contain pointers to other structures of the same type.<text:line-break/></text:p>
      <text:p text:style-name="P4">The below structure is appropriate for building a linked list.</text:p>
      <text:p text:style-name="P4"/>
      <text:p text:style-name="P4">typedef struct island{ <text:s text:c="3"/>//this time we must give the struct a name (recursive structures need names)</text:p>
      <text:p text:style-name="P4"><text:tab/>char *name;</text:p>
      <text:p text:style-name="P4"><text:tab/>char *opens;</text:p>
      <text:p text:style-name="P4"><text:tab/>char *closes;</text:p>
      <text:p text:style-name="P4"><text:tab/>struct island *next; <text:s text:c="4"/>//we store a pointer to the next island in the struct <text:s/></text:p>
      <text:p text:style-name="P4">} island;</text:p>
      <text:p text:style-name="P4"/>
      <text:p text:style-name="P4"/>
      <text:p text:style-name="P4">island shutter = {“Smithh”, “09:00”, “17:00”, NULL};</text:p>
      <text:p text:style-name="P4"/>
      <text:p text:style-name="P4">island baba = {“Smithh”, “09:00”, “17:00”, NULL};</text:p>
      <text:p text:style-name="P4"><text:s/></text:p>
      <text:p text:style-name="P4"/>
      <text:p text:style-name="P4">shutter.next = &amp;baba;</text:p>
      <text:p text:style-name="P4"/>
      <text:p text:style-name="P4"/>
      <text:p text:style-name="P4"/>
      <text:p text:style-name="P4">void display (island *start){</text:p>
      <text:p text:style-name="P4"><text:tab/>island *i = start;</text:p>
      <text:p text:style-name="P4"><text:tab/>for (; i != NULL; i = i-&gt;next){</text:p>
      <text:p text:style-name="P4"><text:tab/><text:tab/>printf(“name : %s”, i-&gt;name;</text:p>
      <text:p text:style-name="P4"><text:tab/>}</text:p>
      <text:p text:style-name="P4">}</text:p>
      <text:p text:style-name="P4"/>
      <text:p text:style-name="P4"/>
      <text:p text:style-name="P4">if we want a data structure that lets us insert things quickly, we need a linked list, but if we want direct access we should use an array.</text:p>
      <text:p text:style-name="P4"/>
      <text:p text:style-name="P4">Static storage : the stack. The stack is the area of memory set aside for storing local variables. Each piece of data is stored in a variable, and each variable disappears as soons as we leave its function. The trouble is, it's harder to get more storage on the stack at runtime, and that is where the heap comes in.</text:p>
      <text:p text:style-name="P4"/>
      <text:p text:style-name="P4">However, programs need dynamic storage.</text:p>
      <text:p text:style-name="P4"/>
      <text:p text:style-name="P4">We use the heap for dynamic stroge.</text:p>
      <text:p text:style-name="P4"/>
      <text:p text:style-name="P4">The heap has only a fixed amount of storage available, so be sire you use it wisely.</text:p>
      <text:p text:style-name="P4"/>
      <text:p text:style-name="P4">The heap is the place where a program stores data that will need to be available longer term. It will not automatically get cleared away, so that means it is the perfect place to store data structures like our linked list. We can think of heap storage as being a bit like reserving a locker in a locker room.</text:p>
      <text:p text:style-name="P4"/>
      <text:p text:style-name="P4">First, get your memory with malloc(). You tell the malloc() function exactly how much memory you need. The malloc() function then returns a pointer to the new heap space, a bit like getting a key to the locker. That pointer allows us access to the memory, and it can also be used to keep track of the storage locker that has been allocated.</text:p>
      <text:p text:style-name="P4"/>
      <text:p text:style-name="P4">Unlike the stack, we should give the memory back when we are done in heap. A memory leak happens when a program asks for more and more memory without releasing the memory it no longer needs.</text:p>
      <text:p text:style-name="P4"/>
      <text:p text:style-name="P4">Free memory by calling the free() function.</text:p>
      <text:p text:style-name="P4"/>
      <text:p text:style-name="P4">The malloc() function allocates space and gives us a pointer to it. We will need to use this pointer to access the data and then, when we are finished with the storage, we need to release the memory using the free() function.</text:p>
      <text:p text:style-name="P4"/>
      <text:p text:style-name="P4">Ask for memory with malloc(), it stands for memory allocataion. It takes a sinlge parameter: the number of bytes that we need. We also need the stdlib.h header file to pick up the malloc() and free() function.</text:p>
      <text:p text:style-name="P4"/>
      <text:p text:style-name="P4">malloc(sizeof(island)); <text:s text:c="2"/>this means, give me enough space to store an island struct.</text:p>
      <text:p text:style-name="P4"/>
      <text:p text:style-name="P4">sizeof tells us how many bytes a particular data typeoccupies on our system. It might be a strcut, or it could be some base data type, like int or double. </text:p>
      <text:p text:style-name="P4"/>
      <text:p text:style-name="P4">The malloc() function returns a pointer containing the start address. malloc() returns a general-purpose pointer, with type void* :</text:p>
      <text:p text:style-name="P4"/>
      <text:p text:style-name="P4">island *p = malloc(sizeof(island)); <text:s text:c="5"/>//this means, create enough space for an island, and store the adddress in variable p. </text:p>
      <text:p text:style-name="P4"/>
      <text:p text:style-name="P4">And then free up the memory with free() once you have finished:</text:p>
      <text:p text:style-name="P4"/>
      <text:p text:style-name="P4">free(p);</text:p>
      <text:p text:style-name="P4"/>
      <text:p text:style-name="P4"/>
      <text:p text:style-name="P4"/>
      <text:p text:style-name="P4">Remember: if you allocated memory with malloc() in one part of yur program, you should always release it later with the free() function.</text:p>
      <text:p text:style-name="P4"/>
      <text:p text:style-name="P4">Let's write a new fucntion</text:p>
      <text:p text:style-name="P4"/>
      <text:p text:style-name="P4"/>
      <text:p text:style-name="P4"/>
      <text:p text:style-name="P4"/>
      <text:p text:style-name="P4"/>
      <text:p text:style-name="P4">island* create (char *name){</text:p>
      <text:p text:style-name="P4"><text:tab/>island *i = malloc(sizeof(island));</text:p>
      <text:p text:style-name="P4"><text:tab/>i-&gt;name = name;</text:p>
      <text:p text:style-name="P4"><text:tab/>i-&gt;opens = “09:00”;</text:p>
      <text:p text:style-name="P4"><text:tab/>i-&gt;closes = “17:00”;</text:p>
      <text:p text:style-name="P4"><text:tab/>i-&gt;next = NULL;</text:p>
      <text:p text:style-name="P4"><text:tab/>return i;</text:p>
      <text:p text:style-name="P4">}</text:p>
      <text:p text:style-name="P4"/>
      <text:p text:style-name="P4"/>
      <text:p text:style-name="P4">the above function returns the address of the new struct</text:p>
      <text:p text:style-name="P4"/>
      <text:p text:style-name="P4"/>
      <text:p text:style-name="P4">char name[80];</text:p>
      <text:p text:style-name="P4"/>
      <text:p text:style-name="P4">fgets(name, 80, stdin);</text:p>
      <text:p text:style-name="P4"/>
      <text:p text:style-name="P4">island *p_island0 = create(name);</text:p>
      <text:p text:style-name="P4"/>
      <text:p text:style-name="P4"/>
      <text:p text:style-name="P4">///</text:p>
      <text:p text:style-name="P4"/>
      <text:p text:style-name="P4">char *s <text:s/>= “Mono Lisa”;</text:p>
      <text:p text:style-name="P4"/>
      <text:p text:style-name="P4">mono lisaq\0 <text:s/>=&gt; 10 charcters</text:p>
      <text:p text:style-name="P4"/>
      <text:p text:style-name="P4">the strdup() function can reproduce a complete copy of the string somewhere on the heap:</text:p>
      <text:p text:style-name="P4"/>
      <text:p text:style-name="P4">char *copy = strdup(s);</text:p>
      <text:p text:style-name="P4"/>
      <text:p text:style-name="P4">strdup() always creates space on the heap. It cannot create space on the stack because that is for local variables, and local variables get cleared away too often.</text:p>
      <text:p text:style-name="P4"/>
      <text:p text:style-name="P4">But because strdup() puts new strings on the heap, that means we must always remember to release their storage with free () function.</text:p>
      <text:p text:style-name="P4"/>
      <text:p text:style-name="P4"/>
      <text:p text:style-name="P4">So lets fix the create() function:</text:p>
      <text:p text:style-name="P4"/>
      <text:p text:style-name="P4">island* create (char *name){</text:p>
      <text:p text:style-name="P4"><text:tab/>island *i = malloc(sizeof(island));</text:p>
      <text:p text:style-name="P4"><text:tab/>i-&gt;name = strdup(name);</text:p>
      <text:p text:style-name="P4"><text:tab/>i-&gt;opens = “09:00”;</text:p>
      <text:p text:style-name="P4"><text:tab/>i-&gt;closes = “17:00”;</text:p>
      <text:p text:style-name="P4"><text:tab/>i-&gt;next = NULL;</text:p>
      <text:p text:style-name="P4"><text:tab/>return i;</text:p>
      <text:p text:style-name="P4">}</text:p>
      <text:p text:style-name="P4"/>
      <text:p text:style-name="P4"/>
      <text:p text:style-name="P4">if the island struct had a name array rather than a character pointer, we would not need to use strdup() function. Because each island struct would store its own copy.</text:p>
      <text:p text:style-name="P4"/>
      <text:p text:style-name="P4"/>
      <text:p text:style-name="P4">string literals are stored in a read-only area of memory set aside for constant values.</text:p>
      <text:p text:style-name="P4"/>
      <text:p text:style-name="P4">Because we allocate space with malloc() now we need to release the allocated space (when we are done with the thing) we should pass it a pointer to the first island:</text:p>
      <text:p text:style-name="P4"/>
      <text:p text:style-name="P4">void release(island *start){</text:p>
      <text:p text:style-name="P4"><text:tab/>island *i = start;</text:p>
      <text:p text:style-name="P4"><text:tab/>island *next = NULL;</text:p>
      <text:p text:style-name="P4"><text:tab/>for(; i != NULL; i = next){</text:p>
      <text:p text:style-name="P4"><text:tab/><text:tab/>next = i-&gt;next;</text:p>
      <text:p text:style-name="P4"><text:tab/><text:tab/>free(i-&gt;name); <text:s text:c="6"/>//free the name string that we created with strdup()</text:p>
      <text:p text:style-name="P4"><text:tab/><text:tab/>free(i); <text:s text:c="18"/>//free the island structural</text:p>
      <text:p text:style-name="P4"><text:tab/>} </text:p>
      <text:p text:style-name="P4">}</text:p>
      <text:p text:style-name="P4"/>
      <text:p text:style-name="P4"/>
      <text:p text:style-name="P4">always free the memory when you are done.</text:p>
      <text:p text:style-name="P4"/>
      <text:p text:style-name="P4">display(start);</text:p>
      <text:p text:style-name="P4">release(start);</text:p>
      <text:p text:style-name="P4"/>
      <text:p text:style-name="P4"/>
      <text:p text:style-name="P4"/>
      <text:p text:style-name="P4">Dynamic memory allocation lets us create the memory we ween at RUNTIME. And the way we access dynamic heap is with malloc() and free().</text:p>
      <text:p text:style-name="P4"/>
      <text:p text:style-name="P4">A linked list is a data structure that allows you to easily insert items.</text:p>
      <text:p text:style-name="P4"/>
      <text:p text:style-name="P4">Dynamic data structures allow you to store a variable number of data items.</text:p>
      <text:p text:style-name="P4"/>
      <text:p text:style-name="P4">The stack is used for local variables and is managed by the computer.</text:p>
      <text:p text:style-name="P4"/>
      <text:p text:style-name="P4">The heap is used for long-term storage. You allocate space with malloc().</text:p>
      <text:p text:style-name="P4"/>
      <text:p text:style-name="P4">Data will stay on the heap until you release it with free.</text:p>
      <text:p text:style-name="P4"/>
      <text:p text:style-name="P4">Valgrind checks for memory leaks.</text:p>
      <text:p text:style-name="P4"/>
      <text:p text:style-name="P4">A linked list is more extensible than an array. Data can be inserted easily into a linked list. A linked list is a dynamic data structure. </text:p>
      <text:p text:style-name="P4"/>
      <text:p text:style-name="P4">Dynamic data structures use recursive structs. And recursive structs contain one or more links to similar data.</text:p>
      <text:p text:style-name="P4"/>
      <text:p text:style-name="P4">The stack is used for local variables.</text:p>
      <text:p text:style-name="P4">Unlike the stack, heap memory is not automatically released.</text:p>
      <text:p text:style-name="P4"/>
      <text:p text:style-name="P4">For heap memory, we use malloc() and free().</text:p>
      <text:p text:style-name="P4"/>
      <text:p text:style-name="P4">A memory leak is allocated memory we can no longer access.</text:p>
      <text:p text:style-name="P4"/>
      <text:p text:style-name="P4">Function inside functions:</text:p>
      <text:p text:style-name="P4"/>
      <text:p text:style-name="P4">int sports_no_bieber(char *s){</text:p>
      <text:p text:style-name="P4"><text:tab/>return strstr(s, “sports”) &amp;&amp; !strstr(s, “bieber”);</text:p>
      <text:p text:style-name="P4">}</text:p>
      <text:p text:style-name="P4"/>
      <text:p text:style-name="P4"/>
      <text:p text:style-name="P4">int sports_or_workout(char *s){</text:p>
      <text:p text:style-name="P4"><text:tab/>return strstr(s, “sports”) || strstr(s, “working out”);</text:p>
      <text:p text:style-name="P4">}</text:p>
      <text:p text:style-name="P4"/>
      <text:p text:style-name="P4"/>
      <text:p text:style-name="P4">void find( int (*match) (char*)){</text:p>
      <text:p text:style-name="P4"><text:tab/>int i;</text:p>
      <text:p text:style-name="P4"><text:tab/>puts(“Search results:”);</text:p>
      <text:p text:style-name="P4"><text:tab/>puts(“---------------------------------”);</text:p>
      <text:p text:style-name="P4"><text:tab/>for (i = 0; i&lt;NUM_ADS; i++){</text:p>
      <text:p text:style-name="P4"><text:tab/><text:tab/>if (match(ADS[i])){</text:p>
      <text:p text:style-name="P4"><text:tab/><text:tab/><text:tab/>printf(%s\n”, ADS[i]);</text:p>
      <text:p text:style-name="P4"><text:tab/><text:tab/>}</text:p>
      <text:p text:style-name="P4"><text:tab/>}</text:p>
      <text:p text:style-name="P4">}</text:p>
      <text:p text:style-name="P4"/>
      <text:p text:style-name="P4"/>
      <text:p text:style-name="P4">find(sports_no_bieber);</text:p>
      <text:p text:style-name="P4">find(sports_or_workout);</text:p>
      <text:p text:style-name="P4"/>
      <text:p text:style-name="P4"/>
      <text:p text:style-name="P4">Every function name is a pointer to the function. <text:s/>The name of the function contains the address of the function.</text:p>
      <text:p text:style-name="P4"/>
      <text:p text:style-name="P4">Whenever we create a function, we also create a function pointer with the same name. The pointer contains the address of the function. When we call the function, we are using the function pointer.</text:p>
      <text:p text:style-name="P4"/>
      <text:p text:style-name="P4"/>
      <text:p text:style-name="P4">char** is a pointer normally used to point to an array of strings.</text:p>
      <text:p text:style-name="P4"/>
      <text:p text:style-name="P4"><text:s/>Function pointers let you build programs with a lot more power and a lot less code.</text:p>
      <text:p text:style-name="P4"/>
      <text:p text:style-name="P4"/>
      <text:p text:style-name="P4"/>
      <text:p text:style-name="P4"/>
      <text:p text:style-name="P4"/>
      <text:p text:style-name="P4">Return type (* pointer variable) (parameter types)</text:p>
      <text:p text:style-name="P4"/>
      <text:p text:style-name="P4">char** (*names_fn) (char*, int)</text:p>
      <text:p text:style-name="P4"/>
      <text:p text:style-name="P4">writing mathc(ADS[i]) is same as <text:s/>*(mathc)(ADS[i])</text:p>
      <text:p text:style-name="P4"/>
      <text:p text:style-name="P4">*(mathc)(ADS[i]) == mathc(ADS[i])</text:p>
      <text:p text:style-name="P4"/>
      <text:p text:style-name="P4"/>
      <text:p text:style-name="P4">Sortinf in C</text:p>
      <text:p text:style-name="P4"/>
      <text:p text:style-name="P4"><text:span text:style-name="T1">qsort( void *array, </text:span></text:p>
      <text:p text:style-name="P4"><text:span text:style-name="T1"><text:tab/>size_t length, </text:span></text:p>
      <text:p text:style-name="P4"><text:span text:style-name="T1"><text:tab/>size_t item_size, </text:span></text:p>
      <text:p text:style-name="P4"><text:span text:style-name="T1"><text:tab/>int (*compar) (const void*, const void*)); </text:span></text:p>
      <text:p text:style-name="P4"/>
      <text:p text:style-name="P4">a void* pointer can point to anything. It can store a pointer to anything.</text:p>
      <text:p text:style-name="P4"/>
      <text:p text:style-name="P4">The qsort() function compares pairs of values over and over again, and if they are in the wrong order, the computer will switch them. And that is what the comperator function is for. It will tell qsort() which order a pair of elements should be in. It does this by returning three different values. +, - or 0. if the first value is greater than the second value, it should return a positive number...</text:p>
      <text:p text:style-name="P4"/>
      <text:p text:style-name="P4"/>
      <text:p text:style-name="P4"/>
      <text:p text:style-name="P4"/>
      <text:p text:style-name="P4">int scores[] = {546, 64542, 1234, 23, 634 ,3, 325423, 32432];</text:p>
      <text:p text:style-name="P4"/>
      <text:p text:style-name="P4">int compare_scores(const void* score_a, const void* score_b){</text:p>
      <text:p text:style-name="P4"><text:tab/>int a = (int*)core_a;</text:p>
      <text:p text:style-name="P4"><text:tab/>int b =(int*)score_b;</text:p>
      <text:p text:style-name="P4"/>
      <text:p text:style-name="P4"><text:tab/>return a-b;</text:p>
      <text:p text:style-name="P4">}</text:p>
      <text:p text:style-name="P4"/>
      <text:p text:style-name="P4">qsort(scores, 7, sizeof(int), compare_scores);</text:p>
      <text:p text:style-name="P4"/>
      <text:p text:style-name="P4"/>
      <text:p text:style-name="P4">The Standard Output is one of the three default data streams. A data stream is exactly what it sounds like: a stream of data that goes into, or comes out of, a process. There are data streams for the Standard Input, Output, and Error, and there are also data streams for other things, like files or network connections.</text:p>
      <text:p text:style-name="P4"/>
      <text:p text:style-name="P4">A file descriptor is a number that represents a data stream.</text:p>
      <text:p text:style-name="P4"/>
      <text:p text:style-name="P4">File descriptors do not necessarily refer to files.</text:p>
      <text:p text:style-name="P4"/>
      <text:p text:style-name="P4">We can redirect input and output by changing the descriptor table.</text:p>
      <text:p text:style-name="P4"/>
      <text:p text:style-name="P4">exit() is a quick way of ending a program. It does not return a valu, and it never fails.</text:p>
      <text:p text:style-name="P4"/>
      <text:p text:style-name="P4">A protocol is a structured conversation.</text:p>
      <text:p text:style-name="P4"/>
      <text:p text:style-name="P4">The client and the server have a structured conversation called a protocol.</text:p>
      <text:p text:style-name="P4"/>
      <text:p text:style-name="P4">There are different protocols used on the Internet. Some of them are low-level protocols, like the internet protocol (IP), which are used to control how binary 1s and 0s are sent around the Internet. Other protocols are high-level protocols, like the hypertext transfer protocol (HTTP), which controls how web browsers talk to web servers.</text:p>
      <text:p text:style-name="P4"/>
      <text:p text:style-name="P4">A protocol always has a strict set of rules. As long as the client and the server both follow those rules, everything is fine. But if one of them breaks the rules, the conversation usually stops pretty abruptly.</text:p>
      <text:p text:style-name="P4"/>
      <text:p text:style-name="P4">When C programs need to talk to the outside world. They use data streams to read and write bytes. </text:p>
      <text:p text:style-name="P4"/>
      <text:p text:style-name="P4">Bind to a port.</text:p>
      <text:p text:style-name="P4">Listen.</text:p>
      <text:p text:style-name="P4">Accept a connection.</text:p>
      <text:p text:style-name="P4">Begin talking. <text:s text:c="21"/>//how servers talk to the Internet</text:p>
      <text:p text:style-name="P4"/>
      <text:p text:style-name="P4"/>
      <text:p text:style-name="P4">Each server uses a different port. Different ports are used for different network services. </text:p>
      <text:p text:style-name="P4"/>
      <text:p text:style-name="P4">Always check for errors on system calls.</text:p>
      <text:p text:style-name="P4"/>
      <text:p text:style-name="P4">Processes take time to create. Processes cannot share data easily. In fact, processes are just plain difficult. </text:p>
      <text:p text:style-name="P4"/>
      <text:p text:style-name="P4">We need something that starts a seperate task quickly, can share all of our current data, and will not need a huge amount of code to build ===&gt; we need THREADS!!!</text:p>
      <text:p text:style-name="P4"/>
      <text:p text:style-name="P4">Simple processes do one thing at a time.</text:p>
      <text:p text:style-name="P4"/>
      <text:p text:style-name="P4">A single thread of execution. It’s like there’s only been one person working inside the program’s process.</text:p>
      <text:p text:style-name="P4"/>
      <text:p text:style-name="P4">Employ extra staff: use threads. A multithreaded program is like a shop with several people working in it. If one person is running the checkout, another is filling the shelves, and someone else is waxing the surfboards, then everybody can work without interruptions. If one person answers the phone, it won’t stop the other people in the shop.</text:p>
      <text:p text:style-name="P4"/>
      <text:p text:style-name="P4">In the same way that several people can work in the same shop, you can have several threads living inside the same process. All of the threads will have access to the same piece of heap memory. They will all be able to read and write to the same files and talk on the same network sockets. If one thread changes a global variable, all of the other threads will see the change immediately.</text:p>
      <text:p text:style-name="P4"/>
      <text:p text:style-name="P4">Shop : process.</text:p>
      <text:p text:style-name="P4">Worker: thread.</text:p>
      <text:p text:style-name="P4"/>
      <text:p text:style-name="P4"/>
      <text:p text:style-name="P4">That means, we can give each thread a seperate task and they will all be performed at the same time.</text:p>
      <text:p text:style-name="P4"/>
      <text:p text:style-name="P4">We can run each task inside a seperate thread. If one thread has to wait for something, the other threads can keep running. All of the threads can run inside a single process.</text:p>
      <text:p text:style-name="P4"/>
      <text:p text:style-name="P4"/>
      <text:p text:style-name="P4">Thread functions need to have a void* return type.</text:p>
      <text:p text:style-name="P4"/>
      <text:p text:style-name="P4"/>
      <text:p text:style-name="P4">Let's say we want to run the following two functions in seperate threads:</text:p>
      <text:p text:style-name="P4"/>
      <text:p text:style-name="P4">void* does_not(void* a){</text:p>
      <text:p text:style-name="P4"><text:tab/>int i = 0;</text:p>
      <text:p text:style-name="P4"><text:tab/>for(i = 0; i &lt; 5 ; i++){</text:p>
      <text:p text:style-name="P4"><text:tab/><text:tab/>sleep(1);</text:p>
      <text:p text:style-name="P4"><text:tab/><text:tab/>puts(“Does not!”);</text:p>
      <text:p text:style-name="P4"><text:tab/>}</text:p>
      <text:p text:style-name="P4"><text:tab/>return NULL;<text:tab/></text:p>
      <text:p text:style-name="P4">}</text:p>
      <text:p text:style-name="P4"/>
      <text:p text:style-name="P4">void* does_too(void* a){</text:p>
      <text:p text:style-name="P4"><text:tab/>int i = 0;</text:p>
      <text:p text:style-name="P4"><text:tab/>for(i = 0; i &lt; 5 ; i++){</text:p>
      <text:p text:style-name="P4"><text:tab/><text:tab/>sleep(1);</text:p>
      <text:p text:style-name="P4"><text:tab/><text:tab/>puts(“Does too!”);</text:p>
      <text:p text:style-name="P4"><text:tab/>}</text:p>
      <text:p text:style-name="P4"><text:tab/>return NULL;<text:tab/></text:p>
      <text:p text:style-name="P4">}</text:p>
      <text:p text:style-name="P4"/>
      <text:p text:style-name="P4"/>
      <text:p text:style-name="P4"/>
      <text:p text:style-name="P4">Make sure that our thread fimctions have a void* return type.</text:p>
      <text:p text:style-name="P4"/>
      <text:p text:style-name="P4">We are going to run each of these functions inside its own thread. We will need to run both of these functions in parallel in seperate threads.</text:p>
      <text:p text:style-name="P4"/>
      <text:p text:style-name="P4">Therefore, we need to add the header file for threads (the library) : #include &lt;pthread.h&gt;</text:p>
      <text:p text:style-name="P4"/>
      <text:p text:style-name="P4">Then we can start the code for our main function. We are going to create two threads, and each one needs to have its info stored in a pthread_t data structure. Then we can create and run a thread with pthread_create().</text:p>
      <text:p text:style-name="P4"/>
      <text:p text:style-name="P4"/>
      <text:p text:style-name="P4"/>
      <text:p text:style-name="P4"/>
      <text:p text:style-name="P4"/>
      <text:p text:style-name="P4"/>
      <text:p text:style-name="P4">pthread_t t0; </text:p>
      <text:p text:style-name="P4">pthread_t t1; </text:p>
      <text:p text:style-name="P4">if (pthread_create(&amp;t0, NULL, does_not, NULL) == -1) </text:p>
      <text:p text:style-name="P4"><text:tab/>error("Can't create thread t0"); </text:p>
      <text:p text:style-name="P4">if (pthread_create(&amp;t1, NULL, does_too, NULL) == -1) </text:p>
      <text:p text:style-name="P4"><text:tab/>error("Can't create thread t1");</text:p>
      <text:p text:style-name="P4"/>
      <text:p text:style-name="P4"/>
      <text:p text:style-name="P4"/>
      <text:p text:style-name="P4">if our program just run this and then finished, the threads would be killed when the program ended. So we need to wait for our threads to finish:</text:p>
      <text:p text:style-name="P4"/>
      <text:p text:style-name="P4">void* result; </text:p>
      <text:p text:style-name="P4">if (pthread_join(t0, &amp;result) == -1) </text:p>
      <text:p text:style-name="P4"><text:tab/>error("Can't join thread t0"); </text:p>
      <text:p text:style-name="P4">if (pthread_join(t1, &amp;result) == -1) </text:p>
      <text:p text:style-name="P4"><text:tab/>error("Can't join thread t1");</text:p>
      <text:p text:style-name="P4"/>
      <text:p text:style-name="P4">The pthread_join() also receives the return value of your thread function and stores it in a void pointer variable. Once both threads have finished, your program can exit smoothly.</text:p>
      <text:p text:style-name="P4"/>
      <text:p text:style-name="P4">The great thing about threads is that lots of different tasks can run at the same time and have access to the same data. <text:s/>The downside is that all those different threads have access to the same data...</text:p>
      <text:p text:style-name="P4"/>
      <text:p text:style-name="P4">If we are working in the same data with different threads, we should be very carefull with it. We should be very careful when we want two or more threads to access a shared data resource: we need to add traffic signals so that no two threads can read the data and write it back at the same time. </text:p>
      <text:p text:style-name="P4"/>
      <text:p text:style-name="P4">The traffic signals that prevent threads from crashing into each other are called mutexes, and they are one of the simplest ways of making our code thread-safe (mutexes are sometimes just called locks).</text:p>
      <text:p text:style-name="P4"/>
      <text:p text:style-name="P4">Mutex == mutually exclusive <text:s/>(mutually exclusive means two or more events that cannor occur simultaneously)</text:p>
      <text:p text:style-name="P4"/>
      <text:p text:style-name="P4">pthread_mutex_t</text:p>
      <text:p text:style-name="P4"/>
      <text:p text:style-name="P4"/>
      <text:p text:style-name="P4"/>
      <text:p text:style-name="P4">pthread_mutex_t a_lock = PTHREAD_MUTEX_INITIALIZER; <text:s text:c="3"/>//create this as a global variable</text:p>
      <text:p text:style-name="P4"/>
      <text:p text:style-name="P4"/>
      <text:p text:style-name="P4">pthread_mutex_lock() will let only one thread get past, all the other threads will have to wait when they get to it.</text:p>
      <text:p text:style-name="P4"/>
      <text:p text:style-name="P4">pthread_mutex_lock(&amp;a_lock); <text:s text:c="6"/>//only one thread at a time will get past this</text:p>
      <text:p text:style-name="P4">// sensitive cocde starts here ...</text:p>
      <text:p text:style-name="P4">//.. end of sensitive code</text:p>
      <text:p text:style-name="P4">pthread_mutex_unlock(&amp;a_lock);</text:p>
      <text:p text:style-name="P4"/>
      <text:p text:style-name="P4"><text:s/>when the thread gets to the end of sensitive code, it makes a call to thread_mutex_unlock(). That sets the traffic signal back to the green, and other thread is allowed onto the sensitive code.</text:p>
      <text:p text:style-name="P4"/>
      <text:p text:style-name="P4">#include &lt;stdio.h&gt;</text:p>
      <text:p text:style-name="P4">#include &lt;stdlib.h&gt;</text:p>
      <text:p text:style-name="P4">#include &lt;string.h&gt;</text:p>
      <text:p text:style-name="P4">#include &lt;unistd.h&gt;</text:p>
      <text:p text:style-name="P4">#include &lt;errno.h&gt;</text:p>
      <text:p text:style-name="P4">#include &lt;pthread.h&gt;</text:p>
      <text:p text:style-name="P4"/>
      <text:p text:style-name="P4">int beers = 2000000;</text:p>
      <text:p text:style-name="P4">pthread_mutex_t beers_lock = PTHREAD_MUTEX_INITIALIZER;</text:p>
      <text:p text:style-name="P4"/>
      <text:p text:style-name="P4">void* drink_lots()</text:p>
      <text:p text:style-name="P4">{</text:p>
      <text:p text:style-name="P4"><text:s text:c="2"/>int i;</text:p>
      <text:p text:style-name="P4"><text:s text:c="2"/>pthread_mutex_lock(&amp;beers_lock);</text:p>
      <text:p text:style-name="P4"><text:s text:c="2"/>for (i = 0; i &lt; 100000; i++) {</text:p>
      <text:p text:style-name="P4"><text:s text:c="4"/>beers = beers - 1;</text:p>
      <text:p text:style-name="P4"><text:s text:c="2"/>}</text:p>
      <text:p text:style-name="P4"><text:s text:c="2"/>pthread_mutex_unlock(&amp;beers_lock);</text:p>
      <text:p text:style-name="P4"><text:s text:c="2"/>printf("beers = %i\n", beers);</text:p>
      <text:p text:style-name="P4"><text:s text:c="2"/>return NULL;</text:p>
      <text:p text:style-name="P4">}</text:p>
      <text:p text:style-name="P4"/>
      <text:p text:style-name="P4">int main()</text:p>
      <text:p text:style-name="P4">{</text:p>
      <text:p text:style-name="P4"><text:s text:c="2"/>pthread_t threads[20];</text:p>
      <text:p text:style-name="P4"><text:s text:c="2"/>int t;</text:p>
      <text:p text:style-name="P4"><text:s text:c="2"/>printf("%i bottles of beer on the wall\n%i bottles of beer\n", beers, beers);</text:p>
      <text:p text:style-name="P4"><text:s text:c="2"/>for (t = 0; t &lt; 20; t++) {</text:p>
      <text:p text:style-name="P4"><text:s text:c="4"/>pthread_create(&amp;threads[t], NULL, drink_lots, NULL);</text:p>
      <text:p text:style-name="P4"><text:s text:c="2"/>}</text:p>
      <text:p text:style-name="P4"><text:s text:c="2"/>void* result;</text:p>
      <text:p text:style-name="P4"><text:s text:c="2"/>for (t = 0; t &lt; 20; t++) {</text:p>
      <text:p text:style-name="P4"><text:s text:c="4"/>pthread_join(threads[t], &amp;result);</text:p>
      <text:p text:style-name="P4"><text:s text:c="2"/>}</text:p>
      <text:p text:style-name="P4"><text:s text:c="2"/>printf("There are now %i bottles of beer on the wall\n", beers);</text:p>
      <text:p text:style-name="P4"><text:s text:c="2"/>return 0;</text:p>
      <text:p text:style-name="P4">}</text:p>
      <text:p text:style-name="P4"/>
      <text:p text:style-name="P4"/>
      <text:p text:style-name="P4"/>
      <text:p text:style-name="P4">simple process do one thing at a time.</text:p>
      <text:p text:style-name="P4"/>
      <text:p text:style-name="P4">Threads allow a process to do more than one thing at a time. </text:p>
      <text:p text:style-name="P4"/>
      <text:p text:style-name="P4">Threads are lightweight processes. </text:p>
      <text:p text:style-name="P4"/>
      <text:p text:style-name="P4">Threads share the same global variables.</text:p>
      <text:p text:style-name="P4"/>
      <text:p text:style-name="P4">pthread_create() creates a thread to run a function.</text:p>
      <text:p text:style-name="P4"/>
      <text:p text:style-name="P4">pthread_join() will wait for a thread to finish.</text:p>
      <text:p text:style-name="P4"/>
      <text:p text:style-name="P4">Mutexes are locks that protect shared data.</text:p>
      <text:p text:style-name="P4"/>
      <text:p text:style-name="P4">Every program needs a main function.</text:p>
      <text:p text:style-name="P4"/>
      <text:p text:style-name="P4">Literal strings are stored in read-only memory.</text:p>
      <text:p text:style-name="P4"/>
      <text:p text:style-name="P4">DNS == Domain Name System</text:p>
      <text:p text:style-name="P4"/>
      <text:p text:style-name="P4"/>
      <text:p text:style-name="P4"/>
      <text:p text:style-name="P4"/>
      <text:p text:style-name="P4"/>
      <text:p text:style-name="P4"/>
      <text:p text:style-name="P4"/>
      <text:p text:style-name="P4"><text:s/></text:p>
      <text:p text:style-name="P4"/>
      <text:p text:style-name="P4"/>
      <text:p text:style-name="P4"/>
      <text:p text:style-name="P4"><text:s text:c="13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Java</text:p>
      <text:p text:style-name="P4"/>
      <text:p text:style-name="P4"/>
      <text:p text:style-name="P4">Integer is a class, but int is a primitive data type.</text:p>
      <text:p text:style-name="P4"/>
      <text:p text:style-name="P4">Variables of type Integer store references to Integer objects, just as with any other reference (object) type.</text:p>
      <text:p text:style-name="P4"/>
      <text:p text:style-name="P4">To be more specific, Integer is a class with a single field of type int. This class is used where you need an int to be treated like any other object, such as in generic types or situations where you need nullability.</text:p>
      <text:p text:style-name="P4"/>
      <text:p text:style-name="P4">Integer is a wrapper class. All primitive types have wrapper classes.</text:p>
      <text:p text:style-name="P4"/>
      <text:p text:style-name="P4"/>
      <text:p text:style-name="P4"/>
      <text:p text:style-name="P4"/>
      <text:p text:style-name="P4"/>
      <text:p text:style-name="P4"/>
      <text:p text:style-name="P3">C++</text:p>
      <text:p text:style-name="P4"/>
      <text:p text:style-name="P4"/>
      <text:p text:style-name="P4">In C++, the new operator returns the address of element 0 of the array. So, we need to receive that in pointer declared as int* (or anything related to).</text:p>
      <text:p text:style-name="P4"/>
      <text:p text:style-name="P4">new operator returns a pointer.</text:p>
      <text:p text:style-name="P4"/>
      <text:p text:style-name="P4">malloc()/free() <text:s text:c="3"/>new/delete <text:s text:c="2"/>new[]/delete[]</text:p>
      <text:p text:style-name="P4"/>
      <text:p text:style-name="P4"/>
      <text:p text:style-name="P4">Namespaces are particularly useful to avoid name collisions.</text:p>
      <text:p text:style-name="P4"/>
      <text:p text:style-name="P4">All the entities (variables, types, constants, and functions) of the standard C++ library are declared within the std namespace.</text:p>
      <text:p text:style-name="P4"/>
      <text:p text:style-name="P4">Variables with static storage (such as global variables) that are not explicitly initialized are automatically initialized to zeroes.</text:p>
      <text:p text:style-name="P4"/>
      <text:p text:style-name="P4">Variables with automatic storage (such as local variables) that are not explicitly initialized are left uninitialized, and thus have an undetermined value.</text:p>
      <text:p text:style-name="P4"/>
      <text:p text:style-name="P4">An array is a series of elements of the same type placed in contiuous memory locations that can be individually referenced by adding an index to a unique identifier.</text:p>
      <text:p text:style-name="P4"/>
      <text:p text:style-name="P4">Like a regular variable, an array must be declared before it is used: type name [elements];</text:p>
      <text:p text:style-name="P4"/>
      <text:p text:style-name="P4">Arrays are blocks of static memory whose size must be determined at compile time, before the program</text:p>
      <text:p text:style-name="P4">runs.</text:p>
      <text:p text:style-name="P4"/>
      <text:p text:style-name="P4">int foo [5]; <text:s text:c="2"/>// here, 5 is the size of the array, it constist 5 int elements</text:p>
      <text:p text:style-name="P4"/>
      <text:p text:style-name="P4">int foo [5] = {16, 2, 77, 40, 12071};</text:p>
      <text:p text:style-name="P4"/>
      <text:p text:style-name="P4">Static arrays are always initialized. If no explicit initializer is specified, all the elements are default-initialized (with zeroes, for fundemental types).</text:p>
      <text:p text:style-name="P4"/>
      <text:p text:style-name="P4">In C++ there are no bounds checking. So in the runtime there can be errors. (no problem in the compile time) – out of range elements do not cause errors on compilation – C++ is syntactically correct to exceed the valid range of indices for an array.</text:p>
      <text:p text:style-name="P4"/>
      <text:p text:style-name="P4">Multidimensional arrays can be described as “arrays of arrays”.</text:p>
      <text:p text:style-name="P4"/>
      <text:p text:style-name="P4">Array indices always begin with zero.</text:p>
      <text:p text:style-name="P4"/>
      <text:p text:style-name="P4">At some point, we may need to pass an array to a function as a parameter. In C++, it is not possible to pass the entire block of memory represented by an array to a function directly as an argument. But what can be passed instead is its address. In practice, this has almost the same effect, and it is much faster and more efficient operation.</text:p>
      <text:p text:style-name="P4"/>
      <text:p text:style-name="P4">Arrays cannot be directly copied. And thus what is really passes is a pointer.</text:p>
      <text:p text:style-name="P4"/>
      <text:p text:style-name="P4"/>
      <text:p text:style-name="P4"/>
      <text:p text:style-name="P4">We can represent strings also as plain arrays of elements of a character type.</text:p>
      <text:p text:style-name="P4"/>
      <text:p text:style-name="P4">Arrays of characters are ordinary arrays.</text:p>
      <text:p text:style-name="P4"/>
      <text:p text:style-name="P4">Sequences of characters enclosed in double-quotes are literal constants.</text:p>
      <text:p text:style-name="P4"/>
      <text:p text:style-name="P4">Arrays cannot be assigned values.</text:p>
      <text:p text:style-name="P4"/>
      <text:p text:style-name="P4">In C++, the standard library defines a specific type for strings (class string).</text:p>
      <text:p text:style-name="P4"/>
      <text:p text:style-name="P4"/>
      <text:p text:style-name="P5">#include &lt;iostream&gt;</text:p>
      <text:p text:style-name="P5">#include &lt;string&gt;</text:p>
      <text:p text:style-name="P6"><text:span text:style-name="T3">using</text:span><text:s/><text:span text:style-name="T3">namespace</text:span><text:s/>std;</text:p>
      <text:p text:style-name="P5"><text:span text:style-name="T3">char</text:span><text:s/>question1[] = "What is your name? ";</text:p>
      <text:p text:style-name="P5">string question2 = "Where do you live? ";</text:p>
      <text:p text:style-name="P5"><text:span text:style-name="T3">char</text:span><text:s/>answer1 [80];</text:p>
      <text:p text:style-name="P5">string answer2;</text:p>
      <text:p text:style-name="P5">cout &lt;&lt; question1;</text:p>
      <text:p text:style-name="P5">cin &gt;&gt; answer1;</text:p>
      <text:p text:style-name="P5">cout &lt;&lt; question2;</text:p>
      <text:p text:style-name="P5">cin &gt;&gt; answer2;</text:p>
      <text:p text:style-name="P5">cout &lt;&lt; "Hello, " &lt;&lt; answer1;</text:p>
      <text:p text:style-name="P5">cout &lt;&lt; " from " &lt;&lt; answer2 &lt;&lt; "!\n";</text:p>
      <text:p text:style-name="P5"/>
      <text:p text:style-name="P5"/>
      <text:p text:style-name="P5">There is a explicit different between arrays of characters and strings. Arrays have a fixed size that needs to be specified either implicit or explicitly when declared. While strings are simply strings, no size is specified. This is due to the fact that strings have a dynamic size determined during runtime, while the size of arrays is determined on compilation, before the program runs.</text:p>
      <text:p text:style-name="P5"/>
      <text:p text:style-name="P5">For a C++ program, the memory of a computer is like a succession of memory cells, each one byte in size, and each with a unique address.</text:p>
      <text:p text:style-name="P5"/>
      <text:p text:style-name="P5">When a variable is declared, the memory needed to store its value is assigned a specific location in memory (its memory address).</text:p>
      <text:p text:style-name="P5"/>
      <text:p text:style-name="P5">The actual address of a variable in memory cannot be known before runtime.</text:p>
      <text:p text:style-name="P5"/>
      <text:p text:style-name="P5">A variable which stores the address of another variable is called a pointer.</text:p>
      <text:p text:style-name="P5"/>
      <text:p text:style-name="P5">Pointers are said to “point to” the variable whose address they store.</text:p>
      <text:p text:style-name="P5"/>
      <text:p text:style-name="P5">An interesting property of pointers is that they can be used to access the variable they point to directly. The is done by dereferencing operator *. The operator itself can be read as “value pointed to by”.</text:p>
      <text:p text:style-name="P5"/>
      <text:p text:style-name="P5"/>
      <text:p text:style-name="P5"/>
      <text:p text:style-name="P5"/>
      <text:p text:style-name="P5"/>
      <text:p text:style-name="P5">myvar = 25;</text:p>
      <text:p text:style-name="P5">foo = &amp;myvar;</text:p>
      <text:p text:style-name="P5">baz = *foo;</text:p>
      <text:p text:style-name="P5"/>
      <text:p text:style-name="P5">the last line could be read as “baz equal to value pointed to by foo”, and the statement would actually assign the value 25 to baz.</text:p>
      <text:p text:style-name="P5"/>
      <text:p text:style-name="P5"/>
      <text:p text:style-name="P4"><text:line-break/>The reference and dereference operators are thus complementary:</text:p>
      <text:list text:style-name="L1">
        <text:list-item>
          <text:p text:style-name="P7">&amp; is the <text:span text:style-name="T3">address-of operator</text:span>, and can be read simply as "address of" </text:p>
        </text:list-item>
        <text:list-item>
          <text:p text:style-name="P8">* is the <text:span text:style-name="T3">dereference operator</text:span>, and can be read as "value pointed to by" </text:p>
        </text:list-item>
      </text:list>
      <text:p text:style-name="P5"/>
      <text:p text:style-name="P5">An address obtained with &amp; can be dereferenced with *.</text:p>
      <text:p text:style-name="P5"/>
      <text:p text:style-name="P5"/>
      <text:p text:style-name="P5"/>
      <text:p text:style-name="P5"/>
      <text:p text:style-name="P5"/>
      <text:p text:style-name="P5">int myvar = 25;</text:p>
      <text:p text:style-name="P6">int *foo = &amp;myvar;</text:p>
      <text:p text:style-name="P5">then =&gt;</text:p>
      <text:p text:style-name="P5"/>
      <text:p text:style-name="P5">myvar == 25</text:p>
      <text:p text:style-name="P5">&amp;myvar == 1776</text:p>
      <text:p text:style-name="P5">foo == 1776</text:p>
      <text:p text:style-name="P6">*foo == 25</text:p>
      <text:p text:style-name="P6">*foo == myvar</text:p>
      <text:p text:style-name="P6"/>
      <text:p text:style-name="P6">Due to the ability of a pointer to directly refer to the value that it points to, a pointer has different properties when it points to be a char than when it points to an int or a float. Once dereferenced, they type needs to be known.And for that, the declaration of a pointer needs to include the data type the pointer is going to point to.</text:p>
      <text:p text:style-name="P6">type * name;</text:p>
      <text:p text:style-name="P6"/>
      <text:p text:style-name="P6">The size in memory of a pointer depends on the platform where the program runs.</text:p>
      <text:p text:style-name="P6">Note that the asterisk * used when declaring a pointer only means that it is a pointer, and should not be confused with the dereference operator seen earlier, but which is also written with an asterisk. <text:span text:style-name="T2">They are simply two different things represented with the same thing.</text:span></text:p>
      <text:p text:style-name="P6"/>
      <text:p text:style-name="P6"><text:span text:style-name="T3">// more pointers</text:span></text:p>
      <text:p text:style-name="P5">#include &lt;iostream&gt;</text:p>
      <text:p text:style-name="P5"><text:span text:style-name="T3">using</text:span><text:s/><text:span text:style-name="T3">namespace</text:span><text:s/>std;</text:p>
      <text:p text:style-name="P5"/>
      <text:p text:style-name="P5"><text:span text:style-name="T3">int</text:span><text:s/>main ()</text:p>
      <text:p text:style-name="P5">{</text:p>
      <text:p text:style-name="P5"><text:s text:c="2"/><text:span text:style-name="T3">int</text:span><text:s/>firstvalue = 5, secondvalue = 15;</text:p>
      <text:p text:style-name="P5"><text:s text:c="2"/><text:span text:style-name="T3">int</text:span><text:s/>* p1, * p2;</text:p>
      <text:p text:style-name="P5"/>
      <text:p text:style-name="P5"><text:s text:c="2"/>p1 = &amp;firstvalue; <text:s/><text:span text:style-name="T3">// p1 = address of firstvalue</text:span></text:p>
      <text:p text:style-name="P5"><text:s text:c="2"/>p2 = &amp;secondvalue; <text:span text:style-name="T3">// p2 = address of secondvalue</text:span></text:p>
      <text:p text:style-name="P5"><text:s text:c="2"/>*p1 = 10; <text:s text:c="9"/><text:span text:style-name="T3">// value pointed to by p1 = 10</text:span></text:p>
      <text:p text:style-name="P5"><text:s text:c="2"/>*p2 = *p1; <text:s text:c="8"/><text:span text:style-name="T3">// value pointed to by p2 = value pointed to by p1</text:span></text:p>
      <text:p text:style-name="P5"><text:s text:c="2"/>p1 = p2; <text:s text:c="10"/><text:span text:style-name="T3">// p1 = p2 (value of pointer is copied)</text:span></text:p>
      <text:p text:style-name="P5"><text:s text:c="2"/>*p1 = 20; <text:s text:c="9"/><text:span text:style-name="T3">// value pointed to by p1 = 20</text:span></text:p>
      <text:p text:style-name="P5"><text:s text:c="2"/></text:p>
      <text:p text:style-name="P5"><text:s text:c="2"/>cout &lt;&lt; "firstvalue is " &lt;&lt; firstvalue &lt;&lt; '\n';</text:p>
      <text:p text:style-name="P5"><text:s text:c="2"/>cout &lt;&lt; "secondvalue is " &lt;&lt; secondvalue &lt;&lt; '\n';</text:p>
      <text:p text:style-name="P5"><text:s text:c="2"/><text:span text:style-name="T3">return</text:span><text:s/>0;</text:p>
      <text:p text:style-name="P6">}</text:p>
      <text:p text:style-name="P6">the code above will output this:</text:p>
      <text:p text:style-name="P6">firstvalue is 10</text:p>
      <text:p text:style-name="P6">secondvalue is 20</text:p>
      <text:p text:style-name="P6"/>
      <text:p text:style-name="P6"/>
      <text:p text:style-name="P6">The concept of arrays is related to that of pointers.In fact, arrays work very much like pointers to their first elements, and, actually, an array can always be implicitly converted to the pointer of the proper type.</text:p>
      <text:p text:style-name="P6">int myarray[20];</text:p>
      <text:p text:style-name="P6">int *mypointer;</text:p>
      <text:p text:style-name="P6">mypointer = myarray;</text:p>
      <text:p text:style-name="P6">After that, mypointer and myarray would be equivalent and would have very similar properties. The main difference being that mypointer can be assigned a different address, whereas myarray can never be assigned anything, and will always represent the same block of 20 elements of type int.</text:p>
      <text:p text:style-name="P6"/>
      <text:p text:style-name="P6">Pointers and arrays support the same set of operations, with the same meaning for both. The main difference being that pointers can be assigned new addresses, while arrays cannot.</text:p>
      <text:p text:style-name="P6"/>
      <text:p text:style-name="P6">a[5] == *(a+5);</text:p>
      <text:p text:style-name="P6"/>
      <text:p text:style-name="P6">Remember that if an array, its name can be used just like a pointer to its first element.</text:p>
      <text:p text:style-name="P6">When pointers are initialized, what is initialized is the address they point to, never the value being pointed.</text:p>
      <text:p text:style-name="P6">We cannot modify constant variables. We can only read the values of contstant variables.</text:p>
      <text:p text:style-name="P6">char *foo = “hello”; //this declares an array with the literal represantaion for “hello”, and then a pointer to its first element is assigned to foo. Note that here foo is a pointer and contains the value 1702 (the address), and not 'h', nor “hello”, altough 1702 indeed is the address of both of these. The pointer foo points to a sequence of characters.</text:p>
      <text:p text:style-name="P6"/>
      <text:p text:style-name="P6">Pointers to pointers: C++ allows the use of pointers, that these, in its turn, point to data (or even to other pointers). They syntax simply requires an asterisk * for each level of indirection in the declaration of the pointer.</text:p>
      <text:p text:style-name="P5">char a;</text:p>
      <text:p text:style-name="P5"><text:span text:style-name="T3">char</text:span><text:s/>* b;</text:p>
      <text:p text:style-name="P5"><text:span text:style-name="T3">char</text:span><text:s/>** c;</text:p>
      <text:p text:style-name="P5">a = 'z';</text:p>
      <text:p text:style-name="P5">b = &amp;a;</text:p>
      <text:p text:style-name="P5">c = &amp;b;</text:p>
      <text:p text:style-name="P5"/>
      <text:p text:style-name="P4">The new thing in this example is variable c, which is a pointer to a pointer, and can be used in three different levels of indirection, each one of them would correspond to a different value:</text:p>
      <text:list text:style-name="L1">
        <text:list-item>
          <text:p text:style-name="P7">c is of type char** and a value of 8092 </text:p>
        </text:list-item>
        <text:list-item>
          <text:p text:style-name="P7">*c is of type char* and a value of 7230 </text:p>
        </text:list-item>
        <text:list-item>
          <text:p text:style-name="P8">**c is of type char and a value of 'z' </text:p>
        </text:list-item>
      </text:list>
      <text:p text:style-name="P9"/>
      <text:p text:style-name="P9"/>
      <text:p text:style-name="P9">Void Pointers: In C++, void represents the absence of type. Therefore, void pointers are pointers that point to a value that has no type (and thus also an undetermined length and undetermined dereferencing properties). So, void pointers are able to point any data type. However, the data pointed to by them cannot be directly dereferenced (which is logical, since we have no type to dereference to), and for that reason, any address in a void pointer needs to be transformed into some other pointer type that points to a concrete data type before being dereferenced.</text:p>
      <text:p text:style-name="P9"/>
      <text:p text:style-name="P9">In C++, pointers are allowed to take any address value, no matter whether there actually is something at that address or not. But what can cause an error or a problem is to dereference such a pointer (i.e., actually accessing the value they point to) (runtime problem).</text:p>
      <text:p text:style-name="P9"/>
      <text:p text:style-name="P9"/>
      <text:p text:style-name="P9">There is a solution for that. We have 0 and null pointer:</text:p>
      <text:p text:style-name="P9">int *p = 0;</text:p>
      <text:p text:style-name="P9">int *q = nullptr;</text:p>
      <text:p text:style-name="P9">int * q = NULL;</text:p>
      <text:p text:style-name="P9">here both p and q are null pointers, meaning that they explicitly point to nowhere, and they both actually compare equal; all null pointers compare equal to other null pointers.</text:p>
      <text:p text:style-name="P9"/>
      <text:p text:style-name="P9"><text:span text:style-name="T1">Function Pointers</text:span></text:p>
      <text:p text:style-name="P10"><text:span text:style-name="T3">// pointer to functions</text:span></text:p>
      <text:p text:style-name="P11"><text:span text:style-name="T4">#include </text:span><text:span text:style-name="T1">&lt;iostream&gt;</text:span></text:p>
      <text:p text:style-name="P12"><text:span text:style-name="T1">using namespace </text:span><text:span text:style-name="T5">std</text:span><text:span text:style-name="T6">;</text:span></text:p>
      <text:p text:style-name="P13"><text:span text:style-name="T7">int </text:span>addition (<text:span text:style-name="T7">int </text:span>a, <text:span text:style-name="T7">int </text:span>b)</text:p>
      <text:p text:style-name="P13">{ </text:p>
      <text:p text:style-name="P13"><text:span text:style-name="T8"><text:s text:c="4"/></text:span><text:span text:style-name="T7">return </text:span>(a+b); </text:p>
      <text:p text:style-name="P13">}</text:p>
      <text:p text:style-name="P13"><text:span text:style-name="T7">int </text:span>subtraction (<text:span text:style-name="T7">int </text:span>a, <text:span text:style-name="T7">int </text:span>b)</text:p>
      <text:p text:style-name="P13">{ </text:p>
      <text:p text:style-name="P13"><text:span text:style-name="T8"><text:s text:c="4"/></text:span><text:span text:style-name="T7">return </text:span>(a-b);</text:p>
      <text:p text:style-name="P13">}</text:p>
      <text:p text:style-name="P13"><text:span text:style-name="T7">int </text:span>operation (<text:span text:style-name="T7">int </text:span>x, <text:span text:style-name="T7">int </text:span>y, <text:span text:style-name="T7">int </text:span>(*functocall)(<text:span text:style-name="T7">int</text:span>,<text:span text:style-name="T7">int</text:span>))</text:p>
      <text:p text:style-name="P13">{</text:p>
      <text:p text:style-name="P13"><text:span text:style-name="T8"><text:s text:c="4"/></text:span><text:span text:style-name="T7">int </text:span>g;</text:p>
      <text:p text:style-name="P13"><text:span text:style-name="T8"><text:s text:c="4"/></text:span>g = (*functocall)(x,y);</text:p>
      <text:p text:style-name="P12"><text:span text:style-name="T9"><text:s text:c="4"/></text:span><text:span text:style-name="T1">return </text:span><text:span text:style-name="T6">g;</text:span></text:p>
      <text:p text:style-name="P13">}</text:p>
      <text:p text:style-name="P13"><text:span text:style-name="T7">int </text:span>main ()</text:p>
      <text:p text:style-name="P13">{</text:p>
      <text:p text:style-name="P13"><text:span text:style-name="T8"><text:s text:c="4"/></text:span><text:span text:style-name="T7">int </text:span>m,n;</text:p>
      <text:p text:style-name="P13"><text:span text:style-name="T8"><text:s text:c="4"/></text:span><text:span text:style-name="T7">int </text:span>(*minus)(<text:span text:style-name="T7">int</text:span>,<text:span text:style-name="T7">int</text:span>) = subtraction;</text:p>
      <text:p text:style-name="P13"><text:span text:style-name="T8"><text:s text:c="4"/></text:span>m = operation (<text:span text:style-name="T10">7</text:span>, <text:span text:style-name="T10">5</text:span>, addition);</text:p>
      <text:p text:style-name="P13"><text:span text:style-name="T8"><text:s text:c="4"/></text:span>n = operation (<text:span text:style-name="T10">20</text:span>, m, minus);</text:p>
      <text:p text:style-name="P13"><text:span text:style-name="T8"><text:s text:c="4"/></text:span>cout <text:span text:style-name="T11">&lt;&lt;</text:span>n;</text:p>
      <text:p text:style-name="P12"><text:span text:style-name="T9"><text:s text:c="4"/></text:span><text:span text:style-name="T1">return </text:span><text:span text:style-name="T10">0</text:span><text:span text:style-name="T6">;</text:span></text:p>
      <text:p text:style-name="P14">}</text:p>
      <text:p text:style-name="P6">the above code, minus is a pointer to a function that has two parameters of type int. It is directly initialized to point to the function substraction.</text:p>
      <text:p text:style-name="P6">In the programs seen in previous chapters, all memory needs were determine before program execution by defining the variables needed. But there may be cases where the memory needs of a program can only be determined during runtime. For example, when the memory needed depends on user input. On these cases, programs need to dynamically allocate memory, for which the C++ language integrates the operators new and delete.</text:p>
      <text:p text:style-name="P6">Dynamic memory is allocated using operator new. New is followed bt a date type specifier and, if a sequence of more than one element is required, the number of these within brackets []. It returns a pointer to the beginning of the new block of memory allocated.</text:p>
      <text:p text:style-name="P6">int *foo;</text:p>
      <text:p text:style-name="P6">foo = new int [5];</text:p>
      <text:p text:style-name="P6">//in the above case, the system dynamically allocates space for five elements of type int and returns a pointer to the first element of the sequence, which is assigned to foo (a pointer).Therefore, foo now points to a valid block of memory with space for five elements of type int. // here, foo is pointer, thus the first element pointed to by foo can be accessed either with the expression foo[0] or the expression * foo (both are equivalent). The second element can be accessed either with foo[1] or *(foo+1) and so on...</text:p>
      <text:p text:style-name="P6">The most important difference is that the size of a regular array needs to be a <text:span text:style-name="T3">constant expression</text:span>, and thus its size has to be determined at the moment of designing the program, before it is run, whereas the dynamic memory allocation performed by new allows to assign memory during runtime using any variable value as size.</text:p>
      <text:p text:style-name="P6">The dynamic memory requested by our program is allocated by the system from the memory heap. However, computer memory is a limited resource, and it can be exhausted. Therefore, there are no guarantees that all requests to allocate memory using operator new are going to be granted by the system. </text:p>
      <text:p text:style-name="P6">In most cases, memory allocated dynamically is only needed during specific periods of time within a program; once it is no longer needed, it can be freed so that the memory becomes available again for other requests of dynamic memory. This is the purpose of operator delete.</text:p>
      <text:p text:style-name="P6"/>
      <text:p text:style-name="P6">delete pointer;</text:p>
      <text:p text:style-name="P6">deletep[] pointer;</text:p>
      <text:p text:style-name="P6">The first statement relleases the memory of a single element allocated usingg new, and the second one releases the memory allocated for arrays of elements using new and a size in brackets[].</text:p>
      <text:p text:style-name="P6">The value passed as argument to delete shall be either a pointer to a memory block previously allocated with new, or a <text:span text:style-name="T3">null pointer</text:span><text:s/>(in the case of a <text:span text:style-name="T3">null pointer</text:span>, delete produces no effect).</text:p>
      <text:p text:style-name="P6"/>
      <text:p text:style-name="P6"><text:span text:style-name="T3">// rememb-o-matic</text:span></text:p>
      <text:p text:style-name="P5">#include &lt;iostream&gt;</text:p>
      <text:p text:style-name="P5">#include &lt;new&gt;</text:p>
      <text:p text:style-name="P5"><text:span text:style-name="T3">using</text:span><text:s/><text:span text:style-name="T3">namespace</text:span><text:s/>std;</text:p>
      <text:p text:style-name="P5"/>
      <text:p text:style-name="P5"><text:span text:style-name="T3">int</text:span><text:s/>main ()</text:p>
      <text:p text:style-name="P5">{</text:p>
      <text:p text:style-name="P5"><text:s text:c="2"/><text:span text:style-name="T3">int</text:span><text:s/>i,n;</text:p>
      <text:p text:style-name="P5"><text:s text:c="2"/><text:span text:style-name="T3">int</text:span><text:s/>* p;</text:p>
      <text:p text:style-name="P5"><text:s text:c="2"/>cout &lt;&lt; "How many numbers would you like to type? ";</text:p>
      <text:p text:style-name="P5"><text:s text:c="2"/>cin &gt;&gt; i;</text:p>
      <text:p text:style-name="P5"><text:s text:c="2"/>p= <text:span text:style-name="T3">new</text:span><text:s/>(nothrow) <text:span text:style-name="T3">int</text:span>[i];</text:p>
      <text:p text:style-name="P5"><text:s text:c="2"/><text:span text:style-name="T3">if</text:span><text:s/>(p == <text:span text:style-name="T3">nullptr</text:span>)</text:p>
      <text:p text:style-name="P5"><text:s text:c="4"/>cout &lt;&lt; "Error: memory could not be allocated";</text:p>
      <text:p text:style-name="P5"><text:s text:c="2"/><text:span text:style-name="T3">else</text:span></text:p>
      <text:p text:style-name="P5"><text:s text:c="2"/>{</text:p>
      <text:p text:style-name="P5"><text:s text:c="4"/><text:span text:style-name="T3">for</text:span><text:s/>(n=0; n&lt;i; n++)</text:p>
      <text:p text:style-name="P5"><text:s text:c="4"/>{</text:p>
      <text:p text:style-name="P5"><text:s text:c="6"/>cout &lt;&lt; "Enter number: ";</text:p>
      <text:p text:style-name="P5"><text:s text:c="6"/>cin &gt;&gt; p[n];</text:p>
      <text:p text:style-name="P5"><text:s text:c="4"/>}</text:p>
      <text:p text:style-name="P5"><text:s text:c="4"/>cout &lt;&lt; "You have entered: ";</text:p>
      <text:p text:style-name="P5"><text:s text:c="4"/><text:span text:style-name="T3">for</text:span><text:s/>(n=0; n&lt;i; n++)</text:p>
      <text:p text:style-name="P5"><text:s text:c="6"/>cout &lt;&lt; p[n] &lt;&lt; ", ";</text:p>
      <text:p text:style-name="P5"><text:s text:c="4"/><text:span text:style-name="T3">delete</text:span>[] p;</text:p>
      <text:p text:style-name="P5"><text:s text:c="2"/>}</text:p>
      <text:p text:style-name="P5"><text:s text:c="2"/><text:span text:style-name="T3">return</text:span><text:s/>0;</text:p>
      <text:p text:style-name="P6">}</text:p>
      <text:p text:style-name="P6"/>
      <text:p text:style-name="P6"/>
      <text:p text:style-name="P6"/>
      <text:p text:style-name="P6"/>
      <text:p text:style-name="P6"/>
      <text:p text:style-name="P5"/>
      <text:p text:style-name="P5"/>
      <text:p text:style-name="P5"/>
      <text:p text:style-name="P4"/>
      <text:p text:style-name="P4"/>
      <text:p text:style-name="P4"/>
      <text:p text:style-name="P4">Structs</text:p>
      <text:p text:style-name="P4"/>
      <text:p text:style-name="P4">A data structure is a group of data elements grouped together under one name. These data elements, known as members, can have different types and different lengths.</text:p>
      <text:p text:style-name="P4"/>
      <text:p text:style-name="P5"><text:span text:style-name="T3">struct</text:span><text:s/>product {</text:p>
      <text:p text:style-name="P5"><text:s text:c="2"/><text:span text:style-name="T3">int</text:span><text:s/>weight;</text:p>
      <text:p text:style-name="P5"><text:s text:c="2"/><text:span text:style-name="T3">double</text:span><text:s/>price;</text:p>
      <text:p text:style-name="P5">} ;</text:p>
      <text:p text:style-name="P5"/>
      <text:p text:style-name="P5">product apple;</text:p>
      <text:p text:style-name="P6">product banana, melon;</text:p>
      <text:p text:style-name="P6"/>
      <text:p text:style-name="P6"><text:span text:style-name="T3">// array of structures</text:span></text:p>
      <text:p text:style-name="P5">#include &lt;iostream&gt;</text:p>
      <text:p text:style-name="P5">#include &lt;string&gt;</text:p>
      <text:p text:style-name="P5">#include &lt;sstream&gt;</text:p>
      <text:p text:style-name="P5"><text:span text:style-name="T3">using</text:span><text:s/><text:span text:style-name="T3">namespace</text:span><text:s/>std;</text:p>
      <text:p text:style-name="P5"/>
      <text:p text:style-name="P5"><text:span text:style-name="T3">struct</text:span><text:s/>movies_t {</text:p>
      <text:p text:style-name="P5"><text:s text:c="2"/>string title;</text:p>
      <text:p text:style-name="P5"><text:s text:c="2"/><text:span text:style-name="T3">int</text:span><text:s/>year;</text:p>
      <text:p text:style-name="P5">} films [3];</text:p>
      <text:p text:style-name="P5"/>
      <text:p text:style-name="P5"><text:span text:style-name="T3">void</text:span><text:s/>printmovie (movies_t movie);</text:p>
      <text:p text:style-name="P5"/>
      <text:p text:style-name="P5"><text:span text:style-name="T3">int</text:span><text:s/>main ()</text:p>
      <text:p text:style-name="P5">{</text:p>
      <text:p text:style-name="P5"><text:s text:c="2"/>string mystr;</text:p>
      <text:p text:style-name="P5"><text:s text:c="2"/><text:span text:style-name="T3">int</text:span><text:s/>n;</text:p>
      <text:p text:style-name="P5"/>
      <text:p text:style-name="P5"><text:s text:c="2"/><text:span text:style-name="T3">for</text:span><text:s/>(n=0; n&lt;3; n++)</text:p>
      <text:p text:style-name="P5"><text:s text:c="2"/>{</text:p>
      <text:p text:style-name="P5"><text:s text:c="4"/>cout &lt;&lt; "Enter title: ";</text:p>
      <text:p text:style-name="P5"><text:s text:c="4"/>getline (cin,films[n].title);</text:p>
      <text:p text:style-name="P5"><text:s text:c="4"/>cout &lt;&lt; "Enter year: ";</text:p>
      <text:p text:style-name="P5"><text:s text:c="4"/>getline (cin,mystr);</text:p>
      <text:p text:style-name="P5"><text:s text:c="4"/>stringstream(mystr) &gt;&gt; films[n].year;</text:p>
      <text:p text:style-name="P5"><text:s text:c="2"/>}</text:p>
      <text:p text:style-name="P5"/>
      <text:p text:style-name="P5"><text:s text:c="2"/>cout &lt;&lt; "\nYou have entered these movies:\n";</text:p>
      <text:p text:style-name="P5"><text:s text:c="2"/><text:span text:style-name="T3">for</text:span><text:s/>(n=0; n&lt;3; n++)</text:p>
      <text:p text:style-name="P5"><text:s text:c="4"/>printmovie (films[n]);</text:p>
      <text:p text:style-name="P5"><text:s text:c="2"/><text:span text:style-name="T3">return</text:span><text:s/>0;</text:p>
      <text:p text:style-name="P5">}</text:p>
      <text:p text:style-name="P5"/>
      <text:p text:style-name="P5"><text:span text:style-name="T3">void</text:span><text:s/>printmovie (movies_t movie)</text:p>
      <text:p text:style-name="P5">{</text:p>
      <text:p text:style-name="P5"><text:s text:c="2"/>cout &lt;&lt; movie.title;</text:p>
      <text:p text:style-name="P5"><text:s text:c="2"/>cout &lt;&lt; " (" &lt;&lt; movie.year &lt;&lt; ")\n";</text:p>
      <text:p text:style-name="P6">}</text:p>
      <text:p text:style-name="P6"/>
      <text:p text:style-name="P6"><text:span text:style-name="T3">struct</text:span><text:s/>movies_t {</text:p>
      <text:p text:style-name="P5"><text:s text:c="2"/>string title;</text:p>
      <text:p text:style-name="P5"><text:s text:c="2"/><text:span text:style-name="T3">int</text:span><text:s/>year;</text:p>
      <text:p text:style-name="P5">};</text:p>
      <text:p text:style-name="P5"/>
      <text:p text:style-name="P5">movies_t amovie;</text:p>
      <text:p text:style-name="P6">movies_t * pmovie;</text:p>
      <text:p text:style-name="P6">pmovie = &amp;amovie;</text:p>
      <text:p text:style-name="P6"/>
      <text:p text:style-name="P4"/>
      <text:p text:style-name="P4"/>
      <text:p text:style-name="P5"><text:span text:style-name="T3">// pointers to structures</text:span></text:p>
      <text:p text:style-name="P5">#include &lt;iostream&gt;</text:p>
      <text:p text:style-name="P5">#include &lt;string&gt;</text:p>
      <text:p text:style-name="P5">#include &lt;sstream&gt;</text:p>
      <text:p text:style-name="P5"><text:span text:style-name="T3">using</text:span><text:s/><text:span text:style-name="T3">namespace</text:span><text:s/>std;</text:p>
      <text:p text:style-name="P5"/>
      <text:p text:style-name="P5"><text:span text:style-name="T3">struct</text:span><text:s/>movies_t {</text:p>
      <text:p text:style-name="P5"><text:s text:c="2"/>string title;</text:p>
      <text:p text:style-name="P5"><text:s text:c="2"/><text:span text:style-name="T3">int</text:span><text:s/>year;</text:p>
      <text:p text:style-name="P5">};</text:p>
      <text:p text:style-name="P5"/>
      <text:p text:style-name="P5"><text:span text:style-name="T3">int</text:span><text:s/>main ()</text:p>
      <text:p text:style-name="P5">{</text:p>
      <text:p text:style-name="P5"><text:s text:c="2"/>string mystr;</text:p>
      <text:p text:style-name="P5"/>
      <text:p text:style-name="P5"><text:s text:c="2"/>movies_t amovie;</text:p>
      <text:p text:style-name="P5"><text:s text:c="2"/>movies_t * pmovie;</text:p>
      <text:p text:style-name="P5"><text:s text:c="2"/>pmovie = &amp;amovie;</text:p>
      <text:p text:style-name="P5"/>
      <text:p text:style-name="P5"><text:s text:c="2"/>cout &lt;&lt; "Enter title: ";</text:p>
      <text:p text:style-name="P5"><text:s text:c="2"/>getline (cin, pmovie-&gt;title);</text:p>
      <text:p text:style-name="P5"><text:s text:c="2"/>cout &lt;&lt; "Enter year: ";</text:p>
      <text:p text:style-name="P5"><text:s text:c="2"/>getline (cin, mystr);</text:p>
      <text:p text:style-name="P5"><text:s text:c="2"/>(stringstream) mystr &gt;&gt; pmovie-&gt;year;</text:p>
      <text:p text:style-name="P5"/>
      <text:p text:style-name="P5"><text:s text:c="2"/>cout &lt;&lt; "\nYou have entered:\n";</text:p>
      <text:p text:style-name="P5"><text:s text:c="2"/>cout &lt;&lt; pmovie-&gt;title;</text:p>
      <text:p text:style-name="P5"><text:s text:c="2"/>cout &lt;&lt; " (" &lt;&lt; pmovie-&gt;year &lt;&lt; ")\n";</text:p>
      <text:p text:style-name="P5"/>
      <text:p text:style-name="P5"><text:s text:c="2"/><text:span text:style-name="T3">return</text:span><text:s/>0;</text:p>
      <text:p text:style-name="P6">}</text:p>
      <text:p text:style-name="P4"/>
      <text:p text:style-name="P4">The arrow operator (-&gt;) is a dereference operator that is used exclusively with pointers to objects that have members. This operator serves to access the member of an object directly from its address.. For example, in the example above:</text:p>
      <table:table table:name="Table1" table:style-name="Table1">
        <table:table-column table:style-name="TableColumn1"/>
        <table:table-column table:style-name="TableColumn1"/>
        <table:table-column table:style-name="TableColumn1"/>
        <table:table-row>
          <table:table-cell table:style-name="TableCell1">
            <text:p text:style-name="P6"> </text:p>
          </table:table-cell>
          <table:table-cell table:style-name="TableCell1">
            <text:p text:style-name="P6">pmovie-&gt;title</text:p>
          </table:table-cell>
          <table:table-cell table:style-name="TableCell1">
            <text:p text:style-name="P15"/>
          </table:table-cell>
        </table:table-row>
      </table:table>
      <text:p text:style-name="P9"><text:line-break/><text:line-break/>is, for all purposes, equivalent to: </text:p>
      <table:table table:name="Table2" table:style-name="Table1">
        <table:table-column table:style-name="TableColumn1"/>
        <table:table-column table:style-name="TableColumn1"/>
        <table:table-column table:style-name="TableColumn1"/>
        <table:table-row>
          <table:table-cell table:style-name="TableCell1">
            <text:p text:style-name="P6"> </text:p>
          </table:table-cell>
          <table:table-cell table:style-name="TableCell1">
            <text:p text:style-name="P6">(*pmovie).title</text:p>
          </table:table-cell>
          <table:table-cell table:style-name="TableCell1">
            <text:p text:style-name="P15"/>
          </table:table-cell>
        </table:table-row>
      </table:table>
      <text:p text:style-name="P4"/>
      <text:p text:style-name="P4"/>
      <text:p text:style-name="P4"/>
      <text:p text:style-name="P4"/>
      <text:p text:style-name="P4">Structures can also be nested in such a way that an element of a structure is itself another structure:<text:line-break/></text:p>
      <text:p text:style-name="P4"><text:s text:c="2"/><text:span text:style-name="T3">struct</text:span><text:s/>movies_t {</text:p>
      <text:p text:style-name="P5"><text:s text:c="2"/>string title;</text:p>
      <text:p text:style-name="P5"><text:s text:c="2"/><text:span text:style-name="T3">int</text:span><text:s/>year;</text:p>
      <text:p text:style-name="P5">};</text:p>
      <text:p text:style-name="P5"/>
      <text:p text:style-name="P5"><text:span text:style-name="T3">struct</text:span><text:s/>friends_t {</text:p>
      <text:p text:style-name="P5"><text:s text:c="2"/>string name;</text:p>
      <text:p text:style-name="P5"><text:s text:c="2"/>string email;</text:p>
      <text:p text:style-name="P5"><text:s text:c="2"/>movies_t favorite_movie;</text:p>
      <text:p text:style-name="P5">} charlie, maria;</text:p>
      <text:p text:style-name="P5"/>
      <text:p text:style-name="P6">friends_t * pfriends = &amp;charlie;</text:p>
      <text:p text:style-name="P4"/>
      <text:p text:style-name="P4"/>
      <text:p text:style-name="P5">charlie.name</text:p>
      <text:p text:style-name="P5">maria.favorite_movie.title</text:p>
      <text:p text:style-name="P5">charlie.favorite_movie.year</text:p>
      <text:p text:style-name="P6">pfriends-&gt;favorite_movie.year</text:p>
      <text:p text:style-name="P4"/>
      <text:p text:style-name="P4"/>
      <text:p text:style-name="P4">The member unions share the same memory location, so they cannot be used to store two different values simultaneously.</text:p>
      <text:p text:style-name="P4"/>
      <text:p text:style-name="P4">Enumaration:</text:p>
      <text:p text:style-name="P4"/>
      <text:p text:style-name="P4">Enumarated types are types that are defined with a set of custom identifiers, known as enumerators, as possible values. Objects of these enumerated types can take any of these enumerators as value.</text:p>
      <text:p text:style-name="P4"/>
      <text:p text:style-name="P5"><text:span text:style-name="T3">enum</text:span><text:s/>colors_t {black, blue, green, cyan, red, purple, yellow, white};</text:p>
      <text:p text:style-name="P5">colors_t mycolor;</text:p>
      <text:p text:style-name="P5">mycolor = blue;</text:p>
      <text:p text:style-name="P6"><text:span text:style-name="T3">if</text:span><text:s/>(mycolor == green) mycolor = red;</text:p>
      <text:p text:style-name="P4">Values of <text:span text:style-name="T3">enumerated types</text:span><text:s/>declared with enum are implicitly convertible to an integer type, and vice versa. In fact, the elements of such an enum are always assigned an integer numerical equivalent internally, to which they can be implicitly converted to or from. If it is not specified otherwise, the integer value equivalent to the first possible value is 0, the equivalent to the second is 1, to the third is 2, and so on... Therefore, in the data type colors_t defined above, black would be equivalent to 0, blue would be equivalent to 1, green to 2, and so on...</text:p>
      <text:p text:style-name="P4"/>
      <text:p text:style-name="P4"/>
      <text:p text:style-name="P16"><text:span text:style-name="T1">Enumerated types with enum class</text:span></text:p>
      <text:p text:style-name="P4">They are declared with enum class (or enum struct) instead of just enum:</text:p>
      <text:p text:style-name="P4"/>
      <text:p text:style-name="P5"><text:span text:style-name="T3">enum</text:span><text:s/><text:span text:style-name="T3">class</text:span><text:s/>Colors {black, blue, green, cyan, red, purple, yellow, white};</text:p>
      <text:p text:style-name="P5">Colors mycolor;</text:p>
      <text:p text:style-name="P5">mycolor = Colors::blue;</text:p>
      <text:p text:style-name="P6"><text:span text:style-name="T3">if</text:span><text:s/>(mycolor == Colors::green) mycolor = Colors::red;</text:p>
      <text:p text:style-name="P4"/>
      <text:p text:style-name="P5"><text:span text:style-name="T3">enum</text:span><text:s/><text:span text:style-name="T3">class</text:span><text:s/>EyeColor : <text:span text:style-name="T3">char</text:span><text:s/>{blue, green, brown};</text:p>
      <text:p text:style-name="P4">Here, Eyecolor is a distinct type with the same size of a char (1 byte).</text:p>
      <text:p text:style-name="P4"/>
      <text:p text:style-name="P4"/>
      <text:p text:style-name="P4"/>
      <text:p text:style-name="P4">C++ Classes:</text:p>
      <text:p text:style-name="P4"/>
      <text:p text:style-name="P4">Classes are an expanded concept of data structures: like data structures, they can contain data members, but they can also contain functions as members.</text:p>
      <text:p text:style-name="P4"/>
      <text:p text:style-name="P4">An object is an instantion of a class. In terms of variables, a class would be the type and an object would be the variable.</text:p>
      <text:p text:style-name="P4"/>
      <text:p text:style-name="P4"/>
      <text:p text:style-name="P4"/>
      <text:p text:style-name="P4"/>
      <text:p text:style-name="P4"/>
      <text:p text:style-name="P3"/>
      <text:p text:style-name="P3"><text:span text:style-name="T1">Data Structures</text:span></text:p>
      <text:p text:style-name="P17"/>
      <text:p text:style-name="P17">Data Structures are the programmatic way of storing data so that data can be used efficiently. </text:p>
      <text:p text:style-name="P17"/>
      <text:p text:style-name="P17">Data Structure is a systematic way to organize data in order to use it efficiently.</text:p>
      <text:p text:style-name="P17"/>
      <text:p text:style-name="P17">In computer science, a <text:span text:style-name="T1">data structure</text:span><text:s/>is a particular way of organizing and storing data in a computer so that it can be accessed and modified efficiently. More precisely, a data structure is a collection of data values, the relationships among them, and the functions or operations that can be applied to the data.</text:p>
      <text:p text:style-name="P17"/>
      <text:p text:style-name="P17">Data structures can implement one or more particular abstract data types (ADT), which specify the operations that can be performed on a data structure and the computational complexity of those operations. In comparison, a data structure is a concrete implementation of the space provided by an ADT. </text:p>
      <text:p text:style-name="P17"/>
      <text:p text:style-name="P17">Abstract Data Type (ADT): Type defined in terms of its data items and associated operations, but not its implementation.</text:p>
      <text:p text:style-name="P17"/>
      <text:p text:style-name="P17">Abstract Data type (ADT) is a type (or class) for objects whose behavior is defined by a set of value and a set of operations. The definition of ADT only mentions what operations are to be performed but not how these operations will be implemented. It does not specify how data will be organized in memory and what algorithms will be used for implementing the operations. It is called “abstract” because it gives an implementation independent view. The process of providing only the essentials and hiding the details is known as abstraction. We can think of ADT as a black box which hides the inner structure and design of the data type. </text:p>
      <text:p text:style-name="P17"/>
      <text:p text:style-name="P17">List ADT, Stack ADT, Queue ADT are examples to abstract data types. There can be different ways to implement an ADT, for example, the List ADT can be implemented using arrays, or singly linked list or doubly linked list. Similarly, stack ADT and Queue ADT can be implemented using arrays or linked lists.</text:p>
      <text:p text:style-name="P17"/>
      <text:p text:style-name="P17">A class is a data structure that contains data fields, as well as various methods which operate on the contents of the record. In the context of object-oriented programming, records are known as plain old data structures to distinguish them from classes. (array and linked list are other examples to data structures)</text:p>
      <text:p text:style-name="P17"/>
      <text:p text:style-name="P17"><text:span text:style-name="T1">Interface</text:span><text:s/>− Each data structure has an interface. Interface represents the set of operations that a data structure supports. An interface only provides the list of supported operations, type of parameters they can accept and return type of these operations.</text:p>
      <text:p text:style-name="P17"/>
      <text:p text:style-name="P17"><text:span text:style-name="T1">Implementation</text:span><text:s/>− Implementation provides the internal representation of a data structure. Implementation also provides the definition of the algorithms used in the operations of the data structure.</text:p>
      <text:p text:style-name="P17"/>
      <text:p text:style-name="P17"><text:span text:style-name="T1">Worst Case</text:span><text:s/>− This is the scenario where a particular data structure operation takes maximum time it can take. If an operation's worst case time is ƒ(n) then this operation will not take more than ƒ(n) time where ƒ(n) represents function of n.</text:p>
      <text:p text:style-name="P17"/>
      <text:p text:style-name="P17"><text:span text:style-name="T1">Average Case</text:span><text:s/>− This is the scenario depicting the average execution time of an operation of a data structure. If an operation takes ƒ(n) time in execution, then m operations will take mƒ(n) time.</text:p>
      <text:p text:style-name="P17"/>
      <text:p text:style-name="P17"><text:span text:style-name="T1">Best Case</text:span><text:s/>− This is the scenario depicting the least possible execution time of an operation of a data structure. If an operation takes ƒ(n) time in execution, then the actual operation may take time as the random number which would be maximum as ƒ(n).</text:p>
      <text:p text:style-name="P17"/>
      <text:p text:style-name="P17">//the following shows how we can run C codes in our machines</text:p>
      <text:p text:style-name="P17"/>
      <text:p text:style-name="P17">gcc -o hello hello.c</text:p>
      <text:p text:style-name="P17">./hello</text:p>
      <text:p text:style-name="P17"/>
      <text:p text:style-name="P17">Algorithm is a step-by-step procedure, which defines a set of instructions to be executed in a certain order to get the desired output. Algorithms are generally created independent of underlying languages, i.e. an algorithm can be implemented in more than one programming language.</text:p>
      <text:p text:style-name="P17"/>
      <text:p text:style-name="P18"><text:span text:style-name="T1">Search</text:span><text:s/>− Algorithm to search an item in a data structure.</text:p>
      <text:p text:style-name="P18"><text:span text:style-name="T1">Sort</text:span><text:s/>− Algorithm to sort items in a certain order.</text:p>
      <text:p text:style-name="P18"><text:span text:style-name="T1">Insert</text:span><text:s/>− Algorithm to insert item in a data structure.</text:p>
      <text:p text:style-name="P18"><text:span text:style-name="T1">Update</text:span><text:s/>− Algorithm to update an existing item in a data structure.</text:p>
      <text:p text:style-name="P18"><text:span text:style-name="T1">Delete</text:span><text:s/>− Algorithm to delete an existing item from a data structure.</text:p>
      <text:p text:style-name="P18"/>
      <text:p text:style-name="P18"><text:span text:style-name="T1">A Priori Analysis</text:span><text:s/>− This is a theoretical analysis of an algorithm. Efficiency of an algorithm is measured by assuming that all other factors, for example, processor speed, are constant and have no effect on the implementation.</text:p>
      <text:p text:style-name="P18"><text:span text:style-name="T1">A Posterior Analysis</text:span><text:s/>− This is an empirical analysis of an algorithm. The selected algorithm is implemented using programming language. This is then executed on target computer machine. In this analysis, actual statistics like running time and space required, are collected.</text:p>
      <text:p text:style-name="P18"/>
      <text:p text:style-name="P18"><text:span text:style-name="T1">The running time of an operation can be defined as the number of computer instructions executed per operation.</text:span></text:p>
      <text:p text:style-name="P18"/>
      <text:p text:style-name="P18">Suppose <text:span text:style-name="T1">X</text:span><text:s/>is an algorithm and <text:span text:style-name="T1">n</text:span><text:s/>is the size of input data, the time and space used by the algorithm X are the two main factors, which decide the efficiency of X.</text:p>
      <text:list text:style-name="L1">
        <text:list-item>
          <text:p text:style-name="P8"><text:span text:style-name="T1">Time Factor</text:span><text:s/>− Time is measured by counting the number of key operations such as comparisons in the sorting algorithm.</text:p>
        </text:list-item>
        <text:list-item>
          <text:p text:style-name="P8"><text:span text:style-name="T1">Space Factor</text:span><text:s/>− Space is measured by counting the maximum memory space required by the algorithm.</text:p>
        </text:list-item>
      </text:list>
      <text:p text:style-name="P9">The complexity of an algorithm <text:span text:style-name="T1">f(n)</text:span><text:s/>gives the running time and/or the storage space required by the algorithm in terms of <text:span text:style-name="T1">n</text:span><text:s/>as the size of input data.</text:p>
      <text:p text:style-name="P9"/>
      <text:p text:style-name="P9"><text:span text:style-name="T1">Space complexity</text:span><text:s/>of an algorithm represents the amount of memory space required by the algorithm in its life cycle. The space required by an algorithm is equal to the sum of the following two components </text:p>
      <text:list text:style-name="L1">
        <text:list-item>
          <text:p text:style-name="P8">A fixed part that is a space required to store certain data and variables, that are independent of the size of the problem. For example, simple variables and constants used, program size, etc.</text:p>
        </text:list-item>
        <text:list-item>
          <text:p text:style-name="P8">A variable part is a space required by variables, whose size depends on the size of the problem. For example, dynamic memory allocation, recursion stack space, etc.</text:p>
        </text:list-item>
      </text:list>
      <text:p text:style-name="P9"/>
      <text:p text:style-name="P18"><text:span text:style-name="T1">Time complexity</text:span><text:s/>of an algorithm represents the amount of time required by the algorithm to run to completion. Time requirements can be defined as a numerical function T(n), where T(n) can be measured as the number of steps, provided each step consumes constant time.</text:p>
      <text:p text:style-name="P18"/>
      <text:p text:style-name="P18">For some algorithms, all the cases are asymptotically same, i.e., there are no worst and best cases. For example. Merge Sort. Merge Sort does Θ(nLogn) operations in all cases. Most of the other sorting algorithms have worst and best cases. For example, in the typical implementation of Quick Sort (where pivot is chosen as a corner element), the worst occurs when the input array is already sorted and the best occur when the pivot elements always divide array in two halves. For insertion sort, the worst case occurs when the array is reverse sorted and the best case occurs when the array is sorted in the same order as output.</text:p>
      <text:p text:style-name="P18"/>
      <text:p text:style-name="P18">Θ Notation: The theta notation bounds a functions from above and below, so it defines exact asymptotic behavior.</text:p>
      <text:p text:style-name="P18">3n3 + 6n2 + 6000 = Θ(n3)</text:p>
      <text:p text:style-name="P18">Big O Notation: The Big O notation defines an upper bound of an algorithm, it bounds a function only from above. (maximum time required for program execution) =&gt; upper bound</text:p>
      <text:p text:style-name="P18">Ω Notation: Just as Big O notation provides an asymptotic upper bound on a function, Ω notation provides an asymptotic lower bound. <text:s/>(omega notation) (minimum time required)</text:p>
      <text:p text:style-name="P18"/>
      <text:p text:style-name="P18">In computer science, <text:span text:style-name="T1">divide and conquer</text:span><text:s/>is an algorithm designed paradigm based on multi-branched recursion. A divide and conquer algorithm works by recursively breaking down a problem into two or more sub-problems of the same or related type, until these become simple enough to be solved directly. The solutions to the sub-problems are then combined to give a solution to the original problem. This divde and conquer technique is the basis of efficient algorithms for all kinds of problems, such as sorting, multiplying large numbers, and finding the closest-pair of points. </text:p>
      <text:p text:style-name="P18"/>
      <text:p text:style-name="P18">Binary Search, Merge Sort and Quick Sort algorithms are based on <text:span text:style-name="T1">divide-and-conquer</text:span><text:s/>programming approach.</text:p>
      <text:p text:style-name="P18"/>
      <text:p text:style-name="P18"><text:span text:style-name="T1">Divide and Conquer</text:span>: Divide and Conquer works by dividing the problem into sub-problems, conquer each sub-problem recursively and combine these solutions.</text:p>
      <text:p text:style-name="P18"/>
      <text:p text:style-name="P18"><text:span text:style-name="T1">Dynamic Programming</text:span>: Dynamic Programming is a technique for solving problems with overlapping subproblems. Each sub-problem is solved only once and the result of each sub-problem is stored in a table ( generally implemented as an array or a hash table) for future references. These sub-solutions may be used to obtain the original solution and the technique of storing the sub-problem solutions is known as memoization.</text:p>
      <text:p text:style-name="P18">You may think of DP = recursion + re-use</text:p>
      <text:p text:style-name="P18"/>
      <text:p text:style-name="P18">Divide and conquer:</text:p>
      <text:list text:style-name="L2">
        <text:list-item>
          <text:p text:style-name="P7">Does more work on the sub-problems and hence has more time consumption. </text:p>
        </text:list-item>
        <text:list-item>
          <text:p text:style-name="P8">In divide and conquer the sub-problems are independent of each other. </text:p>
        </text:list-item>
      </text:list>
      <text:p text:style-name="P9">Dynamic programming:</text:p>
      <text:list text:style-name="L2">
        <text:list-item>
          <text:p text:style-name="P7">Solves the sub-problems only once and then stores it in the table. </text:p>
        </text:list-item>
        <text:list-item>
          <text:p text:style-name="P8">In dynamic programming the sub-problem are not independent. </text:p>
        </text:list-item>
      </text:list>
      <text:p text:style-name="P18"/>
      <text:p text:style-name="P18">In contrast to divide and conquer algorithms, where solutions are combined to achieve an overall solution, dynamic algorithms use the output of a smaller sub-problem and then try to optimize a bigger sub-problem. Dynamic algorithms use memorization to remember the output of already solved sub-problems.</text:p>
      <text:p text:style-name="P18"/>
      <text:p text:style-name="P18">A<text:span text:style-name="T1"><text:s/>greedy algorithm</text:span><text:s/>treats the solution as some sequence of steps and picks the locally optimal choice at each step. Using a greedy algorithm does not guarantee an optimal solution, because picking locally optimal choices may result in a bad global solution, but it is often faster to calculate.</text:p>
      <text:p text:style-name="P18"><text:s/></text:p>
      <text:p text:style-name="P18"/>
      <text:p text:style-name="P18">Data type is a way to classify various types of data such as integer, string, etc. which determines the values that can be used with the corresponding type of data, the type of operations that can be performed on the corresponding type of data. There are two data types −</text:p>
      <text:list text:style-name="L1">
        <text:list-item>
          <text:p text:style-name="P7">Built-in Data Type </text:p>
        </text:list-item>
        <text:list-item>
          <text:p text:style-name="P8">Derived Data Type </text:p>
        </text:list-item>
      </text:list>
      <text:p text:style-name="P19"><text:span text:style-name="T1">Built-in Data Type</text:span></text:p>
      <text:p text:style-name="P9">Those data types for which a language has built-in support are known as Built-in Data types. For example, most of the languages provide the following built-in data types.</text:p>
      <text:list text:style-name="L1">
        <text:list-item>
          <text:p text:style-name="P7">Integers </text:p>
        </text:list-item>
        <text:list-item>
          <text:p text:style-name="P7">Boolean (true, false) </text:p>
        </text:list-item>
        <text:list-item>
          <text:p text:style-name="P7">Floating (Decimal numbers) </text:p>
        </text:list-item>
        <text:list-item>
          <text:p text:style-name="P8">Character and Strings </text:p>
        </text:list-item>
      </text:list>
      <text:p text:style-name="P16"><text:span text:style-name="T1">Derived Data Type</text:span></text:p>
      <text:p text:style-name="P9">Those data types which are implementation independent as they can be implemented in one or the other way are known as derived data types. These data types are normally built by the combination of primary or built-in data types and associated operations on them. For example −</text:p>
      <text:list text:style-name="L1">
        <text:list-item>
          <text:p text:style-name="P7">List </text:p>
        </text:list-item>
        <text:list-item>
          <text:p text:style-name="P7">Array </text:p>
        </text:list-item>
        <text:list-item>
          <text:p text:style-name="P7">Stack </text:p>
        </text:list-item>
        <text:list-item>
          <text:p text:style-name="P8">Queue </text:p>
        </text:list-item>
      </text:list>
      <text:p text:style-name="P18"/>
      <text:p text:style-name="P18"><text:span text:style-name="T1">Array</text:span><text:s/>is a container which can hold a fix number of items and these items should be of the same type. Each item stored in an array is called an element. </text:p>
      <text:p text:style-name="P18"/>
      <text:p text:style-name="P18"/>
      <text:p text:style-name="P18"/>
      <text:p text:style-name="P18"/>
      <text:p text:style-name="P18"/>
      <text:p text:style-name="P18"/>
      <text:p text:style-name="P18"/>
      <text:p text:style-name="P20"><text:span text:style-name="T1">Object-Oriented Programming</text:span></text:p>
      <text:p text:style-name="P9">Object-oriented programmin(OOP) is aprogramming paradigm based upon objects (having both data and methods) that aims to incorporate the advantages of modularity and reusability. Objects, which are usually instances of classes, are used to interact with one another to design applications and computer programs.</text:p>
      <text:p text:style-name="P9">The important features of object–oriented programming are −</text:p>
      <text:list text:style-name="L1">
        <text:list-item>
          <text:p text:style-name="P7">Bottom–up approach in program design </text:p>
        </text:list-item>
        <text:list-item>
          <text:p text:style-name="P7">Programs organized around objects, grouped in classes </text:p>
        </text:list-item>
        <text:list-item>
          <text:p text:style-name="P7">Focus on data with methods to operate upon object’s data </text:p>
        </text:list-item>
        <text:list-item>
          <text:p text:style-name="P7">Interaction between objects through functions </text:p>
        </text:list-item>
        <text:list-item>
          <text:p text:style-name="P8">Reusability of design through creation of new classes by adding features to existing classes </text:p>
        </text:list-item>
      </text:list>
      <text:p text:style-name="P18"/>
      <text:p text:style-name="P17">In <text:a xlink:type="simple" xlink:href="https://en.wikipedia.org/wiki/Object-oriented_programming">object-oriented programming</text:a>, the <text:span text:style-name="T1">open/closed principle</text:span><text:s/>states "<text:span text:style-name="T3">software entities (classes, modules, functions, etc.) should be open for extension, but closed for modification</text:span>"; that is, such an entity can allow its behaviour to be extended without modifying its <text:a xlink:type="simple" xlink:href="https://en.wikipedia.org/wiki/Source_code">source code</text:a>. A module is open, if it supports extension. If the module provides standardized ways to add new behaviors or describe new states. In the object-oriented paradigm this is often accomplished by creating a new subclass of an existing class. A module is closed if it has a well defined stable interface that all other modules must use and that limits the interaction and potential errors that can be introduced into one module by changes in another. In the object-oriented paradigm this is accomplished by defining methods that invoke services on objects. Methods can be either public or private, i.e., certain behaviors that are unique to the object are not exposed to other objects. This reduces a source of many common errors in computer programming.</text:p>
      <text:p text:style-name="P17"/>
      <text:p text:style-name="P17">Analysis == What</text:p>
      <text:p text:style-name="P17">Design == How</text:p>
      <text:p text:style-name="P17"/>
      <text:p text:style-name="P17">Analysis, Design, Implementation</text:p>
      <text:p text:style-name="P17"/>
      <text:p text:style-name="P17">The main difference between object-oriented analysis and other forms of analysis is that by the object-oriented approach we organize requirements around objects, which integrate both behaviors (processes) and states (data) modeled after real world objects that the system interacts with.</text:p>
      <text:p text:style-name="P17"/>
      <text:p text:style-name="P17">Modeling helps coding. A goal if most modern software methodologies is to first address “what” question and then address “how” question i.e. first determine the functionality the system is to provide without consideration of implementation constraints, and then consider how to make specific solutions to these abstract requirements, and refine them into detailed designs and codes by constraints such as technology and budget.</text:p>
      <text:p text:style-name="P17"/>
      <text:p text:style-name="P17">Objects can be modelled according to the needs of the application. An object may have a physical existence, like a customer, a car, etc.; or an intangible conceptual existence, like a project, a process, etc.</text:p>
      <text:p text:style-name="P17"/>
      <text:p text:style-name="P17">Object is an instance of a class.</text:p>
      <text:p text:style-name="P19"><text:span text:style-name="T1">Encapsulation</text:span></text:p>
      <text:p text:style-name="P9">Encapsulation is the process of binding both attributes and methods together within a class. Through encapsulation, the internal details of a class can be hidden from outside. It permits the elements of the class to be accessed from outside only through the interface provided by the class. (the internal part of the class is only accesible throught the methods)</text:p>
      <text:p text:style-name="P17"/>
      <text:p text:style-name="P19"><text:span text:style-name="T1">Data Hiding</text:span></text:p>
      <text:p text:style-name="P9">Typically, a class is designed such that its data (attributes) can be accessed only by its class methods and insulated from direct outside access. This process of insulating an object’s data is called data hiding or information hiding.</text:p>
      <text:p text:style-name="P17"/>
      <text:p text:style-name="P20"><text:span text:style-name="T1">Polymorphism</text:span></text:p>
      <text:p text:style-name="P9">Polymorphism is originally a Greek word that means the ability to take multiple forms. In object-oriented paradigm, polymorphism implies using operations in different ways, depending upon the instance they are operating upon. Polymorphism allows objects with different internal structures to have a common external interface. Polymorphism is particularly effective while implementing inheritance. Here is an example for polymoprhism: Let us consider two classes, Circle and Square, each with a method findArea(). Though the name and purpose of the methods in the classes are same, the internal implementation, i.e., the procedure of calculating area is different for each class. When an object of class Circle invokes its findArea() method, the operation finds the area of the circle without any conflict with the findArea() method of the Square class.</text:p>
      <text:p text:style-name="P17"/>
      <text:p text:style-name="P17"/>
      <text:p text:style-name="P17">Object-oriented design includes two main stages: <text:s/>system design and object design.</text:p>
      <text:p text:style-name="P17"/>
      <text:p text:style-name="P17">Analyze, design and then implement the codes</text:p>
      <text:p text:style-name="P17"/>
      <text:p text:style-name="P17">Four major elements of Object Oriented Systems: Abstraction, Encapsulation, Modularity, Hierarchy.</text:p>
      <text:p text:style-name="P17"/>
      <text:p text:style-name="P20"><text:span text:style-name="T1">Abstraction</text:span></text:p>
      <text:p text:style-name="P9">Abstraction means to focus on the essential features of an element or object in OOP, ignoring its extraneous or accidental properties. The essential features are relative to the context in which the object is being used.</text:p>
      <text:p text:style-name="P9">Grady Booch has defined abstraction as follows −</text:p>
      <text:p text:style-name="P9">“An abstraction denotes the essential characteristics of an object that distinguish it from all other kinds of objects and thus provide crisply defined conceptual boundaries, relative to the perspective of the viewer.”</text:p>
      <text:p text:style-name="P9"><text:span text:style-name="T1">Example</text:span><text:s/>− When a class Student is designed, the attributes enrolment_number, name, course, and address are included while characteristics like pulse_rate and size_of_shoe are eliminated, since they are irrelevant in the perspective of the educational institution.</text:p>
      <text:p text:style-name="P21"><text:span text:style-name="T1">Encapsulation</text:span></text:p>
      <text:p text:style-name="P9">Encapsulation is the process of binding both attributes and methods together within a class. Through encapsulation, the internal details of a class can be hidden from outside. The class has methods that provide user interfaces by which the services provided by the class may be used.</text:p>
      <text:p text:style-name="P21"><text:span text:style-name="T1">Modularity</text:span></text:p>
      <text:p text:style-name="P9">Modularity is the process of decomposing a problem (program) into a set of modules so as to reduce the overall complexity of the problem. Booch has defined modularity as −</text:p>
      <text:p text:style-name="P9">“Modularity is the property of a system that has been decomposed into a set of cohesive and loosely coupled modules.”</text:p>
      <text:p text:style-name="P9">Modularity is intrinsically linked with encapsulation. Modularity can be visualized as a way of mapping encapsulated abstractions into real, physical modules having high cohesion within the modules and their inter–module interaction or coupling is low.</text:p>
      <text:p text:style-name="P21"><text:span text:style-name="T1">Hierarchy</text:span></text:p>
      <text:p text:style-name="P9">In Grady Booch’s words, “Hierarchy is the ranking or ordering of abstraction”. Through hierarchy, a system can be made up of interrelated subsystems, which can have their own subsystems and so on until the smallest level components are reached. It uses the principle of “divide and conquer”. Hierarchy allows code reusability.</text:p>
      <text:p text:style-name="P9">The two types of hierarchies in OOA are −</text:p>
      <text:list text:style-name="L1">
        <text:list-item>
          <text:p text:style-name="P8">“<text:span text:style-name="T1">IS–A” hierarchy</text:span><text:s/>− It defines the hierarchical relationship in inheritance, whereby from a super-class, a number of subclasses may be derived which may again have subclasses and so on. For example, if we derive a class Rose from a class Flower, we can say that a rose “is–a” flower.</text:p>
        </text:list-item>
        <text:list-item>
          <text:p text:style-name="P8">“<text:span text:style-name="T1">PART–OF” hierarchy</text:span><text:s/>− It defines the hierarchical relationship in aggregation by which a class may be composed of other classes. For example, a flower is composed of sepals, petals, stamens, and carpel. It can be said that a petal is a “part–of” flower.</text:p>
        </text:list-item>
      </text:list>
      <text:p text:style-name="P17"/>
      <text:p text:style-name="P17"/>
      <text:p text:style-name="P17">High Cohesion and Low Coupling desired.</text:p>
      <text:p text:style-name="P17"/>
      <text:p text:style-name="P17">Strong Typing == compile time type checking</text:p>
      <text:p text:style-name="P17">Weak Typing == run-time type checking depending on the operations</text:p>
      <text:p text:style-name="P17"><text:span text:style-name="T1">Concurrency</text:span></text:p>
      <text:p text:style-name="P17"/>
      <text:p text:style-name="P9">Concurrency in operating systems allows performing multiple tasks or processes simultaneously. When a single process exists in a system, it is said that there is a single thread of control. However, most systems have multiple threads, some active, some waiting for CPU, some suspended, and some terminated. Systems with multiple CPUs inherently permit concurrent threads of control; but systems running on a single CPU use appropriate algorithms to give equitable CPU time to the threads so as to enable concurrency.</text:p>
      <text:p text:style-name="P9">In an object-oriented environment, there are active and inactive objects. The active objects have independent threads of control that can execute concurrently with threads of other objects. The active objects synchronize with one another as well as with purely sequential objects.</text:p>
      <text:p text:style-name="P9"/>
      <text:list text:style-name="L3">
        <text:list-item>
          <text:p text:style-name="P8"><text:span text:style-name="T1">Object</text:span><text:s/>− An object is a real time representation of any entity. According to Grady Brooch, every object must have three features −</text:p>
          <text:list>
            <text:list-item>
              <text:p text:style-name="P22"><text:span text:style-name="T1">State</text:span><text:s/>− described by the attributes of an object</text:p>
            </text:list-item>
            <text:list-item>
              <text:p text:style-name="P22"><text:span text:style-name="T1">Behavior</text:span><text:s/>− describes how the object will act</text:p>
            </text:list-item>
            <text:list-item>
              <text:p text:style-name="P22"><text:span text:style-name="T1">Identity</text:span><text:s/>− a unique value that distinguishes an object from a set of similar such objects.</text:p>
            </text:list-item>
          </text:list>
        </text:list-item>
      </text:list>
      <text:p text:style-name="P9"/>
      <text:p text:style-name="P17"><text:span text:style-name="T1">Class</text:span><text:s/>− A class in terms of OOP is a blueprint for creating objects. A class encapsulates data for the object.</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3"><text:span text:style-name="T1">Object Oriented Programming</text:span></text:p>
      <text:p text:style-name="P24">Software objects are conceptually similar to real-world objects: they too consist of state and related behavior. An object stores its state in <text:span text:style-name="T3">fields</text:span> (variables in some programming languages) and exposes its behavior through <text:span text:style-name="T3">methods</text:span> (functions in some programming languages). Methods operate on an object's internal state and serve as the primary mechanism for object-to-object communication. Hiding internal state and requiring all interaction to be performed through an object's methods is known as <text:span text:style-name="T3">data encapsulation</text:span> — a fundamental principle of object-oriented programming.</text:p>
      <text:p text:style-name="P24">Data encapsulation, sometimes referred to as data hiding, is the mechanism whereby the implementation details of a class are kept hidden from the user. The user can only perform a restricted set of operations on the hidden members of the class by executing special functions commonly called <text:span text:style-name="T3">methods</text:span>. The actions performed by the methods are determined by the designer of the class, who must be careful not to make the methods either overly flexible or too restrictive. This idea of hiding the details away from the user and providing a restricted, clearly defined interface is the underlying theme behind the concept of an <text:span text:style-name="T3">abstract data type</text:span>.</text:p>
      <text:p text:style-name="P25">The advantage of using data encapsulation comes when the <text:span text:style-name="T3">implementation</text:span><text:span text:style-name="T12"> </text:span>of the class changes but the <text:span text:style-name="T3">interface</text:span><text:span text:style-name="T12"> </text:span>remains the same. For example, to create a stack class which can contain integers, the designer may choose to implement it with an array, which is hidden from the user of the class. The designer then writes the push() and pop() methods which puts integers into the array and removes them from the array respectively. These methods are made accessible to the user. Should an attempt be made by the user to access the array directly, a compile time error will result. Now, should the designer decide to change the stack's implementation to a linked list, the array can simply be replaced with a linked list and the push() and pop() methods rewritten so that they manipulate the linked list instead of the array. The code which the user has written to manipulate the stack is still valid because it was not given direct access to the array to begin with.</text:p>
      <text:p text:style-name="P17"/>
      <text:p text:style-name="P17"/>
      <text:p text:style-name="P17"/>
      <text:p text:style-name="P17"/>
      <text:p text:style-name="P26">A built-in data type, such as an int or char, or</text:p>
      <text:p text:style-name="P27">A user-defined data type, such as a class or interface.</text:p>
      <text:p text:style-name="P27">Data types can also be defined as being either:</text:p>
      <text:p text:style-name="P27">Value Types (C# Reference), which store values, or</text:p>
      <text:p text:style-name="P27">Reference Types (C# Reference), which store references to the actual data.</text:p>
      <text:p text:style-name="P17"/>
      <text:p text:style-name="P17"/>
      <text:p text:style-name="P17"/>
      <text:p text:style-name="P17"/>
      <text:p text:style-name="P17">A class is a user defined data type.</text:p>
      <text:p text:style-name="P17"/>
      <text:p text:style-name="P17"/>
      <text:p text:style-name="P17"/>
      <text:p text:style-name="P17"/>
      <text:p text:style-name="P17"/>
      <text:p text:style-name="P17"/>
      <text:p text:style-name="P3"><text:span text:style-name="T1">TypeScript</text:span></text:p>
      <text:p text:style-name="P3"/>
      <text:p text:style-name="P17"><text:span text:style-name="T1">TypeScript is pass by value. </text:span></text:p>
      <text:p text:style-name="P17"/>
      <text:p text:style-name="P17">Compiler flags enable you to change the behavior of the compiler during compilation. Each compiler flag exposes a setting that allows you to change how the compiler behaves.</text:p>
      <text:p text:style-name="P17"/>
      <text:p text:style-name="P17"/>
      <table:table table:name="Table3" table:style-name="Table1">
        <table:table-column table:style-name="TableColumn1"/>
        <table:table-column table:style-name="TableColumn1"/>
        <table:table-row>
          <table:table-cell table:style-name="TableCell1">
            <text:p text:style-name="P4">1.</text:p>
          </table:table-cell>
          <table:table-cell table:style-name="TableCell1">
            <text:p text:style-name="P28"><text:span text:style-name="T1">--help</text:span></text:p>
            <text:p text:style-name="P28">Displays the help manual</text:p>
          </table:table-cell>
        </table:table-row>
        <table:table-row>
          <table:table-cell table:style-name="TableCell1">
            <text:p text:style-name="P4">2.</text:p>
          </table:table-cell>
          <table:table-cell table:style-name="TableCell1">
            <text:p text:style-name="P28"><text:span text:style-name="T1">--module</text:span></text:p>
            <text:p text:style-name="P28">Load external modules</text:p>
          </table:table-cell>
        </table:table-row>
        <table:table-row>
          <table:table-cell table:style-name="TableCell1">
            <text:p text:style-name="P4">3.</text:p>
          </table:table-cell>
          <table:table-cell table:style-name="TableCell1">
            <text:p text:style-name="P28"><text:span text:style-name="T1">--target</text:span></text:p>
            <text:p text:style-name="P28">Set the target ECMA version</text:p>
          </table:table-cell>
        </table:table-row>
        <table:table-row>
          <table:table-cell table:style-name="TableCell1">
            <text:p text:style-name="P4">4.</text:p>
          </table:table-cell>
          <table:table-cell table:style-name="TableCell1">
            <text:p text:style-name="P28"><text:span text:style-name="T1">--declaration</text:span></text:p>
            <text:p text:style-name="P28">Generates an additional .d.ts file</text:p>
          </table:table-cell>
        </table:table-row>
        <table:table-row>
          <table:table-cell table:style-name="TableCell1">
            <text:p text:style-name="P4">5.</text:p>
          </table:table-cell>
          <table:table-cell table:style-name="TableCell1">
            <text:p text:style-name="P28"><text:span text:style-name="T1">--removeComments</text:span></text:p>
            <text:p text:style-name="P28">Removes all comments from the output file</text:p>
          </table:table-cell>
        </table:table-row>
        <table:table-row>
          <table:table-cell table:style-name="TableCell1">
            <text:p text:style-name="P4">6.</text:p>
          </table:table-cell>
          <table:table-cell table:style-name="TableCell1">
            <text:p text:style-name="P28"><text:span text:style-name="T1">--out</text:span></text:p>
            <text:p text:style-name="P28">Compile multiple files into a single output file</text:p>
          </table:table-cell>
        </table:table-row>
        <table:table-row>
          <table:table-cell table:style-name="TableCell1">
            <text:p text:style-name="P4">7.</text:p>
          </table:table-cell>
          <table:table-cell table:style-name="TableCell1">
            <text:p text:style-name="P28"><text:span text:style-name="T1">--sourcemap</text:span></text:p>
            <text:p text:style-name="P28">Generate a sourcemap (.map) files</text:p>
          </table:table-cell>
        </table:table-row>
        <table:table-row>
          <table:table-cell table:style-name="TableCell1">
            <text:p text:style-name="P4">8.</text:p>
          </table:table-cell>
          <table:table-cell table:style-name="TableCell1">
            <text:p text:style-name="P28"><text:span text:style-name="T1">--module noImplicitAny</text:span></text:p>
            <text:p text:style-name="P28">Disallows the compiler from inferring the any type</text:p>
          </table:table-cell>
        </table:table-row>
        <table:table-row>
          <table:table-cell table:style-name="TableCell1">
            <text:p text:style-name="P4">9.</text:p>
          </table:table-cell>
          <table:table-cell table:style-name="TableCell1">
            <text:p text:style-name="P28"><text:span text:style-name="T1">--watch</text:span></text:p>
            <text:p text:style-name="P28">Watch for file changes and recompile them on the fly</text:p>
          </table:table-cell>
        </table:table-row>
      </table:table>
      <text:p text:style-name="P17"/>
      <text:p text:style-name="P17"/>
      <text:p text:style-name="P29">tsc file1.ts, file2.ts, file3.ts</text:p>
      <text:p text:style-name="P17"/>
      <text:p text:style-name="P17">compiler flags in TypeScript</text:p>
      <text:p text:style-name="P17">TypeScript is a super set of JavaScript. TypeScript is the Object-Oriented JavaScript. Object Orientation is a software development paradigm that follows real-world modelling. Object Orientation considers a program as a collection of objects that communicate with each other via mechanism called methods. TypeScript supports these object oriented components too.</text:p>
      <text:p text:style-name="P17"/>
      <text:p text:style-name="P17"/>
      <text:p text:style-name="P17">“<text:span text:style-name="T1">any</text:span>” is the super type of all data types in T<text:tab/>ypeScript. Then there are built-in types and user-defined types.</text:p>
      <text:p text:style-name="P17"/>
      <text:p text:style-name="P17">Built-in types: <text:span text:style-name="T1">number</text:span>, <text:span text:style-name="T1">string</text:span>, <text:span text:style-name="T1">boolean</text:span>, <text:span text:style-name="T1">void</text:span>, <text:span text:style-name="T1">null</text:span>, <text:span text:style-name="T1">undefined</text:span></text:p>
      <text:p text:style-name="P17"/>
      <text:p text:style-name="P17">User-defined types: arrays, enums, classes, interfaces, etc...</text:p>
      <text:p text:style-name="P17"/>
      <text:p text:style-name="P17"/>
      <text:p text:style-name="P17">The <text:span text:style-name="T1">any</text:span><text:s/>data type is the super type of all types in TypeScript. It denotes a dynamic type. Using the <text:span text:style-name="T1">any</text:span><text:s/>type is equivalent to opting out of type checking for a variable.</text:p>
      <text:p text:style-name="P17"/>
      <text:p text:style-name="P17">A variable initialized with undefined means that the variable has no value or object assigned to it while null means that the variable has been set to an object whose value is undefined.</text:p>
      <text:p text:style-name="P17"/>
      <text:p text:style-name="P17">//undefined</text:p>
      <text:p text:style-name="P29"><text:s/>var TestVar;</text:p>
      <text:p text:style-name="P5"><text:s/>console.log(TestVar); //shows undefined</text:p>
      <text:p text:style-name="P6"><text:s/>console.log(typeof TestVar); //shows undefined</text:p>
      <text:p text:style-name="P29">//null</text:p>
      <text:p text:style-name="P29"><text:s/>var TestVar = null;</text:p>
      <text:p text:style-name="P5"><text:s/>console.log(TestVar); //shows null</text:p>
      <text:p text:style-name="P6"><text:s/>console.log(typeof TestVar); //shows object</text:p>
      <text:p text:style-name="P17">undefined is a type itself (undefined) while null is an object.</text:p>
      <text:p text:style-name="P17"/>
      <text:p text:style-name="P17">A variable, by definition, is “a named space in the memory” that stores values. In other words, it acts as a container for values in a program. </text:p>
      <text:p text:style-name="P17"/>
      <table:table table:name="Table4" table:style-name="Table1">
        <table:table-column table:style-name="TableColumn1"/>
        <table:table-column table:style-name="TableColumn1"/>
        <table:table-row>
          <table:table-cell table:style-name="TableCell1">
            <text:p text:style-name="P4">1.</text:p>
          </table:table-cell>
          <table:table-cell table:style-name="TableCell1">
            <text:p text:style-name="P28"><text:span text:style-name="T1">var name:string = ”mary”</text:span></text:p>
            <text:p text:style-name="P28">The variable stores a value of type string</text:p>
          </table:table-cell>
        </table:table-row>
        <table:table-row>
          <table:table-cell table:style-name="TableCell1">
            <text:p text:style-name="P4">2.</text:p>
          </table:table-cell>
          <table:table-cell table:style-name="TableCell1">
            <text:p text:style-name="P28"><text:span text:style-name="T1">var name:string;</text:span></text:p>
            <text:p text:style-name="P28">The variable is a string variable. The variable’s value is set to undefined by default</text:p>
          </table:table-cell>
        </table:table-row>
        <table:table-row>
          <table:table-cell table:style-name="TableCell1">
            <text:p text:style-name="P4">3.</text:p>
          </table:table-cell>
          <table:table-cell table:style-name="TableCell1">
            <text:p text:style-name="P28"><text:span text:style-name="T1">var name = ”mary”</text:span></text:p>
            <text:p text:style-name="P28">The variable’s type is inferred from the data type of the value. Here, the variable is of the type string</text:p>
          </table:table-cell>
        </table:table-row>
        <table:table-row>
          <table:table-cell table:style-name="TableCell1">
            <text:p text:style-name="P4">4.</text:p>
          </table:table-cell>
          <table:table-cell table:style-name="TableCell1">
            <text:p text:style-name="P28"><text:span text:style-name="T1">var name;</text:span></text:p>
            <text:p text:style-name="P28">The variable’s data type is any. Its value is set to undefined by default.</text:p>
          </table:table-cell>
        </table:table-row>
      </table:table>
      <text:p text:style-name="P17"/>
      <text:p text:style-name="P17"/>
      <text:p text:style-name="P18">TypeScript allows changing a variable from one type to another. TypeScript refers to this process as <text:span text:style-name="T3">Type Assertion</text:span>. </text:p>
      <text:p text:style-name="P17"/>
      <text:p text:style-name="P17">Type casting generally implies some sort of runtime support while type assertions are purely a compile time construct and a way for programmers to provide hints to the compiler on how the developer wants their codes to be analyzed.</text:p>
      <text:p text:style-name="P17"/>
      <text:p text:style-name="P17">The <text:span text:style-name="T1">break</text:span><text:s/>statement is used to take the control out of a construct. Using <text:span text:style-name="T1">break</text:span><text:s/>in a loop causes the program to exit the loop. </text:p>
      <text:p text:style-name="P17"/>
      <text:p text:style-name="P17">The <text:span text:style-name="T1">continue</text:span><text:s/>statement skips the subsequent statements in the current iteration and takes the control back to the beginning of the loop. Unlike the break statement, the continue doesn’t exit the loop. It terminates the current iteration and starts the subsequent iteration.</text:p>
      <text:p text:style-name="P17"/>
      <text:p text:style-name="P17"/>
      <text:p text:style-name="P17"/>
      <text:p text:style-name="P17"/>
      <table:table table:name="Table5" table:style-name="Table1">
        <table:table-column table:style-name="TableColumn1"/>
        <table:table-column table:style-name="TableColumn1"/>
        <table:table-row>
          <table:table-cell table:style-name="TableCell1">
            <text:p text:style-name="P4">1.</text:p>
          </table:table-cell>
          <table:table-cell table:style-name="TableCell1">
            <text:p text:style-name="P28"><text:span text:style-name="T1">Call by value</text:span></text:p>
            <text:p text:style-name="P28">This method copies the actual value of an argument into the formal parameter of the function. In this case, changes made to the parameter inside the function have no effect on the argument.</text:p>
          </table:table-cell>
        </table:table-row>
        <table:table-row>
          <table:table-cell table:style-name="TableCell1">
            <text:p text:style-name="P4">2.</text:p>
          </table:table-cell>
          <table:table-cell table:style-name="TableCell1">
            <text:p text:style-name="P28"><text:span text:style-name="T1">Call by pointer</text:span></text:p>
            <text:p text:style-name="P28">This method copies the address of an argument into the formal parameter. Inside the function, the address is used to access the actual argument used in the call. This means that changes made to the parameter</text:p>
          </table:table-cell>
        </table:table-row>
      </table:table>
      <text:p text:style-name="P17"/>
      <text:p text:style-name="P17"/>
      <text:p text:style-name="P17">Optional parameters can be used when arguments need not be compulsorily passed for a function’s execution. A parameter can be marked optional by appending a question mark to its name. The optional parameter should be set as the last argument in a function.</text:p>
      <text:p text:style-name="P17"/>
      <text:p text:style-name="P17"><text:span text:style-name="T1">TypeScript is pass by value. </text:span></text:p>
      <text:p text:style-name="P17"/>
      <text:p text:style-name="P17"><text:span text:style-name="T1">Objects and arrays are passed by reference. Primitive values like number, string, boolean are passed by value. A reference to an object is also a primitive type and passed by value like other primitive types, but the object it refers to is still passed by reference.</text:span></text:p>
      <text:p text:style-name="P17"/>
      <text:p text:style-name="P17"/>
      <text:p text:style-name="P17">Rest parameters are similar to variable arguments in Java. Rest parameters don’t restrict the number of values that you can pass to a function. However, the values passed must all be of the same type. In other words, rest parameters act as placeholders for multiple arguments of the same type.</text:p>
      <text:p text:style-name="P17"/>
      <text:p text:style-name="P17">A parameter cannot be declared optional and default at the same time.</text:p>
      <text:p text:style-name="P17"/>
      <text:p text:style-name="P17"/>
      <text:p text:style-name="P17">Functions that are not bound to an identifier (function name) are called as <text:span text:style-name="T1">anonymous functions</text:span>. These functions are dynamically declared at runtime. Anonymous functions can accept inputs and return outputs, just as standard functions do. An anonymous function is usually not accessible after its initial creation.</text:p>
      <text:p text:style-name="P17"/>
      <text:p text:style-name="P17">Variables can be assigned an anonymous function. Such an expression is called a function expression.</text:p>
      <text:p text:style-name="P17"/>
      <text:p text:style-name="P18">Function expression and function declaration are not synonymous. Unlike a function expression, a function declaration is bound by the function name. The fundamental difference between the two is that, function declarations are parsed before their execution. On the other hand, function expressions are parsed only when the script engine encounters it during execution.</text:p>
      <text:p text:style-name="P18"/>
      <text:p text:style-name="P18"><text:span text:style-name="T1">Lambda function</text:span><text:s/>or <text:s/><text:span text:style-name="T1">Arrow functions</text:span></text:p>
      <text:p text:style-name="P18">Lambda refers to anonymous functions in programming. Lambda functions are a concise mechanism to represent anonymous functions. These functions are also called as <text:span text:style-name="T1">Arrow functions</text:span>.</text:p>
      <text:p text:style-name="P18">There are 3 parts to a Lambda function −</text:p>
      <text:list text:style-name="L1">
        <text:list-item>
          <text:p text:style-name="P8"><text:span text:style-name="T1">Parameters</text:span><text:s/>− A function may optionally have parameters</text:p>
        </text:list-item>
        <text:list-item>
          <text:p text:style-name="P8"><text:span text:style-name="T1">The fat arrow notation/lambda notation (=&gt;)</text:span><text:s/>− It is also called as the goes to operator</text:p>
        </text:list-item>
        <text:list-item>
          <text:p text:style-name="P8"><text:span text:style-name="T1">Statements</text:span><text:s/>− represent the function’s instruction set</text:p>
        </text:list-item>
      </text:list>
      <text:p text:style-name="P9"/>
      <text:p text:style-name="P9"/>
      <text:p text:style-name="P9">Function Overloading</text:p>
      <text:p text:style-name="P9">Functions have the capability to operate differently on the basis of the input provided to them. In other words, a program can have multiple methods with the same name with different implementation. This mechanism is termed as Function Overloading. TypeScript provides support for function overloading.</text:p>
      <text:p text:style-name="P18"/>
      <text:p text:style-name="P18">TypeScript supports numeric values as Number objects. A number object converts numeric literal to an instance of the number class. The Number class acts as a wrapper and enables manipulation of numeric literals as they were objects.</text:p>
      <text:p text:style-name="P17">A class is a user defined data type.</text:p>
      <text:p text:style-name="P17"/>
      <text:p text:style-name="P18">The following table lists a set of properties of the Number object −</text:p>
      <table:table table:name="Table6" table:style-name="Table1">
        <table:table-column table:style-name="TableColumn1"/>
        <table:table-column table:style-name="TableColumn1"/>
        <table:table-row>
          <table:table-cell table:style-name="TableCell1">
            <text:p text:style-name="P3"><text:span text:style-name="T1">S.No.</text:span></text:p>
          </table:table-cell>
          <table:table-cell table:style-name="TableCell1">
            <text:p text:style-name="P3"><text:span text:style-name="T1">Property &amp; Description</text:span></text:p>
          </table:table-cell>
        </table:table-row>
        <table:table-row>
          <table:table-cell table:style-name="TableCell1">
            <text:p text:style-name="P4">1.</text:p>
          </table:table-cell>
          <table:table-cell table:style-name="TableCell1">
            <text:p text:style-name="P28"><text:span text:style-name="T1">MAX_VALUE</text:span></text:p>
            <text:p text:style-name="P28">The largest possible value a number in JavaScript can have 1.7976931348623157E+308.</text:p>
          </table:table-cell>
        </table:table-row>
        <table:table-row>
          <table:table-cell table:style-name="TableCell1">
            <text:p text:style-name="P4">2.</text:p>
          </table:table-cell>
          <table:table-cell table:style-name="TableCell1">
            <text:p text:style-name="P28"><text:span text:style-name="T1">MIN_VALUE</text:span></text:p>
            <text:p text:style-name="P28">The smallest possible value a number in JavaScript can have 5E-324.</text:p>
          </table:table-cell>
        </table:table-row>
        <table:table-row>
          <table:table-cell table:style-name="TableCell1">
            <text:p text:style-name="P4">3.</text:p>
          </table:table-cell>
          <table:table-cell table:style-name="TableCell1">
            <text:p text:style-name="P28"><text:span text:style-name="T1">NaN</text:span></text:p>
            <text:p text:style-name="P28">Equal to a value that is not a number.</text:p>
          </table:table-cell>
        </table:table-row>
        <table:table-row>
          <table:table-cell table:style-name="TableCell1">
            <text:p text:style-name="P4">4.</text:p>
          </table:table-cell>
          <table:table-cell table:style-name="TableCell1">
            <text:p text:style-name="P28"><text:span text:style-name="T1">NEGATIVE_INFINITY</text:span></text:p>
            <text:p text:style-name="P28">A value that is less than MIN_VALUE.</text:p>
          </table:table-cell>
        </table:table-row>
        <table:table-row>
          <table:table-cell table:style-name="TableCell1">
            <text:p text:style-name="P4">5.</text:p>
          </table:table-cell>
          <table:table-cell table:style-name="TableCell1">
            <text:p text:style-name="P28"><text:span text:style-name="T1">POSITIVE_INFINITY</text:span></text:p>
            <text:p text:style-name="P28">A value that is greater than MAX_VALUE.</text:p>
          </table:table-cell>
        </table:table-row>
        <table:table-row>
          <table:table-cell table:style-name="TableCell1">
            <text:p text:style-name="P4">6.</text:p>
          </table:table-cell>
          <table:table-cell table:style-name="TableCell1">
            <text:p text:style-name="P28"><text:span text:style-name="T1">prototype</text:span></text:p>
            <text:p text:style-name="P28">A static property of the Number object. Use the prototype property to assign new properties and methods to the Number object in the current document.</text:p>
          </table:table-cell>
        </table:table-row>
        <table:table-row>
          <table:table-cell table:style-name="TableCell1">
            <text:p text:style-name="P4">7.</text:p>
          </table:table-cell>
          <table:table-cell table:style-name="TableCell1">
            <text:p text:style-name="P28"><text:span text:style-name="T1">constructor</text:span></text:p>
            <text:p text:style-name="P28">Returns the function that created this object's instance. By default, this is the Number object.</text:p>
          </table:table-cell>
        </table:table-row>
      </table:table>
      <text:p text:style-name="P17"/>
      <text:p text:style-name="P17"/>
      <text:p text:style-name="P17"/>
      <text:p text:style-name="P17">Number Methods</text:p>
      <text:p text:style-name="P17"/>
      <text:p text:style-name="P17"/>
      <table:table table:name="Table7" table:style-name="Table1">
        <table:table-column table:style-name="TableColumn1"/>
        <table:table-column table:style-name="TableColumn1"/>
        <table:table-row>
          <table:table-cell table:style-name="TableCell1">
            <text:p text:style-name="P3"><text:span text:style-name="T1">S.No.</text:span></text:p>
          </table:table-cell>
          <table:table-cell table:style-name="TableCell1">
            <text:p text:style-name="P3"><text:span text:style-name="T1">Methods &amp; Description</text:span></text:p>
          </table:table-cell>
        </table:table-row>
        <table:table-row>
          <table:table-cell table:style-name="TableCell1">
            <text:p text:style-name="P4">1.</text:p>
          </table:table-cell>
          <table:table-cell table:style-name="TableCell1">
            <text:p text:style-name="P28"><text:a xlink:type="simple" xlink:href="https://www.tutorialspoint.com/typescript/typescript_number_toexponential.htm">toExponential()</text:a><text:s/></text:p>
            <text:p text:style-name="P28">Forces a number to display in exponential notation, even if the number is in the range in which JavaScript normally uses standard notation.</text:p>
          </table:table-cell>
        </table:table-row>
        <table:table-row>
          <table:table-cell table:style-name="TableCell1">
            <text:p text:style-name="P4">2.</text:p>
          </table:table-cell>
          <table:table-cell table:style-name="TableCell1">
            <text:p text:style-name="P28"><text:a xlink:type="simple" xlink:href="https://www.tutorialspoint.com/typescript/typescript_number_tofixed.htm">toFixed()</text:a><text:s/></text:p>
            <text:p text:style-name="P28">Formats a number with a specific number of digits to the right of the decimal.</text:p>
          </table:table-cell>
        </table:table-row>
        <table:table-row>
          <table:table-cell table:style-name="TableCell1">
            <text:p text:style-name="P4">3.</text:p>
          </table:table-cell>
          <table:table-cell table:style-name="TableCell1">
            <text:p text:style-name="P28"><text:a xlink:type="simple" xlink:href="https://www.tutorialspoint.com/typescript/typescript_number_tolocalestring.htm">toLocaleString()</text:a><text:s/></text:p>
            <text:p text:style-name="P28">Returns a string value version of the current number in a format that may vary according to a browser's local settings.</text:p>
          </table:table-cell>
        </table:table-row>
        <table:table-row>
          <table:table-cell table:style-name="TableCell1">
            <text:p text:style-name="P4">4.</text:p>
          </table:table-cell>
          <table:table-cell table:style-name="TableCell1">
            <text:p text:style-name="P28"><text:a xlink:type="simple" xlink:href="https://www.tutorialspoint.com/typescript/typescript_number_toprecision.htm">toPrecision()</text:a><text:s/></text:p>
            <text:p text:style-name="P28">Defines how many total digits (including digits to the left and right of the decimal) to display of a number. A negative precision will throw an error.</text:p>
          </table:table-cell>
        </table:table-row>
        <table:table-row>
          <table:table-cell table:style-name="TableCell1">
            <text:p text:style-name="P4">5.</text:p>
          </table:table-cell>
          <table:table-cell table:style-name="TableCell1">
            <text:p text:style-name="P28"><text:a xlink:type="simple" xlink:href="https://www.tutorialspoint.com/typescript/typescript_number_tostring.htm">toString()</text:a><text:s/></text:p>
            <text:p text:style-name="P28">Returns the string representation of the number's value. The function is passed the radix, an integer between 2 and 36 specifying the base to use for representing numeric values.</text:p>
          </table:table-cell>
        </table:table-row>
        <table:table-row>
          <table:table-cell table:style-name="TableCell1">
            <text:p text:style-name="P4">6.</text:p>
          </table:table-cell>
          <table:table-cell table:style-name="TableCell1">
            <text:p text:style-name="P28"><text:a xlink:type="simple" xlink:href="https://www.tutorialspoint.com/typescript/typescript_number_valueof.htm">valueOf()</text:a><text:s/></text:p>
            <text:p text:style-name="P28">Returns the number's primitive value.</text:p>
          </table:table-cell>
        </table:table-row>
      </table:table>
      <text:p text:style-name="P17"/>
      <text:p text:style-name="P17"/>
      <text:p text:style-name="P17">In TypeScript, the prototype property allows you to add properties and methods to an object.</text:p>
      <text:p text:style-name="P17"/>
      <text:p text:style-name="P17">The constructor returns a reference to the object function that created the object.</text:p>
      <text:p text:style-name="P17"/>
      <text:p text:style-name="P18">A list of the methods available in String object along with their description is given below −</text:p>
      <table:table table:name="Table8" table:style-name="Table1">
        <table:table-column table:style-name="TableColumn1"/>
        <table:table-column table:style-name="TableColumn1"/>
        <table:table-row>
          <table:table-cell table:style-name="TableCell1">
            <text:p text:style-name="P3"><text:span text:style-name="T1">S.No.</text:span></text:p>
          </table:table-cell>
          <table:table-cell table:style-name="TableCell1">
            <text:p text:style-name="P3"><text:span text:style-name="T1">Method &amp; Description</text:span></text:p>
          </table:table-cell>
        </table:table-row>
        <table:table-row>
          <table:table-cell table:style-name="TableCell1">
            <text:p text:style-name="P4">1.</text:p>
          </table:table-cell>
          <table:table-cell table:style-name="TableCell1">
            <text:p text:style-name="P28"><text:a xlink:type="simple" xlink:href="https://www.tutorialspoint.com/typescript/typescript_string_charat.htm">charAt()</text:a><text:s/></text:p>
            <text:p text:style-name="P28">Returns the character at the specified index.</text:p>
          </table:table-cell>
        </table:table-row>
        <table:table-row>
          <table:table-cell table:style-name="TableCell1">
            <text:p text:style-name="P4">2.</text:p>
          </table:table-cell>
          <table:table-cell table:style-name="TableCell1">
            <text:p text:style-name="P28"><text:a xlink:type="simple" xlink:href="https://www.tutorialspoint.com/typescript/typescript_string_charcodeat.htm">charCodeAt()</text:a><text:s/></text:p>
            <text:p text:style-name="P28">Returns a number indicating the Unicode value of the character at the given index.</text:p>
          </table:table-cell>
        </table:table-row>
        <table:table-row>
          <table:table-cell table:style-name="TableCell1">
            <text:p text:style-name="P4">3.</text:p>
          </table:table-cell>
          <table:table-cell table:style-name="TableCell1">
            <text:p text:style-name="P28"><text:a xlink:type="simple" xlink:href="https://www.tutorialspoint.com/typescript/typescript_string_concat.htm">concat()</text:a><text:s/></text:p>
            <text:p text:style-name="P28">Combines the text of two strings and returns a new string.</text:p>
          </table:table-cell>
        </table:table-row>
        <table:table-row>
          <table:table-cell table:style-name="TableCell1">
            <text:p text:style-name="P4">4.</text:p>
          </table:table-cell>
          <table:table-cell table:style-name="TableCell1">
            <text:p text:style-name="P28"><text:a xlink:type="simple" xlink:href="https://www.tutorialspoint.com/typescript/typescript_string_indexof.htm">indexOf()</text:a><text:s/></text:p>
            <text:p text:style-name="P28">Returns the index within the calling String object of the first occurrence of the specified value, or -1 if not found.</text:p>
          </table:table-cell>
        </table:table-row>
        <table:table-row>
          <table:table-cell table:style-name="TableCell1">
            <text:p text:style-name="P4">5.</text:p>
          </table:table-cell>
          <table:table-cell table:style-name="TableCell1">
            <text:p text:style-name="P28"><text:a xlink:type="simple" xlink:href="https://www.tutorialspoint.com/typescript/typescript_string_lastindexof.htm">lastIndexOf()</text:a><text:s/></text:p>
            <text:p text:style-name="P28">Returns the index within the calling String object of the last occurrence of the specified value, or -1 if not found.</text:p>
          </table:table-cell>
        </table:table-row>
        <table:table-row>
          <table:table-cell table:style-name="TableCell1">
            <text:p text:style-name="P4">6.</text:p>
          </table:table-cell>
          <table:table-cell table:style-name="TableCell1">
            <text:p text:style-name="P28"><text:a xlink:type="simple" xlink:href="https://www.tutorialspoint.com/typescript/typescript_string_localecompare.htm">localeCompare()</text:a><text:s/></text:p>
            <text:p text:style-name="P28">Returns a number indicating whether a reference string comes before or after or is the same as the given string in sort order.</text:p>
          </table:table-cell>
        </table:table-row>
        <table:table-row>
          <table:table-cell table:style-name="TableCell1">
            <text:p text:style-name="P4">7.</text:p>
          </table:table-cell>
          <table:table-cell table:style-name="TableCell1">
            <text:p text:style-name="P28"><text:span text:style-name="T1">match()</text:span></text:p>
            <text:p text:style-name="P28">Used to match a regular expression against a string.</text:p>
          </table:table-cell>
        </table:table-row>
        <table:table-row>
          <table:table-cell table:style-name="TableCell1">
            <text:p text:style-name="P4">8.</text:p>
          </table:table-cell>
          <table:table-cell table:style-name="TableCell1">
            <text:p text:style-name="P28"><text:a xlink:type="simple" xlink:href="https://www.tutorialspoint.com/typescript/typescript_string_replace.htm">replace()</text:a><text:s/></text:p>
            <text:p text:style-name="P28">Used to find a match between a regular expression and a string, and to replace the matched substring with a new substring.</text:p>
          </table:table-cell>
        </table:table-row>
        <table:table-row>
          <table:table-cell table:style-name="TableCell1">
            <text:p text:style-name="P4">9.</text:p>
          </table:table-cell>
          <table:table-cell table:style-name="TableCell1">
            <text:p text:style-name="P28"><text:a xlink:type="simple" xlink:href="https://www.tutorialspoint.com/typescript/typescript_string_search.htm">search()</text:a><text:s/></text:p>
            <text:p text:style-name="P28">Executes the search for a match between a regular expression and a specified string.</text:p>
          </table:table-cell>
        </table:table-row>
        <table:table-row>
          <table:table-cell table:style-name="TableCell1">
            <text:p text:style-name="P4">10.</text:p>
          </table:table-cell>
          <table:table-cell table:style-name="TableCell1">
            <text:p text:style-name="P28"><text:a xlink:type="simple" xlink:href="https://www.tutorialspoint.com/typescript/typescript_string_slice.htm">slice()</text:a><text:s/></text:p>
            <text:p text:style-name="P28">Extracts a section of a string and returns a new string.</text:p>
          </table:table-cell>
        </table:table-row>
        <table:table-row>
          <table:table-cell table:style-name="TableCell1">
            <text:p text:style-name="P4">11.</text:p>
          </table:table-cell>
          <table:table-cell table:style-name="TableCell1">
            <text:p text:style-name="P28"><text:a xlink:type="simple" xlink:href="https://www.tutorialspoint.com/typescript/typescript_string_split.htm">split()</text:a><text:s/></text:p>
            <text:p text:style-name="P28">Splits a String object into an array of strings by separating the string into substrings.</text:p>
          </table:table-cell>
        </table:table-row>
        <table:table-row>
          <table:table-cell table:style-name="TableCell1">
            <text:p text:style-name="P4">12.</text:p>
          </table:table-cell>
          <table:table-cell table:style-name="TableCell1">
            <text:p text:style-name="P28"><text:a xlink:type="simple" xlink:href="https://www.tutorialspoint.com/typescript/typescript_string_substr.htm">substr()</text:a></text:p>
            <text:p text:style-name="P28">Returns the characters in a string beginning at the specified location through the specified number of characters.</text:p>
          </table:table-cell>
        </table:table-row>
        <table:table-row>
          <table:table-cell table:style-name="TableCell1">
            <text:p text:style-name="P4">13.</text:p>
          </table:table-cell>
          <table:table-cell table:style-name="TableCell1">
            <text:p text:style-name="P28"><text:a xlink:type="simple" xlink:href="https://www.tutorialspoint.com/typescript/typescript_string_substring.htm">substring()</text:a><text:s/></text:p>
            <text:p text:style-name="P28">Returns the characters in a string between two indexes into the string.</text:p>
          </table:table-cell>
        </table:table-row>
        <table:table-row>
          <table:table-cell table:style-name="TableCell1">
            <text:p text:style-name="P4">14.</text:p>
          </table:table-cell>
          <table:table-cell table:style-name="TableCell1">
            <text:p text:style-name="P28"><text:a xlink:type="simple" xlink:href="https://www.tutorialspoint.com/typescript/typescript_string_tolocalelowercase.htm">toLocaleLowerCase()</text:a><text:s/></text:p>
            <text:p text:style-name="P28">The characters within a string are converted to lower case while respecting the current locale.</text:p>
          </table:table-cell>
        </table:table-row>
        <table:table-row>
          <table:table-cell table:style-name="TableCell1">
            <text:p text:style-name="P4">15.</text:p>
          </table:table-cell>
          <table:table-cell table:style-name="TableCell1">
            <text:p text:style-name="P28"><text:a xlink:type="simple" xlink:href="https://www.tutorialspoint.com/typescript/typescript_string_tolocaleuppercase.htm">toLocaleUpperCase()</text:a><text:s/></text:p>
            <text:p text:style-name="P28">The characters within a string are converted to upper case while respecting the current locale.</text:p>
          </table:table-cell>
        </table:table-row>
        <table:table-row>
          <table:table-cell table:style-name="TableCell1">
            <text:p text:style-name="P4">16.</text:p>
          </table:table-cell>
          <table:table-cell table:style-name="TableCell1">
            <text:p text:style-name="P28"><text:a xlink:type="simple" xlink:href="https://www.tutorialspoint.com/typescript/typescript_string_tolowercase.htm">toLowerCase()</text:a><text:s/></text:p>
            <text:p text:style-name="P28">Returns the calling string value converted to lower case.</text:p>
          </table:table-cell>
        </table:table-row>
        <table:table-row>
          <table:table-cell table:style-name="TableCell1">
            <text:p text:style-name="P4">17.</text:p>
          </table:table-cell>
          <table:table-cell table:style-name="TableCell1">
            <text:p text:style-name="P28"><text:a xlink:type="simple" xlink:href="https://www.tutorialspoint.com/typescript/typescript_string_tostring.htm">toString()</text:a><text:s/></text:p>
            <text:p text:style-name="P28">Returns a string representing the specified object.</text:p>
          </table:table-cell>
        </table:table-row>
        <table:table-row>
          <table:table-cell table:style-name="TableCell1">
            <text:p text:style-name="P4">18.</text:p>
          </table:table-cell>
          <table:table-cell table:style-name="TableCell1">
            <text:p text:style-name="P28"><text:a xlink:type="simple" xlink:href="https://www.tutorialspoint.com/typescript/typescript_string_touppercase.htm">toUpperCase()</text:a><text:s/></text:p>
            <text:p text:style-name="P28">Returns the calling string value converted to uppercase.</text:p>
          </table:table-cell>
        </table:table-row>
        <table:table-row>
          <table:table-cell table:style-name="TableCell1">
            <text:p text:style-name="P4">19.</text:p>
          </table:table-cell>
          <table:table-cell table:style-name="TableCell1">
            <text:p text:style-name="P28"><text:a xlink:type="simple" xlink:href="https://www.tutorialspoint.com/typescript/typescript_string_valueof.htm">valueOf()</text:a><text:s/></text:p>
            <text:p text:style-name="P28">Returns the primitive value of the specified object.</text:p>
          </table:table-cell>
        </table:table-row>
      </table:table>
      <text:p text:style-name="P17"/>
      <text:p text:style-name="P17"/>
      <text:p text:style-name="P17"><text:a xlink:type="simple" xlink:href="https://www.tutorialspoint.com/typescript/typescript_strings.htm">https://www.tutorialspoint.com/typescript/typescript_strings.htm</text:a><text:s text:c="5"/>//String class and its operations</text:p>
      <text:p text:style-name="P17"/>
      <text:p text:style-name="P17"><text:a xlink:type="simple" xlink:href="https://www.tutorialspoint.com/typescript/typescript_numbers.htm">https://www.tutorialspoint.com/typescript/typescript_numbers.htm</text:a><text:s text:c="2"/>//Number class and its operations</text:p>
      <text:p text:style-name="P17"/>
      <text:p text:style-name="P17">(Check out the above documents for specific operations and methods)</text:p>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83</meta:generator>
  </office:meta>
</office:document-meta>
</file>